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1ab28f" officeooo:paragraph-rsid="001ab28f" style:font-weight-asian="bold" style:font-weight-complex="bold"/>
    </style:style>
    <style:style style:name="P2" style:family="paragraph" style:parent-style-name="Standard">
      <style:text-properties fo:font-weight="bold" officeooo:rsid="001c0e27" officeooo:paragraph-rsid="001c0e27" style:font-weight-asian="bold" style:font-weight-complex="bold"/>
    </style:style>
    <style:style style:name="P3" style:family="paragraph" style:parent-style-name="Standard">
      <style:text-properties fo:font-weight="bold" officeooo:rsid="001c2bcf" officeooo:paragraph-rsid="001c2bcf" style:font-weight-asian="bold" style:font-weight-complex="bold"/>
    </style:style>
    <style:style style:name="P4" style:family="paragraph" style:parent-style-name="Standard">
      <style:text-properties fo:font-weight="bold" officeooo:rsid="001d2869" officeooo:paragraph-rsid="001d2869" style:font-weight-asian="bold" style:font-weight-complex="bold"/>
    </style:style>
    <style:style style:name="P5" style:family="paragraph" style:parent-style-name="Standard">
      <style:text-properties fo:font-weight="bold" officeooo:rsid="001e3b04" officeooo:paragraph-rsid="001e3b04" style:font-weight-asian="bold" style:font-weight-complex="bold"/>
    </style:style>
    <style:style style:name="P6" style:family="paragraph" style:parent-style-name="Standard">
      <style:text-properties fo:font-weight="bold" officeooo:rsid="0020e9ba" officeooo:paragraph-rsid="0020e9ba" style:font-weight-asian="bold" style:font-weight-complex="bold"/>
    </style:style>
    <style:style style:name="P7" style:family="paragraph" style:parent-style-name="Standard">
      <style:text-properties fo:font-weight="bold" officeooo:rsid="0021d7c1" officeooo:paragraph-rsid="0021d7c1" style:font-weight-asian="bold" style:font-weight-complex="bold"/>
    </style:style>
    <style:style style:name="P8" style:family="paragraph" style:parent-style-name="Standard">
      <style:text-properties fo:font-weight="bold" officeooo:rsid="0025022b" officeooo:paragraph-rsid="0025022b" style:font-weight-asian="bold" style:font-weight-complex="bold"/>
    </style:style>
    <style:style style:name="P9" style:family="paragraph" style:parent-style-name="Standard">
      <style:text-properties fo:font-weight="bold" officeooo:rsid="0024dc13" officeooo:paragraph-rsid="0024dc13" style:font-weight-asian="bold" style:font-weight-complex="bold"/>
    </style:style>
    <style:style style:name="P10" style:family="paragraph" style:parent-style-name="Standard">
      <style:text-properties fo:font-weight="bold" officeooo:rsid="00260436" officeooo:paragraph-rsid="00260436" style:font-weight-asian="bold" style:font-weight-complex="bold"/>
    </style:style>
    <style:style style:name="P11" style:family="paragraph" style:parent-style-name="Standard">
      <style:text-properties fo:font-weight="bold" officeooo:rsid="0027e39f" officeooo:paragraph-rsid="0027e39f" style:font-weight-asian="bold" style:font-weight-complex="bold"/>
    </style:style>
    <style:style style:name="P12" style:family="paragraph" style:parent-style-name="Standard">
      <style:text-properties fo:font-weight="bold" officeooo:rsid="00293cd1" officeooo:paragraph-rsid="00293cd1" style:font-weight-asian="bold" style:font-weight-complex="bold"/>
    </style:style>
    <style:style style:name="P13" style:family="paragraph" style:parent-style-name="Standard">
      <style:text-properties fo:font-weight="bold" officeooo:rsid="00295715" officeooo:paragraph-rsid="00295715" style:font-weight-asian="bold" style:font-weight-complex="bold"/>
    </style:style>
    <style:style style:name="P14" style:family="paragraph" style:parent-style-name="Standard">
      <style:text-properties fo:font-weight="bold" officeooo:rsid="00297ddf" officeooo:paragraph-rsid="00297ddf" style:font-weight-asian="bold" style:font-weight-complex="bold"/>
    </style:style>
    <style:style style:name="P15" style:family="paragraph" style:parent-style-name="Standard">
      <style:text-properties fo:font-weight="bold" officeooo:rsid="002acb57" officeooo:paragraph-rsid="002acb57" style:font-weight-asian="bold" style:font-weight-complex="bold"/>
    </style:style>
    <style:style style:name="P16" style:family="paragraph" style:parent-style-name="Standard">
      <style:text-properties fo:font-weight="bold" officeooo:rsid="002bced8" officeooo:paragraph-rsid="002bced8" style:font-weight-asian="bold" style:font-weight-complex="bold"/>
    </style:style>
    <style:style style:name="P17" style:family="paragraph" style:parent-style-name="Standard">
      <style:text-properties fo:font-weight="bold" officeooo:rsid="002d472b" officeooo:paragraph-rsid="002d472b" style:font-weight-asian="bold" style:font-weight-complex="bold"/>
    </style:style>
    <style:style style:name="P18" style:family="paragraph" style:parent-style-name="Standard">
      <style:text-properties fo:font-weight="bold" officeooo:rsid="002ec76c" officeooo:paragraph-rsid="002ec76c" style:font-weight-asian="bold" style:font-weight-complex="bold"/>
    </style:style>
    <style:style style:name="P19" style:family="paragraph" style:parent-style-name="Standard">
      <style:text-properties fo:font-weight="bold" officeooo:rsid="002faf15" officeooo:paragraph-rsid="002faf15" style:font-weight-asian="bold" style:font-weight-complex="bold"/>
    </style:style>
    <style:style style:name="P20" style:family="paragraph" style:parent-style-name="Standard">
      <style:text-properties fo:font-weight="bold" officeooo:rsid="0031abfc" officeooo:paragraph-rsid="0031abfc" style:font-weight-asian="bold" style:font-weight-complex="bold"/>
    </style:style>
    <style:style style:name="P21" style:family="paragraph" style:parent-style-name="Standard">
      <style:text-properties fo:font-weight="bold" officeooo:rsid="00338311" officeooo:paragraph-rsid="00338311" style:font-weight-asian="bold" style:font-weight-complex="bold"/>
    </style:style>
    <style:style style:name="P22" style:family="paragraph" style:parent-style-name="Standard">
      <style:text-properties fo:font-weight="bold" officeooo:rsid="00361cde" officeooo:paragraph-rsid="00361cde" style:font-weight-asian="bold" style:font-weight-complex="bold"/>
    </style:style>
    <style:style style:name="P23" style:family="paragraph" style:parent-style-name="Standard">
      <style:text-properties fo:font-weight="bold" officeooo:rsid="003713ed" officeooo:paragraph-rsid="003713ed" style:font-weight-asian="bold" style:font-weight-complex="bold"/>
    </style:style>
    <style:style style:name="P24" style:family="paragraph" style:parent-style-name="Standard">
      <style:text-properties fo:font-weight="bold" officeooo:rsid="00387ccb" officeooo:paragraph-rsid="00387ccb" style:font-weight-asian="bold" style:font-weight-complex="bold"/>
    </style:style>
    <style:style style:name="P25" style:family="paragraph" style:parent-style-name="Standard">
      <style:text-properties fo:font-weight="bold" officeooo:rsid="0038a42d" officeooo:paragraph-rsid="0038a42d" style:font-weight-asian="bold" style:font-weight-complex="bold"/>
    </style:style>
    <style:style style:name="P26" style:family="paragraph" style:parent-style-name="Standard">
      <style:text-properties fo:font-weight="bold" officeooo:rsid="003983af" officeooo:paragraph-rsid="003983af" style:font-weight-asian="bold" style:font-weight-complex="bold"/>
    </style:style>
    <style:style style:name="P27" style:family="paragraph" style:parent-style-name="Standard">
      <style:text-properties fo:font-weight="bold" officeooo:rsid="003b1f36" officeooo:paragraph-rsid="003b1f36" style:font-weight-asian="bold" style:font-weight-complex="bold"/>
    </style:style>
    <style:style style:name="P28" style:family="paragraph" style:parent-style-name="Standard">
      <style:text-properties fo:font-weight="bold" officeooo:rsid="003c525a" officeooo:paragraph-rsid="003c525a" style:font-weight-asian="bold" style:font-weight-complex="bold"/>
    </style:style>
    <style:style style:name="P29" style:family="paragraph" style:parent-style-name="Standard">
      <style:text-properties fo:font-weight="bold" officeooo:rsid="003d9f52" officeooo:paragraph-rsid="003d9f52" style:font-weight-asian="bold" style:font-weight-complex="bold"/>
    </style:style>
    <style:style style:name="P30" style:family="paragraph" style:parent-style-name="Standard">
      <style:text-properties fo:font-weight="bold" officeooo:rsid="003e1585" officeooo:paragraph-rsid="003e1585" style:font-weight-asian="bold" style:font-weight-complex="bold"/>
    </style:style>
    <style:style style:name="P31" style:family="paragraph" style:parent-style-name="Standard">
      <style:text-properties fo:font-weight="bold" officeooo:rsid="003e5a28" officeooo:paragraph-rsid="003e5a28" style:font-weight-asian="bold" style:font-weight-complex="bold"/>
    </style:style>
    <style:style style:name="P32" style:family="paragraph" style:parent-style-name="Standard">
      <style:text-properties fo:font-weight="bold" officeooo:rsid="0040022e" officeooo:paragraph-rsid="0040022e" style:font-weight-asian="bold" style:font-weight-complex="bold"/>
    </style:style>
    <style:style style:name="P33" style:family="paragraph" style:parent-style-name="Standard">
      <style:text-properties fo:font-weight="bold" officeooo:rsid="0041b5d0" officeooo:paragraph-rsid="0041b5d0" style:font-weight-asian="bold" style:font-weight-complex="bold"/>
    </style:style>
    <style:style style:name="P34" style:family="paragraph" style:parent-style-name="Standard">
      <style:text-properties fo:font-weight="bold" officeooo:rsid="00424141" officeooo:paragraph-rsid="00424141" style:font-weight-asian="bold" style:font-weight-complex="bold"/>
    </style:style>
    <style:style style:name="P35" style:family="paragraph" style:parent-style-name="Standard">
      <style:text-properties fo:font-weight="bold" officeooo:rsid="004245fc" officeooo:paragraph-rsid="004245fc" style:font-weight-asian="bold" style:font-weight-complex="bold"/>
    </style:style>
    <style:style style:name="P36" style:family="paragraph" style:parent-style-name="Standard">
      <style:text-properties fo:font-weight="bold" officeooo:rsid="0043c1bf" officeooo:paragraph-rsid="0043c1bf" style:font-weight-asian="bold" style:font-weight-complex="bold"/>
    </style:style>
    <style:style style:name="P37" style:family="paragraph" style:parent-style-name="Standard">
      <style:text-properties fo:font-weight="bold" officeooo:rsid="00466f0e" officeooo:paragraph-rsid="00466f0e" style:font-weight-asian="bold" style:font-weight-complex="bold"/>
    </style:style>
    <style:style style:name="P38" style:family="paragraph" style:parent-style-name="Standard">
      <style:text-properties fo:font-weight="bold" officeooo:rsid="0048265d" officeooo:paragraph-rsid="0048265d" style:font-weight-asian="bold" style:font-weight-complex="bold"/>
    </style:style>
    <style:style style:name="P39" style:family="paragraph" style:parent-style-name="Standard">
      <style:text-properties fo:font-weight="bold" officeooo:rsid="0048d6de" officeooo:paragraph-rsid="0048d6de" style:font-weight-asian="bold" style:font-weight-complex="bold"/>
    </style:style>
    <style:style style:name="P40" style:family="paragraph" style:parent-style-name="Standard">
      <style:text-properties fo:font-weight="bold" officeooo:rsid="0049c76a" officeooo:paragraph-rsid="0049c76a" style:font-weight-asian="bold" style:font-weight-complex="bold"/>
    </style:style>
    <style:style style:name="P41" style:family="paragraph" style:parent-style-name="Standard">
      <style:text-properties fo:font-weight="bold" officeooo:rsid="004a24cd" officeooo:paragraph-rsid="004a24cd" style:font-weight-asian="bold" style:font-weight-complex="bold"/>
    </style:style>
    <style:style style:name="P42" style:family="paragraph" style:parent-style-name="Standard">
      <style:text-properties fo:font-weight="bold" officeooo:rsid="004ac0e7" officeooo:paragraph-rsid="004ac0e7" style:font-weight-asian="bold" style:font-weight-complex="bold"/>
    </style:style>
    <style:style style:name="P43" style:family="paragraph" style:parent-style-name="Standard">
      <style:text-properties fo:font-weight="bold" officeooo:rsid="004c3d3a" officeooo:paragraph-rsid="004c3d3a" style:font-weight-asian="bold" style:font-weight-complex="bold"/>
    </style:style>
    <style:style style:name="P44" style:family="paragraph" style:parent-style-name="Standard">
      <style:text-properties fo:font-weight="bold" officeooo:rsid="004c8b76" officeooo:paragraph-rsid="004c8b76" style:font-weight-asian="bold" style:font-weight-complex="bold"/>
    </style:style>
    <style:style style:name="P45" style:family="paragraph" style:parent-style-name="Standard">
      <style:text-properties fo:font-weight="bold" officeooo:rsid="00500c47" officeooo:paragraph-rsid="00500c47" style:font-weight-asian="bold" style:font-weight-complex="bold"/>
    </style:style>
    <style:style style:name="P46" style:family="paragraph" style:parent-style-name="Standard">
      <style:text-properties fo:font-weight="bold" officeooo:rsid="0050cf99" officeooo:paragraph-rsid="0050cf99" style:font-weight-asian="bold" style:font-weight-complex="bold"/>
    </style:style>
    <style:style style:name="P47" style:family="paragraph" style:parent-style-name="Standard">
      <style:text-properties fo:font-weight="bold" officeooo:rsid="0053b2f3" officeooo:paragraph-rsid="0053b2f3" style:font-weight-asian="bold" style:font-weight-complex="bold"/>
    </style:style>
    <style:style style:name="P48" style:family="paragraph" style:parent-style-name="Standard">
      <style:text-properties fo:font-weight="bold" officeooo:rsid="005530a0" officeooo:paragraph-rsid="005530a0" style:font-weight-asian="bold" style:font-weight-complex="bold"/>
    </style:style>
    <style:style style:name="P49" style:family="paragraph" style:parent-style-name="Standard">
      <style:text-properties fo:font-weight="bold" officeooo:rsid="00554f11" officeooo:paragraph-rsid="00554f11" style:font-weight-asian="bold" style:font-weight-complex="bold"/>
    </style:style>
    <style:style style:name="P50" style:family="paragraph" style:parent-style-name="Standard">
      <style:text-properties fo:font-weight="bold" officeooo:rsid="005dc391" officeooo:paragraph-rsid="005dc391" style:font-weight-asian="bold" style:font-weight-complex="bold"/>
    </style:style>
    <style:style style:name="P51" style:family="paragraph" style:parent-style-name="Standard">
      <style:text-properties fo:font-weight="bold" officeooo:rsid="0060a624" officeooo:paragraph-rsid="0060a624" style:font-weight-asian="bold" style:font-weight-complex="bold"/>
    </style:style>
    <style:style style:name="P52" style:family="paragraph" style:parent-style-name="Standard">
      <style:text-properties fo:font-weight="bold" officeooo:rsid="0061b2e0" officeooo:paragraph-rsid="0061b2e0" style:font-weight-asian="bold" style:font-weight-complex="bold"/>
    </style:style>
    <style:style style:name="P53" style:family="paragraph" style:parent-style-name="Standard">
      <style:text-properties fo:font-weight="bold" officeooo:rsid="00622ed0" officeooo:paragraph-rsid="00622ed0" style:font-weight-asian="bold" style:font-weight-complex="bold"/>
    </style:style>
    <style:style style:name="P54" style:family="paragraph" style:parent-style-name="Standard">
      <style:text-properties fo:font-weight="bold" officeooo:rsid="006303c0" officeooo:paragraph-rsid="006303c0" style:font-weight-asian="bold" style:font-weight-complex="bold"/>
    </style:style>
    <style:style style:name="P55" style:family="paragraph" style:parent-style-name="Standard">
      <style:text-properties fo:font-weight="bold" officeooo:rsid="0066b250" officeooo:paragraph-rsid="0066b250" style:font-weight-asian="bold" style:font-weight-complex="bold"/>
    </style:style>
    <style:style style:name="P56" style:family="paragraph" style:parent-style-name="Standard">
      <style:text-properties fo:font-weight="bold" officeooo:rsid="0067141d" officeooo:paragraph-rsid="0067141d" style:font-weight-asian="bold" style:font-weight-complex="bold"/>
    </style:style>
    <style:style style:name="P57" style:family="paragraph" style:parent-style-name="Standard">
      <style:text-properties fo:font-weight="bold" officeooo:rsid="00687afb" officeooo:paragraph-rsid="00687afb" style:font-weight-asian="bold" style:font-weight-complex="bold"/>
    </style:style>
    <style:style style:name="P58" style:family="paragraph" style:parent-style-name="Standard">
      <style:text-properties fo:font-weight="bold" officeooo:rsid="006d4657" officeooo:paragraph-rsid="006d4657" style:font-weight-asian="bold" style:font-weight-complex="bold"/>
    </style:style>
    <style:style style:name="P59" style:family="paragraph" style:parent-style-name="Standard">
      <style:text-properties fo:font-weight="bold" officeooo:rsid="006f2aa0" officeooo:paragraph-rsid="006f2aa0" style:font-weight-asian="bold" style:font-weight-complex="bold"/>
    </style:style>
    <style:style style:name="P60" style:family="paragraph" style:parent-style-name="Standard">
      <style:text-properties fo:font-weight="bold" officeooo:rsid="007070b4" officeooo:paragraph-rsid="007070b4" style:font-weight-asian="bold" style:font-weight-complex="bold"/>
    </style:style>
    <style:style style:name="P61" style:family="paragraph" style:parent-style-name="Standard">
      <style:text-properties fo:font-weight="bold" officeooo:rsid="00721a17" officeooo:paragraph-rsid="00721a17" style:font-weight-asian="bold" style:font-weight-complex="bold"/>
    </style:style>
    <style:style style:name="P62" style:family="paragraph" style:parent-style-name="Standard">
      <style:text-properties fo:font-weight="bold" officeooo:rsid="00726437" officeooo:paragraph-rsid="00726437" style:font-weight-asian="bold" style:font-weight-complex="bold"/>
    </style:style>
    <style:style style:name="P63" style:family="paragraph" style:parent-style-name="Standard">
      <style:text-properties fo:font-weight="bold" officeooo:rsid="0074126e" officeooo:paragraph-rsid="0074126e" style:font-weight-asian="bold" style:font-weight-complex="bold"/>
    </style:style>
    <style:style style:name="P64" style:family="paragraph" style:parent-style-name="Standard">
      <style:text-properties fo:font-weight="bold" officeooo:rsid="0077292a" officeooo:paragraph-rsid="0077292a" style:font-weight-asian="bold" style:font-weight-complex="bold"/>
    </style:style>
    <style:style style:name="P65" style:family="paragraph" style:parent-style-name="Standard">
      <style:text-properties fo:font-weight="bold" officeooo:rsid="00784a63" officeooo:paragraph-rsid="00784a63" style:font-weight-asian="bold" style:font-weight-complex="bold"/>
    </style:style>
    <style:style style:name="P66" style:family="paragraph" style:parent-style-name="Standard">
      <style:text-properties fo:font-weight="bold" officeooo:rsid="0079e4bd" officeooo:paragraph-rsid="0079e4bd" style:font-weight-asian="bold" style:font-weight-complex="bold"/>
    </style:style>
    <style:style style:name="P67" style:family="paragraph" style:parent-style-name="Standard">
      <style:text-properties fo:font-weight="bold" officeooo:rsid="007a2ace" officeooo:paragraph-rsid="007a2ace" style:font-weight-asian="bold" style:font-weight-complex="bold"/>
    </style:style>
    <style:style style:name="P68" style:family="paragraph" style:parent-style-name="Standard">
      <style:text-properties fo:font-weight="bold" officeooo:rsid="007b4ea2" officeooo:paragraph-rsid="007b4ea2" style:font-weight-asian="bold" style:font-weight-complex="bold"/>
    </style:style>
    <style:style style:name="P69" style:family="paragraph" style:parent-style-name="Standard">
      <style:text-properties fo:font-weight="bold" officeooo:rsid="007ca3d0" officeooo:paragraph-rsid="007ca3d0" style:font-weight-asian="bold" style:font-weight-complex="bold"/>
    </style:style>
    <style:style style:name="P70" style:family="paragraph" style:parent-style-name="Standard">
      <style:text-properties fo:font-weight="bold" officeooo:rsid="007ea397" officeooo:paragraph-rsid="007ea397" style:font-weight-asian="bold" style:font-weight-complex="bold"/>
    </style:style>
    <style:style style:name="P71" style:family="paragraph" style:parent-style-name="Standard">
      <style:text-properties fo:font-weight="bold" officeooo:rsid="007eab96" officeooo:paragraph-rsid="007eab96" style:font-weight-asian="bold" style:font-weight-complex="bold"/>
    </style:style>
    <style:style style:name="P72" style:family="paragraph" style:parent-style-name="Standard">
      <style:text-properties fo:font-weight="bold" officeooo:rsid="00814260" officeooo:paragraph-rsid="00814260" style:font-weight-asian="bold" style:font-weight-complex="bold"/>
    </style:style>
    <style:style style:name="P73" style:family="paragraph" style:parent-style-name="Standard">
      <style:text-properties fo:font-weight="bold" officeooo:rsid="0081f38e" officeooo:paragraph-rsid="0081f38e" style:font-weight-asian="bold" style:font-weight-complex="bold"/>
    </style:style>
    <style:style style:name="P74" style:family="paragraph" style:parent-style-name="Standard">
      <style:text-properties fo:font-weight="bold" officeooo:rsid="0083527a" officeooo:paragraph-rsid="0083527a" style:font-weight-asian="bold" style:font-weight-complex="bold"/>
    </style:style>
    <style:style style:name="P75" style:family="paragraph" style:parent-style-name="Standard">
      <style:text-properties fo:font-weight="bold" officeooo:rsid="008425d6" officeooo:paragraph-rsid="008425d6" style:font-weight-asian="bold" style:font-weight-complex="bold"/>
    </style:style>
    <style:style style:name="P76" style:family="paragraph" style:parent-style-name="Standard">
      <style:text-properties fo:font-weight="bold" officeooo:rsid="0084cdb8" officeooo:paragraph-rsid="0084cdb8" style:font-weight-asian="bold" style:font-weight-complex="bold"/>
    </style:style>
    <style:style style:name="P77" style:family="paragraph" style:parent-style-name="Standard">
      <style:text-properties fo:font-weight="bold" officeooo:rsid="0085ca9d" officeooo:paragraph-rsid="0085ca9d" style:font-weight-asian="bold" style:font-weight-complex="bold"/>
    </style:style>
    <style:style style:name="P78" style:family="paragraph" style:parent-style-name="Standard">
      <style:text-properties fo:font-weight="bold" officeooo:rsid="008991ba" officeooo:paragraph-rsid="008991ba" style:font-weight-asian="bold" style:font-weight-complex="bold"/>
    </style:style>
    <style:style style:name="P79" style:family="paragraph" style:parent-style-name="Standard">
      <style:text-properties fo:font-weight="bold" officeooo:rsid="008ad95d" officeooo:paragraph-rsid="008ad95d" style:font-weight-asian="bold" style:font-weight-complex="bold"/>
    </style:style>
    <style:style style:name="P80" style:family="paragraph" style:parent-style-name="Standard">
      <style:text-properties fo:font-weight="bold" officeooo:rsid="008b4493" officeooo:paragraph-rsid="008b4493" style:font-weight-asian="bold" style:font-weight-complex="bold"/>
    </style:style>
    <style:style style:name="P81" style:family="paragraph" style:parent-style-name="Standard">
      <style:text-properties fo:font-weight="bold" officeooo:rsid="008ba6f3" officeooo:paragraph-rsid="008ba6f3" style:font-weight-asian="bold" style:font-weight-complex="bold"/>
    </style:style>
    <style:style style:name="P82" style:family="paragraph" style:parent-style-name="Standard">
      <style:text-properties fo:font-weight="normal" officeooo:rsid="001c0e27" officeooo:paragraph-rsid="001c0e27" style:font-weight-asian="normal" style:font-weight-complex="normal"/>
    </style:style>
    <style:style style:name="P83" style:family="paragraph" style:parent-style-name="Standard">
      <style:text-properties fo:font-weight="normal" officeooo:rsid="001d2869" officeooo:paragraph-rsid="001d2869" style:font-weight-asian="normal" style:font-weight-complex="normal"/>
    </style:style>
    <style:style style:name="P84" style:family="paragraph" style:parent-style-name="Standard">
      <style:text-properties fo:font-weight="normal" officeooo:rsid="001e3b04" officeooo:paragraph-rsid="001e3b04" style:font-weight-asian="normal" style:font-weight-complex="normal"/>
    </style:style>
    <style:style style:name="P85" style:family="paragraph" style:parent-style-name="Standard">
      <style:text-properties fo:font-weight="normal" officeooo:rsid="0021d7c1" officeooo:paragraph-rsid="0021d7c1" style:font-weight-asian="normal" style:font-weight-complex="normal"/>
    </style:style>
    <style:style style:name="P86" style:family="paragraph" style:parent-style-name="Standard">
      <style:text-properties fo:font-weight="normal" officeooo:rsid="0024dc13" officeooo:paragraph-rsid="0024dc13" style:font-weight-asian="normal" style:font-weight-complex="normal"/>
    </style:style>
    <style:style style:name="P87" style:family="paragraph" style:parent-style-name="Standard">
      <style:text-properties fo:font-weight="normal" officeooo:rsid="0025022b" officeooo:paragraph-rsid="0025022b" style:font-weight-asian="normal" style:font-weight-complex="normal"/>
    </style:style>
    <style:style style:name="P88" style:family="paragraph" style:parent-style-name="Standard">
      <style:text-properties fo:font-weight="normal" officeooo:rsid="00260436" officeooo:paragraph-rsid="00260436" style:font-weight-asian="normal" style:font-weight-complex="normal"/>
    </style:style>
    <style:style style:name="P89" style:family="paragraph" style:parent-style-name="Standard">
      <style:text-properties fo:font-weight="normal" officeooo:rsid="0027e39f" officeooo:paragraph-rsid="0027e39f" style:font-weight-asian="normal" style:font-weight-complex="normal"/>
    </style:style>
    <style:style style:name="P90" style:family="paragraph" style:parent-style-name="Standard">
      <style:text-properties fo:font-weight="normal" officeooo:rsid="00293cd1" officeooo:paragraph-rsid="00293cd1" style:font-weight-asian="normal" style:font-weight-complex="normal"/>
    </style:style>
    <style:style style:name="P91" style:family="paragraph" style:parent-style-name="Standard">
      <style:text-properties fo:font-weight="normal" officeooo:rsid="002acb57" officeooo:paragraph-rsid="002acb57" style:font-weight-asian="normal" style:font-weight-complex="normal"/>
    </style:style>
    <style:style style:name="P92" style:family="paragraph" style:parent-style-name="Standard">
      <style:text-properties fo:font-weight="normal" officeooo:rsid="002bced8" officeooo:paragraph-rsid="002bced8" style:font-weight-asian="normal" style:font-weight-complex="normal"/>
    </style:style>
    <style:style style:name="P93" style:family="paragraph" style:parent-style-name="Standard">
      <style:text-properties fo:font-weight="normal" officeooo:rsid="002d472b" officeooo:paragraph-rsid="002d472b" style:font-weight-asian="normal" style:font-weight-complex="normal"/>
    </style:style>
    <style:style style:name="P94" style:family="paragraph" style:parent-style-name="Standard">
      <style:text-properties fo:font-weight="normal" officeooo:rsid="002e9458" officeooo:paragraph-rsid="002e9458" style:font-weight-asian="normal" style:font-weight-complex="normal"/>
    </style:style>
    <style:style style:name="P95" style:family="paragraph" style:parent-style-name="Standard">
      <style:text-properties fo:font-weight="normal" officeooo:rsid="0031abfc" officeooo:paragraph-rsid="0031abfc" style:font-weight-asian="normal" style:font-weight-complex="normal"/>
    </style:style>
    <style:style style:name="P96" style:family="paragraph" style:parent-style-name="Standard">
      <style:text-properties fo:font-weight="normal" officeooo:rsid="0034fefe" officeooo:paragraph-rsid="0034fefe" style:font-weight-asian="normal" style:font-weight-complex="normal"/>
    </style:style>
    <style:style style:name="P97" style:family="paragraph" style:parent-style-name="Standard">
      <style:text-properties fo:font-weight="normal" officeooo:rsid="00361cde" officeooo:paragraph-rsid="00361cde" style:font-weight-asian="normal" style:font-weight-complex="normal"/>
    </style:style>
    <style:style style:name="P98" style:family="paragraph" style:parent-style-name="Standard">
      <style:text-properties fo:font-weight="normal" officeooo:rsid="00361cde" officeooo:paragraph-rsid="00338311" style:font-weight-asian="normal" style:font-weight-complex="normal"/>
    </style:style>
    <style:style style:name="P99" style:family="paragraph" style:parent-style-name="Standard">
      <style:text-properties fo:font-weight="normal" officeooo:rsid="00387ccb" officeooo:paragraph-rsid="00387ccb" style:font-weight-asian="normal" style:font-weight-complex="normal"/>
    </style:style>
    <style:style style:name="P100" style:family="paragraph" style:parent-style-name="Standard">
      <style:text-properties fo:font-weight="normal" officeooo:rsid="0038a42d" officeooo:paragraph-rsid="0038a42d" style:font-weight-asian="normal" style:font-weight-complex="normal"/>
    </style:style>
    <style:style style:name="P101" style:family="paragraph" style:parent-style-name="Standard">
      <style:text-properties fo:font-weight="normal" officeooo:rsid="003983af" officeooo:paragraph-rsid="003983af" style:font-weight-asian="normal" style:font-weight-complex="normal"/>
    </style:style>
    <style:style style:name="P102" style:family="paragraph" style:parent-style-name="Standard">
      <style:text-properties fo:font-weight="normal" officeooo:rsid="003b1f36" officeooo:paragraph-rsid="003b1f36" style:font-weight-asian="normal" style:font-weight-complex="normal"/>
    </style:style>
    <style:style style:name="P103" style:family="paragraph" style:parent-style-name="Standard">
      <style:text-properties fo:font-weight="normal" officeooo:rsid="003b8e2e" officeooo:paragraph-rsid="003b8e2e" style:font-weight-asian="normal" style:font-weight-complex="normal"/>
    </style:style>
    <style:style style:name="P104" style:family="paragraph" style:parent-style-name="Standard">
      <style:text-properties fo:font-weight="normal" officeooo:rsid="003e5a28" officeooo:paragraph-rsid="003e5a28" style:font-weight-asian="normal" style:font-weight-complex="normal"/>
    </style:style>
    <style:style style:name="P105" style:family="paragraph" style:parent-style-name="Standard">
      <style:text-properties fo:font-weight="normal" officeooo:rsid="0043c1bf" officeooo:paragraph-rsid="0043c1bf" style:font-weight-asian="normal" style:font-weight-complex="normal"/>
    </style:style>
    <style:style style:name="P106" style:family="paragraph" style:parent-style-name="Standard">
      <style:text-properties fo:font-weight="normal" officeooo:rsid="0045b53e" officeooo:paragraph-rsid="0045b53e" style:font-weight-asian="normal" style:font-weight-complex="normal"/>
    </style:style>
    <style:style style:name="P107" style:family="paragraph" style:parent-style-name="Standard">
      <style:text-properties fo:font-weight="normal" officeooo:rsid="00466f0e" officeooo:paragraph-rsid="00466f0e" style:font-weight-asian="normal" style:font-weight-complex="normal"/>
    </style:style>
    <style:style style:name="P108" style:family="paragraph" style:parent-style-name="Standard">
      <style:text-properties fo:font-weight="normal" officeooo:rsid="0048265d" officeooo:paragraph-rsid="0048265d" style:font-weight-asian="normal" style:font-weight-complex="normal"/>
    </style:style>
    <style:style style:name="P109" style:family="paragraph" style:parent-style-name="Standard">
      <style:text-properties fo:font-weight="normal" officeooo:rsid="0049e4ef" officeooo:paragraph-rsid="0049e4ef" style:font-weight-asian="normal" style:font-weight-complex="normal"/>
    </style:style>
    <style:style style:name="P110" style:family="paragraph" style:parent-style-name="Standard">
      <style:text-properties fo:font-weight="normal" officeooo:rsid="004c8b76" officeooo:paragraph-rsid="004c8b76" style:font-weight-asian="normal" style:font-weight-complex="normal"/>
    </style:style>
    <style:style style:name="P111" style:family="paragraph" style:parent-style-name="Standard">
      <style:text-properties fo:font-weight="normal" officeooo:rsid="004d3c58" officeooo:paragraph-rsid="004d3c58" style:font-weight-asian="normal" style:font-weight-complex="normal"/>
    </style:style>
    <style:style style:name="P112" style:family="paragraph" style:parent-style-name="Standard">
      <style:text-properties fo:font-weight="normal" officeooo:rsid="004e949f" officeooo:paragraph-rsid="004e949f" style:font-weight-asian="normal" style:font-weight-complex="normal"/>
    </style:style>
    <style:style style:name="P113" style:family="paragraph" style:parent-style-name="Standard">
      <style:text-properties fo:font-weight="normal" officeooo:rsid="00500c47" officeooo:paragraph-rsid="00500c47" style:font-weight-asian="normal" style:font-weight-complex="normal"/>
    </style:style>
    <style:style style:name="P114" style:family="paragraph" style:parent-style-name="Standard">
      <style:text-properties fo:font-weight="normal" officeooo:rsid="0050cf99" officeooo:paragraph-rsid="0050cf99" style:font-weight-asian="normal" style:font-weight-complex="normal"/>
    </style:style>
    <style:style style:name="P115" style:family="paragraph" style:parent-style-name="Standard">
      <style:text-properties fo:font-weight="normal" officeooo:rsid="005645a5" officeooo:paragraph-rsid="005645a5" style:font-weight-asian="normal" style:font-weight-complex="normal"/>
    </style:style>
    <style:style style:name="P116" style:family="paragraph" style:parent-style-name="Standard">
      <style:text-properties fo:font-weight="normal" officeooo:rsid="005b4e11" officeooo:paragraph-rsid="005b4e11" style:font-weight-asian="normal" style:font-weight-complex="normal"/>
    </style:style>
    <style:style style:name="P117" style:family="paragraph" style:parent-style-name="Standard">
      <style:text-properties fo:font-weight="normal" officeooo:rsid="0063b49c" officeooo:paragraph-rsid="0063b49c" style:font-weight-asian="normal" style:font-weight-complex="normal"/>
    </style:style>
    <style:style style:name="P118" style:family="paragraph" style:parent-style-name="Standard">
      <style:text-properties fo:font-weight="normal" officeooo:rsid="006564c6" officeooo:paragraph-rsid="006564c6" style:font-weight-asian="normal" style:font-weight-complex="normal"/>
    </style:style>
    <style:style style:name="P119" style:family="paragraph" style:parent-style-name="Standard">
      <style:text-properties fo:font-weight="normal" officeooo:rsid="0065edc3" officeooo:paragraph-rsid="0065edc3" style:font-weight-asian="normal" style:font-weight-complex="normal"/>
    </style:style>
    <style:style style:name="P120" style:family="paragraph" style:parent-style-name="Standard">
      <style:text-properties fo:font-weight="normal" officeooo:rsid="0066b250" officeooo:paragraph-rsid="0066b250" style:font-weight-asian="normal" style:font-weight-complex="normal"/>
    </style:style>
    <style:style style:name="P121" style:family="paragraph" style:parent-style-name="Standard">
      <style:text-properties fo:font-weight="normal" officeooo:rsid="0067141d" officeooo:paragraph-rsid="0067141d" style:font-weight-asian="normal" style:font-weight-complex="normal"/>
    </style:style>
    <style:style style:name="P122" style:family="paragraph" style:parent-style-name="Standard">
      <style:text-properties fo:font-weight="normal" officeooo:rsid="00678d01" officeooo:paragraph-rsid="00678d01" style:font-weight-asian="normal" style:font-weight-complex="normal"/>
    </style:style>
    <style:style style:name="P123" style:family="paragraph" style:parent-style-name="Standard">
      <style:text-properties fo:font-weight="normal" officeooo:rsid="00687afb" officeooo:paragraph-rsid="00687afb" style:font-weight-asian="normal" style:font-weight-complex="normal"/>
    </style:style>
    <style:style style:name="P124" style:family="paragraph" style:parent-style-name="Standard">
      <style:text-properties fo:font-weight="normal" officeooo:rsid="0068ed9d" officeooo:paragraph-rsid="0068ed9d" style:font-weight-asian="normal" style:font-weight-complex="normal"/>
    </style:style>
    <style:style style:name="P125" style:family="paragraph" style:parent-style-name="Standard">
      <style:text-properties fo:font-weight="normal" officeooo:rsid="006a4846" officeooo:paragraph-rsid="006ccc73" style:font-weight-asian="normal" style:font-weight-complex="normal"/>
    </style:style>
    <style:style style:name="P126" style:family="paragraph" style:parent-style-name="Standard">
      <style:text-properties fo:font-weight="normal" officeooo:rsid="007070b4" officeooo:paragraph-rsid="007070b4" style:font-weight-asian="normal" style:font-weight-complex="normal"/>
    </style:style>
    <style:style style:name="P127" style:family="paragraph" style:parent-style-name="Standard">
      <style:text-properties fo:font-weight="normal" officeooo:rsid="00709362" officeooo:paragraph-rsid="00709362" style:font-weight-asian="normal" style:font-weight-complex="normal"/>
    </style:style>
    <style:style style:name="P128" style:family="paragraph" style:parent-style-name="Standard">
      <style:text-properties fo:font-weight="normal" officeooo:rsid="00721a17" officeooo:paragraph-rsid="00721a17" style:font-weight-asian="normal" style:font-weight-complex="normal"/>
    </style:style>
    <style:style style:name="P129" style:family="paragraph" style:parent-style-name="Standard">
      <style:text-properties fo:font-weight="normal" officeooo:rsid="0077292a" officeooo:paragraph-rsid="0077292a" style:font-weight-asian="normal" style:font-weight-complex="normal"/>
    </style:style>
    <style:style style:name="P130" style:family="paragraph" style:parent-style-name="Standard">
      <style:text-properties fo:font-weight="normal" officeooo:rsid="0077292a" officeooo:paragraph-rsid="00784a63" style:font-weight-asian="normal" style:font-weight-complex="normal"/>
    </style:style>
    <style:style style:name="P131" style:family="paragraph" style:parent-style-name="Standard">
      <style:text-properties fo:font-weight="normal" officeooo:rsid="00784a63" officeooo:paragraph-rsid="00784a63" style:font-weight-asian="normal" style:font-weight-complex="normal"/>
    </style:style>
    <style:style style:name="P132" style:family="paragraph" style:parent-style-name="Standard">
      <style:text-properties fo:font-weight="normal" officeooo:rsid="0079e4bd" officeooo:paragraph-rsid="0079e4bd" style:font-weight-asian="normal" style:font-weight-complex="normal"/>
    </style:style>
    <style:style style:name="P133" style:family="paragraph" style:parent-style-name="Standard">
      <style:text-properties fo:font-weight="normal" officeooo:rsid="007ea397" officeooo:paragraph-rsid="007ea397" style:font-weight-asian="normal" style:font-weight-complex="normal"/>
    </style:style>
    <style:style style:name="P134" style:family="paragraph" style:parent-style-name="Standard">
      <style:text-properties fo:font-weight="normal" officeooo:rsid="007ea397" officeooo:paragraph-rsid="007eab96" style:font-weight-asian="normal" style:font-weight-complex="normal"/>
    </style:style>
    <style:style style:name="P135" style:family="paragraph" style:parent-style-name="Standard">
      <style:text-properties fo:font-weight="normal" officeooo:rsid="007eab96" officeooo:paragraph-rsid="007eab96" style:font-weight-asian="normal" style:font-weight-complex="normal"/>
    </style:style>
    <style:style style:name="P136" style:family="paragraph" style:parent-style-name="Standard">
      <style:text-properties fo:font-weight="normal" officeooo:rsid="007f166f" officeooo:paragraph-rsid="007f166f" style:font-weight-asian="normal" style:font-weight-complex="normal"/>
    </style:style>
    <style:style style:name="P137" style:family="paragraph" style:parent-style-name="Standard">
      <style:text-properties fo:font-weight="normal" officeooo:rsid="0080becb" officeooo:paragraph-rsid="0080becb" style:font-weight-asian="normal" style:font-weight-complex="normal"/>
    </style:style>
    <style:style style:name="P138" style:family="paragraph" style:parent-style-name="Standard">
      <style:text-properties fo:font-weight="normal" officeooo:rsid="00814260" officeooo:paragraph-rsid="00814260" style:font-weight-asian="normal" style:font-weight-complex="normal"/>
    </style:style>
    <style:style style:name="P139" style:family="paragraph" style:parent-style-name="Standard">
      <style:text-properties fo:font-weight="normal" officeooo:rsid="0081f38e" officeooo:paragraph-rsid="0081f38e" style:font-weight-asian="normal" style:font-weight-complex="normal"/>
    </style:style>
    <style:style style:name="P140" style:family="paragraph" style:parent-style-name="Standard">
      <style:text-properties fo:font-weight="normal" officeooo:rsid="0083527a" officeooo:paragraph-rsid="0083527a" style:font-weight-asian="normal" style:font-weight-complex="normal"/>
    </style:style>
    <style:style style:name="P141" style:family="paragraph" style:parent-style-name="Standard">
      <style:text-properties fo:font-weight="normal" officeooo:rsid="008425d6" officeooo:paragraph-rsid="008425d6" style:font-weight-asian="normal" style:font-weight-complex="normal"/>
    </style:style>
    <style:style style:name="P142" style:family="paragraph" style:parent-style-name="Standard">
      <style:text-properties fo:font-weight="normal" officeooo:rsid="0085ca9d" officeooo:paragraph-rsid="0085ca9d" style:font-weight-asian="normal" style:font-weight-complex="normal"/>
    </style:style>
    <style:style style:name="P143" style:family="paragraph" style:parent-style-name="Standard">
      <style:text-properties fo:font-weight="normal" officeooo:rsid="001f7694" officeooo:paragraph-rsid="001e3b04" style:font-weight-asian="normal" style:font-weight-complex="normal"/>
    </style:style>
    <style:style style:name="P144" style:family="paragraph" style:parent-style-name="Standard">
      <style:text-properties fo:font-weight="normal" officeooo:rsid="001f7694" officeooo:paragraph-rsid="001f7694" style:font-weight-asian="normal" style:font-weight-complex="normal"/>
    </style:style>
    <style:style style:name="P145" style:family="paragraph" style:parent-style-name="Standard">
      <style:text-properties fo:font-weight="normal" officeooo:rsid="0020e9ba" officeooo:paragraph-rsid="0020e9ba" style:font-weight-asian="normal" style:font-weight-complex="normal"/>
    </style:style>
    <style:style style:name="P146" style:family="paragraph" style:parent-style-name="Standard">
      <style:text-properties fo:font-weight="normal" officeooo:rsid="00295715" officeooo:paragraph-rsid="00295715" style:font-weight-asian="normal" style:font-weight-complex="normal"/>
    </style:style>
    <style:style style:name="P147" style:family="paragraph" style:parent-style-name="Standard">
      <style:text-properties fo:font-weight="normal" officeooo:rsid="00297ddf" officeooo:paragraph-rsid="00297ddf" style:font-weight-asian="normal" style:font-weight-complex="normal"/>
    </style:style>
    <style:style style:name="P148" style:family="paragraph" style:parent-style-name="Standard">
      <style:text-properties fo:font-weight="normal" officeooo:rsid="002ec76c" officeooo:paragraph-rsid="002ec76c" style:font-weight-asian="normal" style:font-weight-complex="normal"/>
    </style:style>
    <style:style style:name="P149" style:family="paragraph" style:parent-style-name="Standard">
      <style:text-properties fo:font-weight="normal" officeooo:rsid="002faf15" officeooo:paragraph-rsid="002ec76c" style:font-weight-asian="normal" style:font-weight-complex="normal"/>
    </style:style>
    <style:style style:name="P150" style:family="paragraph" style:parent-style-name="Standard">
      <style:text-properties fo:font-weight="normal" officeooo:rsid="002faf15" officeooo:paragraph-rsid="002faf15" style:font-weight-asian="normal" style:font-weight-complex="normal"/>
    </style:style>
    <style:style style:name="P151" style:family="paragraph" style:parent-style-name="Standard">
      <style:text-properties fo:font-weight="normal" officeooo:rsid="00312ac7" officeooo:paragraph-rsid="002faf15" style:font-weight-asian="normal" style:font-weight-complex="normal"/>
    </style:style>
    <style:style style:name="P152" style:family="paragraph" style:parent-style-name="Standard">
      <style:text-properties fo:font-weight="normal" officeooo:rsid="00338311" officeooo:paragraph-rsid="00338311" style:font-weight-asian="normal" style:font-weight-complex="normal"/>
    </style:style>
    <style:style style:name="P153" style:family="paragraph" style:parent-style-name="Standard">
      <style:text-properties fo:font-weight="normal" officeooo:rsid="003713ed" officeooo:paragraph-rsid="003713ed" style:font-weight-asian="normal" style:font-weight-complex="normal"/>
    </style:style>
    <style:style style:name="P154" style:family="paragraph" style:parent-style-name="Standard">
      <style:text-properties fo:font-weight="normal" officeooo:rsid="003d9f52" officeooo:paragraph-rsid="003c525a" style:font-weight-asian="normal" style:font-weight-complex="normal"/>
    </style:style>
    <style:style style:name="P155" style:family="paragraph" style:parent-style-name="Standard">
      <style:text-properties fo:font-weight="normal" officeooo:rsid="003d9f52" officeooo:paragraph-rsid="003d9f52" style:font-weight-asian="normal" style:font-weight-complex="normal"/>
    </style:style>
    <style:style style:name="P156" style:family="paragraph" style:parent-style-name="Standard">
      <style:text-properties fo:font-weight="normal" officeooo:rsid="0040022e" officeooo:paragraph-rsid="003e5a28" style:font-weight-asian="normal" style:font-weight-complex="normal"/>
    </style:style>
    <style:style style:name="P157" style:family="paragraph" style:parent-style-name="Standard">
      <style:text-properties fo:font-weight="normal" officeooo:rsid="0040022e" officeooo:paragraph-rsid="0040022e" style:font-weight-asian="normal" style:font-weight-complex="normal"/>
    </style:style>
    <style:style style:name="P158" style:family="paragraph" style:parent-style-name="Standard">
      <style:text-properties fo:font-weight="normal" officeooo:rsid="0041b5d0" officeooo:paragraph-rsid="0041b5d0" style:font-weight-asian="normal" style:font-weight-complex="normal"/>
    </style:style>
    <style:style style:name="P159" style:family="paragraph" style:parent-style-name="Standard">
      <style:text-properties fo:font-weight="normal" officeooo:rsid="004245fc" officeooo:paragraph-rsid="004245fc" style:font-weight-asian="normal" style:font-weight-complex="normal"/>
    </style:style>
    <style:style style:name="P160" style:family="paragraph" style:parent-style-name="Standard">
      <style:text-properties fo:font-weight="normal" officeooo:rsid="00528c4b" officeooo:paragraph-rsid="0050cf99" style:font-weight-asian="normal" style:font-weight-complex="normal"/>
    </style:style>
    <style:style style:name="P161" style:family="paragraph" style:parent-style-name="Standard">
      <style:text-properties fo:font-weight="normal" officeooo:rsid="00528c4b" officeooo:paragraph-rsid="00528c4b" style:font-weight-asian="normal" style:font-weight-complex="normal"/>
    </style:style>
    <style:style style:name="P162" style:family="paragraph" style:parent-style-name="Standard">
      <style:text-properties fo:font-weight="normal" officeooo:rsid="0053b2f3" officeooo:paragraph-rsid="0053b2f3" style:font-weight-asian="normal" style:font-weight-complex="normal"/>
    </style:style>
    <style:style style:name="P163" style:family="paragraph" style:parent-style-name="Standard">
      <style:text-properties fo:font-weight="normal" officeooo:rsid="005530a0" officeooo:paragraph-rsid="005530a0" style:font-weight-asian="normal" style:font-weight-complex="normal"/>
    </style:style>
    <style:style style:name="P164" style:family="paragraph" style:parent-style-name="Standard">
      <style:text-properties fo:font-weight="normal" officeooo:rsid="00554f11" officeooo:paragraph-rsid="00554f11" style:font-weight-asian="normal" style:font-weight-complex="normal"/>
    </style:style>
    <style:style style:name="P165" style:family="paragraph" style:parent-style-name="Standard">
      <style:text-properties fo:font-weight="normal" officeooo:rsid="006f2aa0" officeooo:paragraph-rsid="006d4657" style:font-weight-asian="normal" style:font-weight-complex="normal"/>
    </style:style>
    <style:style style:name="P166" style:family="paragraph" style:parent-style-name="Standard">
      <style:text-properties fo:font-weight="normal" officeooo:rsid="00726437" officeooo:paragraph-rsid="00726437" style:font-weight-asian="normal" style:font-weight-complex="normal"/>
    </style:style>
    <style:style style:name="P167" style:family="paragraph" style:parent-style-name="Standard">
      <style:text-properties fo:font-weight="normal" officeooo:rsid="0074126e" officeooo:paragraph-rsid="0074126e" style:font-weight-asian="normal" style:font-weight-complex="normal"/>
    </style:style>
    <style:style style:name="P168" style:family="paragraph" style:parent-style-name="Standard">
      <style:text-properties fo:font-weight="normal" officeooo:rsid="00756b13" officeooo:paragraph-rsid="00756b13" style:font-weight-asian="normal" style:font-weight-complex="normal"/>
    </style:style>
    <style:style style:name="P169" style:family="paragraph" style:parent-style-name="Standard">
      <style:text-properties fo:font-weight="normal" officeooo:rsid="007b4ea2" officeooo:paragraph-rsid="007b4ea2" style:font-weight-asian="normal" style:font-weight-complex="normal"/>
    </style:style>
    <style:style style:name="P170" style:family="paragraph" style:parent-style-name="Standard">
      <style:text-properties fo:font-weight="normal" officeooo:rsid="007ca3d0" officeooo:paragraph-rsid="007ca3d0" style:font-weight-asian="normal" style:font-weight-complex="normal"/>
    </style:style>
    <style:style style:name="P171" style:family="paragraph" style:parent-style-name="Standard">
      <style:text-properties fo:font-weight="normal" officeooo:rsid="0084cdb8" officeooo:paragraph-rsid="008425d6" style:font-weight-asian="normal" style:font-weight-complex="normal"/>
    </style:style>
    <style:style style:name="P172" style:family="paragraph" style:parent-style-name="Standard">
      <style:text-properties fo:font-weight="normal" officeooo:rsid="0084cdb8" officeooo:paragraph-rsid="0084cdb8" style:font-weight-asian="normal" style:font-weight-complex="normal"/>
    </style:style>
    <style:style style:name="P173" style:family="paragraph" style:parent-style-name="Standard">
      <style:text-properties fo:font-weight="normal" officeooo:rsid="0089dca9" officeooo:paragraph-rsid="0089dca9" style:font-weight-asian="normal" style:font-weight-complex="normal"/>
    </style:style>
    <style:style style:name="P174" style:family="paragraph" style:parent-style-name="Standard">
      <style:text-properties fo:font-weight="normal" officeooo:rsid="008ad95d" officeooo:paragraph-rsid="008ad95d" style:font-weight-asian="normal" style:font-weight-complex="normal"/>
    </style:style>
    <style:style style:name="P175" style:family="paragraph" style:parent-style-name="Standard">
      <style:text-properties fo:font-weight="normal" officeooo:rsid="008b4493" officeooo:paragraph-rsid="008b4493" style:font-weight-asian="normal" style:font-weight-complex="normal"/>
    </style:style>
    <style:style style:name="P176" style:family="paragraph" style:parent-style-name="Standard">
      <style:text-properties fo:font-weight="normal" officeooo:rsid="008ba6f3" officeooo:paragraph-rsid="008ba6f3" style:font-weight-asian="normal" style:font-weight-complex="normal"/>
    </style:style>
    <style:style style:name="P177" style:family="paragraph" style:parent-style-name="Standard">
      <style:text-properties fo:font-weight="normal" officeooo:rsid="008ca92d" officeooo:paragraph-rsid="008ca92d" style:font-weight-asian="normal" style:font-weight-complex="normal"/>
    </style:style>
    <style:style style:name="P178" style:family="paragraph" style:parent-style-name="Standard">
      <style:text-properties fo:font-style="normal" fo:font-weight="normal" officeooo:rsid="0045b53e" officeooo:paragraph-rsid="0045b53e" style:font-style-asian="normal" style:font-weight-asian="normal" style:font-style-complex="normal" style:font-weight-complex="normal"/>
    </style:style>
    <style:style style:name="P179" style:family="paragraph" style:parent-style-name="Standard">
      <style:text-properties fo:font-style="normal" fo:font-weight="normal" officeooo:rsid="00466f0e" officeooo:paragraph-rsid="00466f0e" style:font-style-asian="normal" style:font-weight-asian="normal" style:font-style-complex="normal" style:font-weight-complex="normal"/>
    </style:style>
    <style:style style:name="P180" style:family="paragraph" style:parent-style-name="Standard">
      <style:text-properties fo:font-style="normal" fo:font-weight="normal" officeooo:rsid="0048265d" officeooo:paragraph-rsid="0048265d" style:font-style-asian="normal" style:font-weight-asian="normal" style:font-style-complex="normal" style:font-weight-complex="normal"/>
    </style:style>
    <style:style style:name="P181" style:family="paragraph" style:parent-style-name="Standard">
      <style:text-properties fo:font-style="normal" fo:font-weight="normal" officeooo:rsid="0048d6de" officeooo:paragraph-rsid="0048d6de" style:font-style-asian="normal" style:font-weight-asian="normal" style:font-style-complex="normal" style:font-weight-complex="normal"/>
    </style:style>
    <style:style style:name="P182" style:family="paragraph" style:parent-style-name="Standard">
      <style:text-properties fo:font-style="normal" fo:font-weight="normal" officeooo:rsid="0049c76a" officeooo:paragraph-rsid="0049c76a" style:font-style-asian="normal" style:font-weight-asian="normal" style:font-style-complex="normal" style:font-weight-complex="normal"/>
    </style:style>
    <style:style style:name="P183" style:family="paragraph" style:parent-style-name="Standard">
      <style:text-properties fo:font-style="normal" fo:font-weight="normal" officeooo:rsid="0049e4ef" officeooo:paragraph-rsid="0049e4ef" style:font-style-asian="normal" style:font-weight-asian="normal" style:font-style-complex="normal" style:font-weight-complex="normal"/>
    </style:style>
    <style:style style:name="P184" style:family="paragraph" style:parent-style-name="Standard">
      <style:text-properties fo:font-style="normal" fo:font-weight="normal" officeooo:rsid="004ac0e7" officeooo:paragraph-rsid="004ac0e7" style:font-style-asian="normal" style:font-weight-asian="normal" style:font-style-complex="normal" style:font-weight-complex="normal"/>
    </style:style>
    <style:style style:name="P185" style:family="paragraph" style:parent-style-name="Standard">
      <style:text-properties fo:font-style="normal" fo:font-weight="normal" officeooo:rsid="004c3d3a" officeooo:paragraph-rsid="004c3d3a" style:font-style-asian="normal" style:font-weight-asian="normal" style:font-style-complex="normal" style:font-weight-complex="normal"/>
    </style:style>
    <style:style style:name="P186" style:family="paragraph" style:parent-style-name="Standard">
      <style:text-properties fo:font-style="normal" fo:font-weight="normal" officeooo:rsid="004c5f79" officeooo:paragraph-rsid="004c5f79" style:font-style-asian="normal" style:font-weight-asian="normal" style:font-style-complex="normal" style:font-weight-complex="normal"/>
    </style:style>
    <style:style style:name="P187" style:family="paragraph" style:parent-style-name="Standard">
      <style:text-properties fo:font-style="normal" fo:font-weight="normal" officeooo:rsid="005645a5" officeooo:paragraph-rsid="005645a5" style:font-style-asian="normal" style:font-weight-asian="normal" style:font-style-complex="normal" style:font-weight-complex="normal"/>
    </style:style>
    <style:style style:name="P188" style:family="paragraph" style:parent-style-name="Standard">
      <style:text-properties fo:font-style="normal" fo:font-weight="normal" officeooo:rsid="00581d9d" officeooo:paragraph-rsid="005645a5" style:font-style-asian="normal" style:font-weight-asian="normal" style:font-style-complex="normal" style:font-weight-complex="normal"/>
    </style:style>
    <style:style style:name="P189" style:family="paragraph" style:parent-style-name="Standard">
      <style:text-properties fo:font-style="normal" fo:font-weight="normal" officeooo:rsid="005b4e11" officeooo:paragraph-rsid="005b4e11" style:font-style-asian="normal" style:font-weight-asian="normal" style:font-style-complex="normal" style:font-weight-complex="normal"/>
    </style:style>
    <style:style style:name="P190" style:family="paragraph" style:parent-style-name="Standard">
      <style:text-properties fo:font-style="normal" fo:font-weight="normal" officeooo:rsid="005f0c1f" officeooo:paragraph-rsid="005dc391" style:font-style-asian="normal" style:font-weight-asian="normal" style:font-style-complex="normal" style:font-weight-complex="normal"/>
    </style:style>
    <style:style style:name="P191" style:family="paragraph" style:parent-style-name="Standard">
      <style:text-properties fo:font-style="normal" fo:font-weight="normal" officeooo:rsid="0061b2e0" officeooo:paragraph-rsid="0060a624" style:font-style-asian="normal" style:font-weight-asian="normal" style:font-style-complex="normal" style:font-weight-complex="normal"/>
    </style:style>
    <style:style style:name="P192" style:family="paragraph" style:parent-style-name="Standard">
      <style:text-properties fo:font-style="normal" fo:font-weight="normal" officeooo:rsid="00622ed0" officeooo:paragraph-rsid="0061b2e0" style:font-style-asian="normal" style:font-weight-asian="normal" style:font-style-complex="normal" style:font-weight-complex="normal"/>
    </style:style>
    <style:style style:name="P193" style:family="paragraph" style:parent-style-name="Standard">
      <style:text-properties fo:font-style="normal" fo:font-weight="normal" officeooo:rsid="00622ed0" officeooo:paragraph-rsid="00622ed0" style:font-style-asian="normal" style:font-weight-asian="normal" style:font-style-complex="normal" style:font-weight-complex="normal"/>
    </style:style>
    <style:style style:name="P194" style:family="paragraph" style:parent-style-name="Standard">
      <style:text-properties fo:font-style="normal" fo:font-weight="normal" officeooo:rsid="006303c0" officeooo:paragraph-rsid="006303c0" style:font-style-asian="normal" style:font-weight-asian="normal" style:font-style-complex="normal" style:font-weight-complex="normal"/>
    </style:style>
    <style:style style:name="P195" style:family="paragraph" style:parent-style-name="Standard">
      <style:text-properties fo:font-style="normal" fo:font-weight="normal" officeooo:rsid="0063b49c" officeooo:paragraph-rsid="0063b49c" style:font-style-asian="normal" style:font-weight-asian="normal" style:font-style-complex="normal" style:font-weight-complex="normal"/>
    </style:style>
    <style:style style:name="P196" style:family="paragraph" style:parent-style-name="Standard">
      <style:text-properties fo:font-style="normal" fo:font-weight="normal" officeooo:rsid="006564c6" officeooo:paragraph-rsid="006564c6" style:font-style-asian="normal" style:font-weight-asian="normal" style:font-style-complex="normal" style:font-weight-complex="normal"/>
    </style:style>
    <style:style style:name="P197" style:family="paragraph" style:parent-style-name="Standard">
      <style:text-properties fo:font-style="normal" fo:font-weight="normal" officeooo:rsid="0066b250" officeooo:paragraph-rsid="0066b250" style:font-style-asian="normal" style:font-weight-asian="normal" style:font-style-complex="normal" style:font-weight-complex="normal"/>
    </style:style>
    <style:style style:name="P198" style:family="paragraph" style:parent-style-name="Standard">
      <style:text-properties fo:font-style="normal" fo:font-weight="normal" officeooo:rsid="0067141d" officeooo:paragraph-rsid="0067141d" style:font-style-asian="normal" style:font-weight-asian="normal" style:font-style-complex="normal" style:font-weight-complex="normal"/>
    </style:style>
    <style:style style:name="P199" style:family="paragraph" style:parent-style-name="Standard">
      <style:text-properties fo:font-style="normal" fo:font-weight="normal" officeooo:rsid="00678d01" officeooo:paragraph-rsid="0067141d" style:font-style-asian="normal" style:font-weight-asian="normal" style:font-style-complex="normal" style:font-weight-complex="normal"/>
    </style:style>
    <style:style style:name="P200" style:family="paragraph" style:parent-style-name="Standard">
      <style:text-properties fo:font-style="normal" fo:font-weight="normal" officeooo:rsid="00678d01" officeooo:paragraph-rsid="00678d01" style:font-style-asian="normal" style:font-weight-asian="normal" style:font-style-complex="normal" style:font-weight-complex="normal"/>
    </style:style>
    <style:style style:name="P201" style:family="paragraph" style:parent-style-name="Standard">
      <style:text-properties fo:font-style="normal" fo:font-weight="normal" officeooo:rsid="008ba6f3" officeooo:paragraph-rsid="008ba6f3" style:font-style-asian="normal" style:font-weight-asian="normal" style:font-style-complex="normal" style:font-weight-complex="normal"/>
    </style:style>
    <style:style style:name="P202" style:family="paragraph" style:parent-style-name="Standard">
      <style:text-properties fo:font-style="normal" fo:font-weight="normal" officeooo:rsid="008ca92d" officeooo:paragraph-rsid="008ca92d" style:font-style-asian="normal" style:font-weight-asian="normal" style:font-style-complex="normal" style:font-weight-complex="normal"/>
    </style:style>
    <style:style style:name="P203" style:family="paragraph" style:parent-style-name="Standard">
      <style:text-properties fo:font-style="normal" fo:font-weight="normal" officeooo:rsid="008e33c1" officeooo:paragraph-rsid="008e33c1" style:font-style-asian="normal" style:font-weight-asian="normal" style:font-style-complex="normal" style:font-weight-complex="normal"/>
    </style:style>
    <style:style style:name="P204" style:family="paragraph" style:parent-style-name="Standard">
      <style:text-properties fo:font-style="normal" fo:font-weight="normal" officeooo:rsid="008fc32b" officeooo:paragraph-rsid="008fc32b" style:font-style-asian="normal" style:font-weight-asian="normal" style:font-style-complex="normal" style:font-weight-complex="normal"/>
    </style:style>
    <style:style style:name="P205" style:family="paragraph" style:parent-style-name="Standard">
      <style:text-properties fo:font-style="normal" fo:font-weight="normal" officeooo:rsid="0090eb5e" officeooo:paragraph-rsid="0090eb5e" style:font-style-asian="normal" style:font-weight-asian="normal" style:font-style-complex="normal" style:font-weight-complex="normal"/>
    </style:style>
    <style:style style:name="P206" style:family="paragraph" style:parent-style-name="Standard">
      <style:text-properties fo:font-style="normal" fo:font-weight="normal" officeooo:rsid="009177b6" officeooo:paragraph-rsid="009177b6" style:font-style-asian="normal" style:font-weight-asian="normal" style:font-style-complex="normal" style:font-weight-complex="normal"/>
    </style:style>
    <style:style style:name="P207" style:family="paragraph" style:parent-style-name="Standard">
      <style:text-properties fo:font-style="normal" fo:font-weight="normal" officeooo:rsid="00919bbd" officeooo:paragraph-rsid="00919bbd" style:font-style-asian="normal" style:font-weight-asian="normal" style:font-style-complex="normal" style:font-weight-complex="normal"/>
    </style:style>
    <style:style style:name="P208" style:family="paragraph" style:parent-style-name="Standard">
      <style:text-properties fo:font-style="normal" fo:font-weight="normal" officeooo:rsid="00938bb4" officeooo:paragraph-rsid="00938bb4" style:font-style-asian="normal" style:font-weight-asian="normal" style:font-style-complex="normal" style:font-weight-complex="normal"/>
    </style:style>
    <style:style style:name="P209" style:family="paragraph" style:parent-style-name="Standard">
      <style:text-properties fo:font-style="normal" fo:font-weight="normal" officeooo:rsid="0094eaf6" officeooo:paragraph-rsid="0094eaf6" style:font-style-asian="normal" style:font-weight-asian="normal" style:font-style-complex="normal" style:font-weight-complex="normal"/>
    </style:style>
    <style:style style:name="P210" style:family="paragraph" style:parent-style-name="Standard">
      <style:text-properties fo:font-style="normal" fo:font-weight="normal" officeooo:rsid="0094fac4" officeooo:paragraph-rsid="0094fac4" style:font-style-asian="normal" style:font-weight-asian="normal" style:font-style-complex="normal" style:font-weight-complex="normal"/>
    </style:style>
    <style:style style:name="P211" style:family="paragraph" style:parent-style-name="Standard">
      <style:text-properties fo:font-style="normal" fo:font-weight="normal" officeooo:rsid="00960a0b" officeooo:paragraph-rsid="00960a0b" style:font-style-asian="normal" style:font-weight-asian="normal" style:font-style-complex="normal" style:font-weight-complex="normal"/>
    </style:style>
    <style:style style:name="P212" style:family="paragraph" style:parent-style-name="Standard">
      <style:text-properties fo:font-style="normal" fo:font-weight="normal" officeooo:rsid="0097aa59" officeooo:paragraph-rsid="0097aa59" style:font-style-asian="normal" style:font-weight-asian="normal" style:font-style-complex="normal" style:font-weight-complex="normal"/>
    </style:style>
    <style:style style:name="P213" style:family="paragraph" style:parent-style-name="Standard">
      <style:text-properties fo:font-style="normal" fo:font-weight="normal" officeooo:rsid="0099457b" officeooo:paragraph-rsid="0097aa59" style:font-style-asian="normal" style:font-weight-asian="normal" style:font-style-complex="normal" style:font-weight-complex="normal"/>
    </style:style>
    <style:style style:name="P214" style:family="paragraph" style:parent-style-name="Standard">
      <style:text-properties fo:font-style="normal" fo:font-weight="normal" officeooo:rsid="0099457b" officeooo:paragraph-rsid="0099457b" style:font-style-asian="normal" style:font-weight-asian="normal" style:font-style-complex="normal" style:font-weight-complex="normal"/>
    </style:style>
    <style:style style:name="P215" style:family="paragraph" style:parent-style-name="Standard">
      <style:text-properties fo:font-style="normal" fo:font-weight="normal" officeooo:rsid="009a8460" officeooo:paragraph-rsid="009a8460" style:font-style-asian="normal" style:font-weight-asian="normal" style:font-style-complex="normal" style:font-weight-complex="normal"/>
    </style:style>
    <style:style style:name="P216" style:family="paragraph" style:parent-style-name="Standard">
      <style:text-properties fo:font-style="normal" fo:font-weight="normal" officeooo:rsid="009af962" officeooo:paragraph-rsid="009af962" style:font-style-asian="normal" style:font-weight-asian="normal" style:font-style-complex="normal" style:font-weight-complex="normal"/>
    </style:style>
    <style:style style:name="P217" style:family="paragraph" style:parent-style-name="Standard">
      <style:text-properties fo:font-style="normal" fo:font-weight="normal" officeooo:rsid="009bf5c3" officeooo:paragraph-rsid="009bf5c3" style:font-style-asian="normal" style:font-weight-asian="normal" style:font-style-complex="normal" style:font-weight-complex="normal"/>
    </style:style>
    <style:style style:name="P218" style:family="paragraph" style:parent-style-name="Standard">
      <style:text-properties fo:font-style="normal" fo:font-weight="normal" officeooo:rsid="009d777c" officeooo:paragraph-rsid="009d777c" style:font-style-asian="normal" style:font-weight-asian="normal" style:font-style-complex="normal" style:font-weight-complex="normal"/>
    </style:style>
    <style:style style:name="P219" style:family="paragraph" style:parent-style-name="Standard">
      <style:text-properties fo:font-style="normal" fo:font-weight="normal" officeooo:rsid="009fb01c" officeooo:paragraph-rsid="009fb01c" style:font-style-asian="normal" style:font-weight-asian="normal" style:font-style-complex="normal" style:font-weight-complex="normal"/>
    </style:style>
    <style:style style:name="P220" style:family="paragraph" style:parent-style-name="Standard">
      <style:text-properties fo:font-style="normal" fo:font-weight="normal" officeooo:rsid="009fb01c" officeooo:paragraph-rsid="00a101f1" style:font-style-asian="normal" style:font-weight-asian="normal" style:font-style-complex="normal" style:font-weight-complex="normal"/>
    </style:style>
    <style:style style:name="P221" style:family="paragraph" style:parent-style-name="Standard">
      <style:text-properties fo:font-style="normal" fo:font-weight="normal" officeooo:rsid="00a093ae" officeooo:paragraph-rsid="00a093ae" style:font-style-asian="normal" style:font-weight-asian="normal" style:font-style-complex="normal" style:font-weight-complex="normal"/>
    </style:style>
    <style:style style:name="P222" style:family="paragraph" style:parent-style-name="Standard">
      <style:text-properties fo:font-style="normal" fo:font-weight="normal" officeooo:rsid="00a101f1" officeooo:paragraph-rsid="00a101f1" style:font-style-asian="normal" style:font-weight-asian="normal" style:font-style-complex="normal" style:font-weight-complex="normal"/>
    </style:style>
    <style:style style:name="P223" style:family="paragraph" style:parent-style-name="Standard">
      <style:text-properties fo:font-style="normal" fo:font-weight="normal" officeooo:rsid="00a1c44d" officeooo:paragraph-rsid="00a1c44d" style:font-style-asian="normal" style:font-weight-asian="normal" style:font-style-complex="normal" style:font-weight-complex="normal"/>
    </style:style>
    <style:style style:name="P224" style:family="paragraph" style:parent-style-name="Standard">
      <style:text-properties fo:font-style="normal" fo:font-weight="normal" officeooo:rsid="00a256b1" officeooo:paragraph-rsid="00a256b1" style:font-style-asian="normal" style:font-weight-asian="normal" style:font-style-complex="normal" style:font-weight-complex="normal"/>
    </style:style>
    <style:style style:name="P225" style:family="paragraph" style:parent-style-name="Standard">
      <style:text-properties fo:font-style="normal" fo:font-weight="normal" officeooo:rsid="00a39fdc" officeooo:paragraph-rsid="00a39fdc" style:font-style-asian="normal" style:font-weight-asian="normal" style:font-style-complex="normal" style:font-weight-complex="normal"/>
    </style:style>
    <style:style style:name="P226" style:family="paragraph" style:parent-style-name="Standard">
      <style:text-properties fo:font-style="normal" fo:font-weight="normal" officeooo:rsid="00a3ed73" officeooo:paragraph-rsid="00a3ed73" style:font-style-asian="normal" style:font-weight-asian="normal" style:font-style-complex="normal" style:font-weight-complex="normal"/>
    </style:style>
    <style:style style:name="P227" style:family="paragraph" style:parent-style-name="Standard">
      <style:text-properties fo:font-style="normal" fo:font-weight="normal" officeooo:rsid="00a4f681" officeooo:paragraph-rsid="00a4f681" style:font-style-asian="normal" style:font-weight-asian="normal" style:font-style-complex="normal" style:font-weight-complex="normal"/>
    </style:style>
    <style:style style:name="P228" style:family="paragraph" style:parent-style-name="Standard">
      <style:text-properties fo:font-style="normal" fo:font-weight="normal" officeooo:rsid="00a5b6c8" officeooo:paragraph-rsid="00a5b6c8" style:font-style-asian="normal" style:font-weight-asian="normal" style:font-style-complex="normal" style:font-weight-complex="normal"/>
    </style:style>
    <style:style style:name="P229" style:family="paragraph" style:parent-style-name="Standard">
      <style:text-properties fo:font-style="normal" fo:font-weight="bold" officeooo:rsid="0047094c" officeooo:paragraph-rsid="0047094c" style:font-style-asian="normal" style:font-weight-asian="bold" style:font-style-complex="normal" style:font-weight-complex="bold"/>
    </style:style>
    <style:style style:name="P230" style:family="paragraph" style:parent-style-name="Standard">
      <style:text-properties fo:font-style="normal" fo:font-weight="bold" officeooo:rsid="0048265d" officeooo:paragraph-rsid="0048265d" style:font-style-asian="normal" style:font-weight-asian="bold" style:font-style-complex="normal" style:font-weight-complex="bold"/>
    </style:style>
    <style:style style:name="P231" style:family="paragraph" style:parent-style-name="Standard">
      <style:text-properties fo:font-style="normal" fo:font-weight="bold" officeooo:rsid="0048d6de" officeooo:paragraph-rsid="0048d6de" style:font-style-asian="normal" style:font-weight-asian="bold" style:font-style-complex="normal" style:font-weight-complex="bold"/>
    </style:style>
    <style:style style:name="P232" style:family="paragraph" style:parent-style-name="Standard">
      <style:text-properties fo:font-style="normal" fo:font-weight="bold" officeooo:rsid="0049c76a" officeooo:paragraph-rsid="0049c76a" style:font-style-asian="normal" style:font-weight-asian="bold" style:font-style-complex="normal" style:font-weight-complex="bold"/>
    </style:style>
    <style:style style:name="P233" style:family="paragraph" style:parent-style-name="Standard">
      <style:text-properties fo:font-style="normal" fo:font-weight="bold" officeooo:rsid="004c5f79" officeooo:paragraph-rsid="004c5f79" style:font-style-asian="normal" style:font-weight-asian="bold" style:font-style-complex="normal" style:font-weight-complex="bold"/>
    </style:style>
    <style:style style:name="P234" style:family="paragraph" style:parent-style-name="Standard">
      <style:text-properties fo:font-style="normal" fo:font-weight="bold" officeooo:rsid="004c8b76" officeooo:paragraph-rsid="004c8b76" style:font-style-asian="normal" style:font-weight-asian="bold" style:font-style-complex="normal" style:font-weight-complex="bold"/>
    </style:style>
    <style:style style:name="P235" style:family="paragraph" style:parent-style-name="Standard">
      <style:text-properties fo:font-style="normal" fo:font-weight="bold" officeooo:rsid="005645a5" officeooo:paragraph-rsid="005645a5" style:font-style-asian="normal" style:font-weight-asian="bold" style:font-style-complex="normal" style:font-weight-complex="bold"/>
    </style:style>
    <style:style style:name="P236" style:family="paragraph" style:parent-style-name="Standard">
      <style:text-properties fo:font-style="normal" fo:font-weight="bold" officeooo:rsid="005d0112" officeooo:paragraph-rsid="005d0112" style:font-style-asian="normal" style:font-weight-asian="bold" style:font-style-complex="normal" style:font-weight-complex="bold"/>
    </style:style>
    <style:style style:name="P237" style:family="paragraph" style:parent-style-name="Standard">
      <style:text-properties fo:font-style="normal" fo:font-weight="bold" officeooo:rsid="0063b49c" officeooo:paragraph-rsid="0063b49c" style:font-style-asian="normal" style:font-weight-asian="bold" style:font-style-complex="normal" style:font-weight-complex="bold"/>
    </style:style>
    <style:style style:name="P238" style:family="paragraph" style:parent-style-name="Standard">
      <style:text-properties fo:font-style="normal" fo:font-weight="bold" officeooo:rsid="006564c6" officeooo:paragraph-rsid="006564c6" style:font-style-asian="normal" style:font-weight-asian="bold" style:font-style-complex="normal" style:font-weight-complex="bold"/>
    </style:style>
    <style:style style:name="P239" style:family="paragraph" style:parent-style-name="Standard">
      <style:text-properties fo:font-style="normal" fo:font-weight="bold" officeooo:rsid="0065edc3" officeooo:paragraph-rsid="0065edc3" style:font-style-asian="normal" style:font-weight-asian="bold" style:font-style-complex="normal" style:font-weight-complex="bold"/>
    </style:style>
    <style:style style:name="P240" style:family="paragraph" style:parent-style-name="Standard">
      <style:text-properties fo:font-style="normal" fo:font-weight="bold" officeooo:rsid="0067141d" officeooo:paragraph-rsid="0067141d" style:font-style-asian="normal" style:font-weight-asian="bold" style:font-style-complex="normal" style:font-weight-complex="bold"/>
    </style:style>
    <style:style style:name="P241" style:family="paragraph" style:parent-style-name="Standard">
      <style:text-properties fo:font-style="normal" fo:font-weight="bold" officeooo:rsid="00678d01" officeooo:paragraph-rsid="00678d01" style:font-style-asian="normal" style:font-weight-asian="bold" style:font-style-complex="normal" style:font-weight-complex="bold"/>
    </style:style>
    <style:style style:name="P242" style:family="paragraph" style:parent-style-name="Standard">
      <style:text-properties fo:font-style="normal" fo:font-weight="bold" officeooo:rsid="008ba6f3" officeooo:paragraph-rsid="008ba6f3" style:font-style-asian="normal" style:font-weight-asian="bold" style:font-style-complex="normal" style:font-weight-complex="bold"/>
    </style:style>
    <style:style style:name="P243" style:family="paragraph" style:parent-style-name="Standard">
      <style:text-properties fo:font-style="normal" fo:font-weight="bold" officeooo:rsid="008ca92d" officeooo:paragraph-rsid="008ca92d" style:font-style-asian="normal" style:font-weight-asian="bold" style:font-style-complex="normal" style:font-weight-complex="bold"/>
    </style:style>
    <style:style style:name="P244" style:family="paragraph" style:parent-style-name="Standard">
      <style:text-properties fo:font-style="normal" fo:font-weight="bold" officeooo:rsid="008e33c1" officeooo:paragraph-rsid="008e33c1" style:font-style-asian="normal" style:font-weight-asian="bold" style:font-style-complex="normal" style:font-weight-complex="bold"/>
    </style:style>
    <style:style style:name="P245" style:family="paragraph" style:parent-style-name="Standard">
      <style:text-properties fo:font-style="normal" fo:font-weight="bold" officeooo:rsid="008fc32b" officeooo:paragraph-rsid="008fc32b" style:font-style-asian="normal" style:font-weight-asian="bold" style:font-style-complex="normal" style:font-weight-complex="bold"/>
    </style:style>
    <style:style style:name="P246" style:family="paragraph" style:parent-style-name="Standard">
      <style:text-properties fo:font-style="normal" fo:font-weight="bold" officeooo:rsid="0090eb5e" officeooo:paragraph-rsid="0090eb5e" style:font-style-asian="normal" style:font-weight-asian="bold" style:font-style-complex="normal" style:font-weight-complex="bold"/>
    </style:style>
    <style:style style:name="P247" style:family="paragraph" style:parent-style-name="Standard">
      <style:text-properties fo:font-style="normal" fo:font-weight="bold" officeooo:rsid="009177b6" officeooo:paragraph-rsid="009177b6" style:font-style-asian="normal" style:font-weight-asian="bold" style:font-style-complex="normal" style:font-weight-complex="bold"/>
    </style:style>
    <style:style style:name="P248" style:family="paragraph" style:parent-style-name="Standard">
      <style:text-properties fo:font-style="normal" fo:font-weight="bold" officeooo:rsid="00919bbd" officeooo:paragraph-rsid="00919bbd" style:font-style-asian="normal" style:font-weight-asian="bold" style:font-style-complex="normal" style:font-weight-complex="bold"/>
    </style:style>
    <style:style style:name="P249" style:family="paragraph" style:parent-style-name="Standard">
      <style:text-properties fo:font-style="normal" fo:font-weight="bold" officeooo:rsid="00938bb4" officeooo:paragraph-rsid="00938bb4" style:font-style-asian="normal" style:font-weight-asian="bold" style:font-style-complex="normal" style:font-weight-complex="bold"/>
    </style:style>
    <style:style style:name="P250" style:family="paragraph" style:parent-style-name="Standard">
      <style:text-properties fo:font-style="normal" fo:font-weight="bold" officeooo:rsid="0094eaf6" officeooo:paragraph-rsid="0094eaf6" style:font-style-asian="normal" style:font-weight-asian="bold" style:font-style-complex="normal" style:font-weight-complex="bold"/>
    </style:style>
    <style:style style:name="P251" style:family="paragraph" style:parent-style-name="Standard">
      <style:text-properties fo:font-style="normal" fo:font-weight="bold" officeooo:rsid="0094fac4" officeooo:paragraph-rsid="0094fac4" style:font-style-asian="normal" style:font-weight-asian="bold" style:font-style-complex="normal" style:font-weight-complex="bold"/>
    </style:style>
    <style:style style:name="P252" style:family="paragraph" style:parent-style-name="Standard">
      <style:text-properties fo:font-style="normal" fo:font-weight="bold" officeooo:rsid="00960a0b" officeooo:paragraph-rsid="00960a0b" style:font-style-asian="normal" style:font-weight-asian="bold" style:font-style-complex="normal" style:font-weight-complex="bold"/>
    </style:style>
    <style:style style:name="P253" style:family="paragraph" style:parent-style-name="Standard">
      <style:text-properties fo:font-style="normal" fo:font-weight="bold" officeooo:rsid="0097aa59" officeooo:paragraph-rsid="0097aa59" style:font-style-asian="normal" style:font-weight-asian="bold" style:font-style-complex="normal" style:font-weight-complex="bold"/>
    </style:style>
    <style:style style:name="P254" style:family="paragraph" style:parent-style-name="Standard">
      <style:text-properties fo:font-style="normal" fo:font-weight="bold" officeooo:rsid="0099457b" officeooo:paragraph-rsid="0099457b" style:font-style-asian="normal" style:font-weight-asian="bold" style:font-style-complex="normal" style:font-weight-complex="bold"/>
    </style:style>
    <style:style style:name="P255" style:family="paragraph" style:parent-style-name="Standard">
      <style:text-properties fo:font-style="normal" fo:font-weight="bold" officeooo:rsid="009a8460" officeooo:paragraph-rsid="009a8460" style:font-style-asian="normal" style:font-weight-asian="bold" style:font-style-complex="normal" style:font-weight-complex="bold"/>
    </style:style>
    <style:style style:name="P256" style:family="paragraph" style:parent-style-name="Standard">
      <style:text-properties fo:font-style="normal" fo:font-weight="bold" officeooo:rsid="009af962" officeooo:paragraph-rsid="009af962" style:font-style-asian="normal" style:font-weight-asian="bold" style:font-style-complex="normal" style:font-weight-complex="bold"/>
    </style:style>
    <style:style style:name="P257" style:family="paragraph" style:parent-style-name="Standard">
      <style:text-properties fo:font-style="normal" fo:font-weight="bold" officeooo:rsid="009bf5c3" officeooo:paragraph-rsid="009bf5c3" style:font-style-asian="normal" style:font-weight-asian="bold" style:font-style-complex="normal" style:font-weight-complex="bold"/>
    </style:style>
    <style:style style:name="P258" style:family="paragraph" style:parent-style-name="Standard">
      <style:text-properties fo:font-style="normal" fo:font-weight="bold" officeooo:rsid="009e0bbb" officeooo:paragraph-rsid="009e0bbb" style:font-style-asian="normal" style:font-weight-asian="bold" style:font-style-complex="normal" style:font-weight-complex="bold"/>
    </style:style>
    <style:style style:name="P259" style:family="paragraph" style:parent-style-name="Standard">
      <style:text-properties fo:font-style="normal" fo:font-weight="bold" officeooo:rsid="009fb01c" officeooo:paragraph-rsid="009fb01c" style:font-style-asian="normal" style:font-weight-asian="bold" style:font-style-complex="normal" style:font-weight-complex="bold"/>
    </style:style>
    <style:style style:name="P260" style:family="paragraph" style:parent-style-name="Standard">
      <style:text-properties fo:font-style="normal" fo:font-weight="bold" officeooo:rsid="00a1c44d" officeooo:paragraph-rsid="00a1c44d" style:font-style-asian="normal" style:font-weight-asian="bold" style:font-style-complex="normal" style:font-weight-complex="bold"/>
    </style:style>
    <style:style style:name="P261" style:family="paragraph" style:parent-style-name="Standard">
      <style:text-properties fo:font-style="normal" fo:font-weight="bold" officeooo:rsid="00a101f1" officeooo:paragraph-rsid="00a101f1" style:font-style-asian="normal" style:font-weight-asian="bold" style:font-style-complex="normal" style:font-weight-complex="bold"/>
    </style:style>
    <style:style style:name="P262" style:family="paragraph" style:parent-style-name="Standard">
      <style:text-properties fo:font-style="normal" fo:font-weight="bold" officeooo:rsid="00a256b1" officeooo:paragraph-rsid="00a256b1" style:font-style-asian="normal" style:font-weight-asian="bold" style:font-style-complex="normal" style:font-weight-complex="bold"/>
    </style:style>
    <style:style style:name="P263" style:family="paragraph" style:parent-style-name="Standard">
      <style:text-properties fo:font-style="normal" fo:font-weight="bold" officeooo:rsid="00a39fdc" officeooo:paragraph-rsid="00a39fdc" style:font-style-asian="normal" style:font-weight-asian="bold" style:font-style-complex="normal" style:font-weight-complex="bold"/>
    </style:style>
    <style:style style:name="P264" style:family="paragraph" style:parent-style-name="Standard">
      <style:text-properties fo:font-style="normal" fo:font-weight="bold" officeooo:rsid="00a4f681" officeooo:paragraph-rsid="00a4f681" style:font-style-asian="normal" style:font-weight-asian="bold" style:font-style-complex="normal" style:font-weight-complex="bold"/>
    </style:style>
    <style:style style:name="P265" style:family="paragraph" style:parent-style-name="Standard">
      <style:text-properties fo:font-style="normal" fo:font-weight="bold" officeooo:rsid="00a5b6c8" officeooo:paragraph-rsid="00a5b6c8" style:font-style-asian="normal" style:font-weight-asian="bold" style:font-style-complex="normal" style:font-weight-complex="bold"/>
    </style:style>
    <style:style style:name="P266" style:family="paragraph" style:parent-style-name="Table_20_Contents">
      <style:text-properties fo:font-weight="bold" style:font-weight-asian="bold" style:font-weight-complex="bold"/>
    </style:style>
    <style:style style:name="P267" style:family="paragraph" style:parent-style-name="Table_20_Contents">
      <style:text-properties fo:font-weight="bold" officeooo:rsid="008b4493" officeooo:paragraph-rsid="008b4493" style:font-weight-asian="bold" style:font-weight-complex="bold"/>
    </style:style>
    <style:style style:name="P268" style:family="paragraph" style:parent-style-name="Table_20_Contents">
      <style:text-properties fo:font-weight="bold" officeooo:rsid="009177b6" officeooo:paragraph-rsid="009177b6" style:font-weight-asian="bold" style:font-weight-complex="bold"/>
    </style:style>
    <style:style style:name="P269" style:family="paragraph" style:parent-style-name="Table_20_Contents">
      <style:text-properties fo:font-weight="bold" officeooo:rsid="00919bbd" officeooo:paragraph-rsid="00919bbd" style:font-weight-asian="bold" style:font-weight-complex="bold"/>
    </style:style>
    <style:style style:name="P270" style:family="paragraph" style:parent-style-name="Table_20_Contents">
      <style:text-properties fo:font-weight="bold" officeooo:rsid="00938bb4" officeooo:paragraph-rsid="00938bb4" style:font-weight-asian="bold" style:font-weight-complex="bold"/>
    </style:style>
    <style:style style:name="P271" style:family="paragraph" style:parent-style-name="Table_20_Contents">
      <style:text-properties fo:font-weight="bold" officeooo:rsid="0094fac4" officeooo:paragraph-rsid="0094fac4" style:font-weight-asian="bold" style:font-weight-complex="bold"/>
    </style:style>
    <style:style style:name="P272" style:family="paragraph" style:parent-style-name="Table_20_Contents">
      <style:text-properties officeooo:rsid="008b4493" officeooo:paragraph-rsid="008b4493"/>
    </style:style>
    <style:style style:name="P273" style:family="paragraph" style:parent-style-name="Table_20_Contents">
      <style:text-properties officeooo:rsid="009177b6" officeooo:paragraph-rsid="009177b6"/>
    </style:style>
    <style:style style:name="P274" style:family="paragraph" style:parent-style-name="Table_20_Contents">
      <style:text-properties fo:font-weight="normal" officeooo:rsid="009177b6" officeooo:paragraph-rsid="009177b6" style:font-weight-asian="normal" style:font-weight-complex="normal"/>
    </style:style>
    <style:style style:name="P275" style:family="paragraph" style:parent-style-name="Table_20_Contents">
      <style:text-properties fo:font-weight="normal" officeooo:rsid="00938bb4" officeooo:paragraph-rsid="00938bb4" style:font-weight-asian="normal" style:font-weight-complex="normal"/>
    </style:style>
    <style:style style:name="P276" style:family="paragraph" style:parent-style-name="Table_20_Contents">
      <style:text-properties fo:font-weight="normal" officeooo:rsid="0094fac4" officeooo:paragraph-rsid="0094fac4" style:font-weight-asian="normal" style:font-weight-complex="normal"/>
    </style:style>
    <style:style style:name="P277" style:family="paragraph" style:parent-style-name="Table_20_Contents">
      <style:text-properties officeooo:rsid="00919bbd" officeooo:paragraph-rsid="00919bbd"/>
    </style:style>
    <style:style style:name="P278" style:family="paragraph" style:parent-style-name="Table_20_Contents">
      <style:text-properties officeooo:rsid="0094fac4" officeooo:paragraph-rsid="0094fac4"/>
    </style:style>
    <style:style style:name="P279" style:family="paragraph" style:parent-style-name="Standard" style:list-style-name="L1">
      <style:text-properties fo:font-weight="bold" officeooo:rsid="001d2869" officeooo:paragraph-rsid="001d2869" style:font-weight-asian="bold" style:font-weight-complex="bold"/>
    </style:style>
    <style:style style:name="P280" style:family="paragraph" style:parent-style-name="Standard" style:list-style-name="L3">
      <style:text-properties fo:font-weight="bold" officeooo:rsid="002bced8" officeooo:paragraph-rsid="002bced8" style:font-weight-asian="bold" style:font-weight-complex="bold"/>
    </style:style>
    <style:style style:name="P281" style:family="paragraph" style:parent-style-name="Standard" style:list-style-name="L5">
      <style:text-properties fo:font-weight="bold" officeooo:rsid="00726437" officeooo:paragraph-rsid="00726437" style:font-weight-asian="bold" style:font-weight-complex="bold"/>
    </style:style>
    <style:style style:name="P282" style:family="paragraph" style:parent-style-name="Standard" style:list-style-name="L6">
      <style:text-properties fo:font-weight="bold" officeooo:rsid="007ca3d0" officeooo:paragraph-rsid="007ca3d0" style:font-weight-asian="bold" style:font-weight-complex="bold"/>
    </style:style>
    <style:style style:name="P283" style:family="paragraph" style:parent-style-name="Standard" style:list-style-name="L6">
      <style:text-properties fo:font-weight="bold" officeooo:rsid="007ea397" officeooo:paragraph-rsid="007ea397" style:font-weight-asian="bold" style:font-weight-complex="bold"/>
    </style:style>
    <style:style style:name="P284" style:family="paragraph" style:parent-style-name="Standard" style:list-style-name="L2">
      <style:text-properties fo:font-weight="normal" officeooo:rsid="0021d7c1" officeooo:paragraph-rsid="0021d7c1" style:font-weight-asian="normal" style:font-weight-complex="normal"/>
    </style:style>
    <style:style style:name="P285" style:family="paragraph" style:parent-style-name="Standard" style:list-style-name="L4">
      <style:text-properties fo:font-weight="normal" officeooo:rsid="003e5a28" officeooo:paragraph-rsid="003e5a28" style:font-weight-asian="normal" style:font-weight-complex="normal"/>
    </style:style>
    <style:style style:name="P286" style:family="paragraph" style:parent-style-name="Standard" style:list-style-name="L6">
      <style:text-properties fo:font-weight="normal" officeooo:rsid="007ca3d0" officeooo:paragraph-rsid="007ca3d0" style:font-weight-asian="normal" style:font-weight-complex="normal"/>
    </style:style>
    <style:style style:name="P287" style:family="paragraph" style:parent-style-name="Standard" style:list-style-name="L6">
      <style:text-properties fo:font-weight="normal" officeooo:rsid="007ea397" officeooo:paragraph-rsid="007ea397" style:font-weight-asian="normal" style:font-weight-complex="normal"/>
    </style:style>
    <style:style style:name="P288" style:family="paragraph" style:parent-style-name="Standard" style:list-style-name="L7">
      <style:text-properties officeooo:paragraph-rsid="008ba6f3"/>
    </style:style>
    <style:style style:name="P289" style:family="paragraph" style:parent-style-name="Standard" style:list-style-name="L7">
      <style:text-properties fo:font-style="normal" fo:font-weight="normal" officeooo:rsid="008ba6f3" officeooo:paragraph-rsid="008ba6f3" style:font-style-asian="normal" style:font-weight-asian="normal" style:font-style-complex="normal" style:font-weight-complex="normal"/>
    </style:style>
    <style:style style:name="P290" style:family="paragraph" style:parent-style-name="Standard">
      <style:text-properties fo:font-style="normal" fo:font-weight="normal" officeooo:rsid="008e33c1" officeooo:paragraph-rsid="008e33c1" style:font-style-asian="normal" style:font-weight-asian="normal" style:font-style-complex="normal" style:font-weight-complex="normal"/>
    </style:style>
    <style:style style:name="P291" style:family="paragraph" style:parent-style-name="Standard">
      <style:text-properties fo:font-style="normal" fo:font-weight="normal" officeooo:rsid="0090eb5e" officeooo:paragraph-rsid="0090eb5e" style:font-style-asian="normal" style:font-weight-asian="normal" style:font-style-complex="normal" style:font-weight-complex="normal"/>
    </style:style>
    <style:style style:name="P292" style:family="paragraph" style:parent-style-name="Standard">
      <style:text-properties fo:font-style="normal" fo:font-weight="normal" officeooo:rsid="009177b6" officeooo:paragraph-rsid="009177b6" style:font-style-asian="normal" style:font-weight-asian="normal" style:font-style-complex="normal" style:font-weight-complex="normal"/>
    </style:style>
    <style:style style:name="P293" style:family="paragraph" style:parent-style-name="Standard">
      <style:text-properties fo:font-style="normal" fo:font-weight="normal" officeooo:rsid="00919bbd" officeooo:paragraph-rsid="009177b6" style:font-style-asian="normal" style:font-weight-asian="normal" style:font-style-complex="normal" style:font-weight-complex="normal"/>
    </style:style>
    <style:style style:name="P294" style:family="paragraph" style:parent-style-name="Standard">
      <style:text-properties fo:font-style="normal" fo:font-weight="normal" officeooo:rsid="00919bbd" officeooo:paragraph-rsid="00919bbd" style:font-style-asian="normal" style:font-weight-asian="normal" style:font-style-complex="normal" style:font-weight-complex="normal"/>
    </style:style>
    <style:style style:name="P295" style:family="paragraph" style:parent-style-name="Standard">
      <style:text-properties fo:font-style="normal" fo:font-weight="normal" officeooo:rsid="00938bb4" officeooo:paragraph-rsid="00938bb4" style:font-style-asian="normal" style:font-weight-asian="normal" style:font-style-complex="normal" style:font-weight-complex="normal"/>
    </style:style>
    <style:style style:name="P296" style:family="paragraph" style:parent-style-name="Standard">
      <style:text-properties fo:font-style="normal" fo:font-weight="normal" officeooo:rsid="0094eaf6" officeooo:paragraph-rsid="0094eaf6" style:font-style-asian="normal" style:font-weight-asian="normal" style:font-style-complex="normal" style:font-weight-complex="normal"/>
    </style:style>
    <style:style style:name="P297" style:family="paragraph" style:parent-style-name="Standard">
      <style:text-properties fo:font-style="normal" fo:font-weight="normal" officeooo:rsid="0094fac4" officeooo:paragraph-rsid="0094eaf6" style:font-style-asian="normal" style:font-weight-asian="normal" style:font-style-complex="normal" style:font-weight-complex="normal"/>
    </style:style>
    <style:style style:name="P298" style:family="paragraph" style:parent-style-name="Standard">
      <style:text-properties fo:font-style="normal" fo:font-weight="normal" officeooo:rsid="0094fac4" officeooo:paragraph-rsid="0094fac4" style:font-style-asian="normal" style:font-weight-asian="normal" style:font-style-complex="normal" style:font-weight-complex="normal"/>
    </style:style>
    <style:style style:name="P299" style:family="paragraph" style:parent-style-name="Standard">
      <style:text-properties fo:font-style="normal" fo:font-weight="normal" officeooo:rsid="00960a0b" officeooo:paragraph-rsid="00960a0b" style:font-style-asian="normal" style:font-weight-asian="normal" style:font-style-complex="normal" style:font-weight-complex="normal"/>
    </style:style>
    <style:style style:name="P300" style:family="paragraph" style:parent-style-name="Standard">
      <style:text-properties fo:font-style="normal" fo:font-weight="normal" officeooo:rsid="0097aa59" officeooo:paragraph-rsid="0097aa59" style:font-style-asian="normal" style:font-weight-asian="normal" style:font-style-complex="normal" style:font-weight-complex="normal"/>
    </style:style>
    <style:style style:name="P301" style:family="paragraph" style:parent-style-name="Standard" style:list-style-name="L9">
      <style:text-properties fo:font-style="normal" fo:font-weight="normal" officeooo:rsid="0097aa59" officeooo:paragraph-rsid="0097aa59" style:font-style-asian="normal" style:font-weight-asian="normal" style:font-style-complex="normal" style:font-weight-complex="normal"/>
    </style:style>
    <style:style style:name="P302" style:family="paragraph" style:parent-style-name="Standard">
      <style:text-properties fo:font-style="normal" fo:font-weight="normal" officeooo:rsid="009a8460" officeooo:paragraph-rsid="009a8460" style:font-style-asian="normal" style:font-weight-asian="normal" style:font-style-complex="normal" style:font-weight-complex="normal"/>
    </style:style>
    <style:style style:name="P303" style:family="paragraph" style:parent-style-name="Standard">
      <style:text-properties fo:font-style="normal" fo:font-weight="normal" officeooo:rsid="009e0bbb" officeooo:paragraph-rsid="009e0bbb" style:font-style-asian="normal" style:font-weight-asian="normal" style:font-style-complex="normal" style:font-weight-complex="normal"/>
    </style:style>
    <style:style style:name="P304" style:family="paragraph" style:parent-style-name="Standard">
      <style:text-properties fo:font-style="normal" fo:font-weight="normal" officeooo:rsid="009fb01c" officeooo:paragraph-rsid="009e0bbb" style:font-style-asian="normal" style:font-weight-asian="normal" style:font-style-complex="normal" style:font-weight-complex="normal"/>
    </style:style>
    <style:style style:name="P305" style:family="paragraph" style:parent-style-name="Standard">
      <style:text-properties fo:font-style="normal" fo:font-weight="normal" officeooo:rsid="009fb01c" officeooo:paragraph-rsid="009fb01c" style:font-style-asian="normal" style:font-weight-asian="normal" style:font-style-complex="normal" style:font-weight-complex="normal"/>
    </style:style>
    <style:style style:name="P306" style:family="paragraph" style:parent-style-name="Standard">
      <style:text-properties fo:font-style="normal" fo:font-weight="normal" officeooo:rsid="00a256b1" officeooo:paragraph-rsid="00a256b1" style:font-style-asian="normal" style:font-weight-asian="normal" style:font-style-complex="normal" style:font-weight-complex="normal"/>
    </style:style>
    <style:style style:name="P307" style:family="paragraph" style:parent-style-name="Standard">
      <style:text-properties fo:font-style="normal" fo:font-weight="normal" officeooo:rsid="00a4f681" officeooo:paragraph-rsid="00a4f681" style:font-style-asian="normal" style:font-weight-asian="normal" style:font-style-complex="normal" style:font-weight-complex="normal"/>
    </style:style>
    <style:style style:name="P308" style:family="paragraph" style:parent-style-name="Standard">
      <style:text-properties fo:font-style="normal" fo:font-weight="normal" officeooo:rsid="00a5b6c8" officeooo:paragraph-rsid="00a5b6c8" style:font-style-asian="normal" style:font-weight-asian="normal" style:font-style-complex="normal" style:font-weight-complex="normal"/>
    </style:style>
    <style:style style:name="P309" style:family="paragraph" style:parent-style-name="Standard">
      <style:text-properties fo:font-style="normal" fo:font-weight="normal" officeooo:rsid="00a9192f" officeooo:paragraph-rsid="00a9192f" style:font-style-asian="normal" style:font-weight-asian="normal" style:font-style-complex="normal" style:font-weight-complex="normal"/>
    </style:style>
    <style:style style:name="P310" style:family="paragraph" style:parent-style-name="Standard">
      <style:text-properties fo:font-style="normal" fo:font-weight="normal" officeooo:rsid="00aa745f" officeooo:paragraph-rsid="00aa745f" style:font-style-asian="normal" style:font-weight-asian="normal" style:font-style-complex="normal" style:font-weight-complex="normal"/>
    </style:style>
    <style:style style:name="P311" style:family="paragraph" style:parent-style-name="Standard">
      <style:text-properties fo:font-style="normal" fo:font-weight="normal" officeooo:rsid="00aab0fd" officeooo:paragraph-rsid="00aab0fd" style:font-style-asian="normal" style:font-weight-asian="normal" style:font-style-complex="normal" style:font-weight-complex="normal"/>
    </style:style>
    <style:style style:name="P312" style:family="paragraph" style:parent-style-name="Standard">
      <style:text-properties fo:font-style="normal" fo:font-weight="normal" officeooo:rsid="00ad1e84" officeooo:paragraph-rsid="00ad1e84" style:font-style-asian="normal" style:font-weight-asian="normal" style:font-style-complex="normal" style:font-weight-complex="normal"/>
    </style:style>
    <style:style style:name="P313" style:family="paragraph" style:parent-style-name="Standard">
      <style:text-properties fo:font-style="normal" fo:font-weight="normal" officeooo:rsid="00b1f672" officeooo:paragraph-rsid="00b1f672" style:font-style-asian="normal" style:font-weight-asian="normal" style:font-style-complex="normal" style:font-weight-complex="normal"/>
    </style:style>
    <style:style style:name="P314" style:family="paragraph" style:parent-style-name="Standard">
      <style:text-properties fo:font-style="normal" fo:font-weight="normal" officeooo:rsid="00b2e0f2" officeooo:paragraph-rsid="00b2e0f2" style:font-style-asian="normal" style:font-weight-asian="normal" style:font-style-complex="normal" style:font-weight-complex="normal"/>
    </style:style>
    <style:style style:name="P315" style:family="paragraph" style:parent-style-name="Standard">
      <style:text-properties fo:font-style="normal" fo:font-weight="normal" officeooo:rsid="00b385f9" officeooo:paragraph-rsid="00b385f9" style:font-style-asian="normal" style:font-weight-asian="normal" style:font-style-complex="normal" style:font-weight-complex="normal"/>
    </style:style>
    <style:style style:name="P316" style:family="paragraph" style:parent-style-name="Standard">
      <style:text-properties fo:font-style="normal" fo:font-weight="normal" officeooo:rsid="00b47e19" officeooo:paragraph-rsid="00b47e19" style:font-style-asian="normal" style:font-weight-asian="normal" style:font-style-complex="normal" style:font-weight-complex="normal"/>
    </style:style>
    <style:style style:name="P317" style:family="paragraph" style:parent-style-name="Standard">
      <style:text-properties fo:font-style="normal" fo:font-weight="normal" officeooo:rsid="00b5f0cd" officeooo:paragraph-rsid="00b5f0cd" style:font-style-asian="normal" style:font-weight-asian="normal" style:font-style-complex="normal" style:font-weight-complex="normal"/>
    </style:style>
    <style:style style:name="P318" style:family="paragraph" style:parent-style-name="Standard">
      <style:text-properties fo:font-style="normal" fo:font-weight="normal" officeooo:rsid="00b7ba42" officeooo:paragraph-rsid="00b7ba42" style:font-style-asian="normal" style:font-weight-asian="normal" style:font-style-complex="normal" style:font-weight-complex="normal"/>
    </style:style>
    <style:style style:name="P319" style:family="paragraph" style:parent-style-name="Standard">
      <style:text-properties fo:font-style="normal" fo:font-weight="normal" officeooo:rsid="00b8d0e6" officeooo:paragraph-rsid="00b8d0e6" style:font-style-asian="normal" style:font-weight-asian="normal" style:font-style-complex="normal" style:font-weight-complex="normal"/>
    </style:style>
    <style:style style:name="P320" style:family="paragraph" style:parent-style-name="Standard">
      <style:text-properties fo:font-style="normal" fo:font-weight="normal" officeooo:rsid="00b9d52a" officeooo:paragraph-rsid="00b9d52a" style:font-style-asian="normal" style:font-weight-asian="normal" style:font-style-complex="normal" style:font-weight-complex="normal"/>
    </style:style>
    <style:style style:name="P321" style:family="paragraph" style:parent-style-name="Standard">
      <style:text-properties fo:font-style="normal" fo:font-weight="normal" officeooo:rsid="00ba5ab4" officeooo:paragraph-rsid="00ba5ab4" style:font-style-asian="normal" style:font-weight-asian="normal" style:font-style-complex="normal" style:font-weight-complex="normal"/>
    </style:style>
    <style:style style:name="P322" style:family="paragraph" style:parent-style-name="Standard">
      <style:text-properties fo:font-style="normal" fo:font-weight="normal" officeooo:rsid="00bc0c12" officeooo:paragraph-rsid="00bc0c12" style:font-style-asian="normal" style:font-weight-asian="normal" style:font-style-complex="normal" style:font-weight-complex="normal"/>
    </style:style>
    <style:style style:name="P323" style:family="paragraph" style:parent-style-name="Standard">
      <style:text-properties fo:font-style="normal" fo:font-weight="normal" officeooo:rsid="00bd174e" officeooo:paragraph-rsid="00bd174e" style:font-style-asian="normal" style:font-weight-asian="normal" style:font-style-complex="normal" style:font-weight-complex="normal"/>
    </style:style>
    <style:style style:name="P324" style:family="paragraph" style:parent-style-name="Standard">
      <style:text-properties fo:font-style="normal" fo:font-weight="normal" officeooo:rsid="00be0e95" officeooo:paragraph-rsid="00be0e95" style:font-style-asian="normal" style:font-weight-asian="normal" style:font-style-complex="normal" style:font-weight-complex="normal"/>
    </style:style>
    <style:style style:name="P325" style:family="paragraph" style:parent-style-name="Standard">
      <style:text-properties fo:font-style="normal" fo:font-weight="normal" officeooo:rsid="00c06214" officeooo:paragraph-rsid="00c06214" style:font-style-asian="normal" style:font-weight-asian="normal" style:font-style-complex="normal" style:font-weight-complex="normal"/>
    </style:style>
    <style:style style:name="P326" style:family="paragraph" style:parent-style-name="Standard">
      <style:text-properties fo:font-style="normal" fo:font-weight="normal" officeooo:rsid="00c13a79" officeooo:paragraph-rsid="00c13a79" style:font-style-asian="normal" style:font-weight-asian="normal" style:font-style-complex="normal" style:font-weight-complex="normal"/>
    </style:style>
    <style:style style:name="P327" style:family="paragraph" style:parent-style-name="Standard">
      <style:text-properties fo:font-style="normal" fo:font-weight="normal" officeooo:rsid="00c3038f" officeooo:paragraph-rsid="00c3038f" style:font-style-asian="normal" style:font-weight-asian="normal" style:font-style-complex="normal" style:font-weight-complex="normal"/>
    </style:style>
    <style:style style:name="P328" style:family="paragraph" style:parent-style-name="Standard">
      <style:text-properties fo:font-style="normal" fo:font-weight="normal" officeooo:rsid="00c5209b" officeooo:paragraph-rsid="00c5209b" style:font-style-asian="normal" style:font-weight-asian="normal" style:font-style-complex="normal" style:font-weight-complex="normal"/>
    </style:style>
    <style:style style:name="P329" style:family="paragraph" style:parent-style-name="Standard">
      <style:text-properties fo:font-style="normal" fo:font-weight="normal" officeooo:rsid="00c7aae1" officeooo:paragraph-rsid="00c7aae1" style:font-style-asian="normal" style:font-weight-asian="normal" style:font-style-complex="normal" style:font-weight-complex="normal"/>
    </style:style>
    <style:style style:name="P330" style:family="paragraph" style:parent-style-name="Standard">
      <style:text-properties fo:font-style="normal" fo:font-weight="normal" officeooo:rsid="00c7c49f" officeooo:paragraph-rsid="00c7c49f" style:font-style-asian="normal" style:font-weight-asian="normal" style:font-style-complex="normal" style:font-weight-complex="normal"/>
    </style:style>
    <style:style style:name="P331" style:family="paragraph" style:parent-style-name="Standard">
      <style:text-properties fo:font-style="normal" fo:font-weight="normal" officeooo:rsid="00c82fd5" officeooo:paragraph-rsid="00c82fd5" style:font-style-asian="normal" style:font-weight-asian="normal" style:font-style-complex="normal" style:font-weight-complex="normal"/>
    </style:style>
    <style:style style:name="P332" style:family="paragraph" style:parent-style-name="Standard">
      <style:text-properties fo:font-style="normal" fo:font-weight="normal" officeooo:rsid="00c95fbe" officeooo:paragraph-rsid="00c95fbe" style:font-style-asian="normal" style:font-weight-asian="normal" style:font-style-complex="normal" style:font-weight-complex="normal"/>
    </style:style>
    <style:style style:name="P333" style:family="paragraph" style:parent-style-name="Standard">
      <style:text-properties fo:font-style="normal" fo:font-weight="bold" officeooo:rsid="00938bb4" officeooo:paragraph-rsid="00919bbd" style:font-style-asian="normal" style:font-weight-asian="bold" style:font-style-complex="normal" style:font-weight-complex="bold"/>
    </style:style>
    <style:style style:name="P334" style:family="paragraph" style:parent-style-name="Standard" style:list-style-name="L8">
      <style:text-properties fo:font-style="normal" fo:font-weight="bold" officeooo:rsid="0094eaf6" officeooo:paragraph-rsid="0094eaf6" style:font-style-asian="normal" style:font-weight-asian="bold" style:font-style-complex="normal" style:font-weight-complex="bold"/>
    </style:style>
    <style:style style:name="P335" style:family="paragraph" style:parent-style-name="Standard">
      <style:text-properties fo:font-style="normal" fo:font-weight="bold" officeooo:rsid="0094eaf6" officeooo:paragraph-rsid="0094eaf6" style:font-style-asian="normal" style:font-weight-asian="bold" style:font-style-complex="normal" style:font-weight-complex="bold"/>
    </style:style>
    <style:style style:name="P336" style:family="paragraph" style:parent-style-name="Standard" style:list-style-name="L9">
      <style:text-properties fo:font-style="normal" fo:font-weight="bold" officeooo:rsid="0097aa59" officeooo:paragraph-rsid="0097aa59" style:font-style-asian="normal" style:font-weight-asian="bold" style:font-style-complex="normal" style:font-weight-complex="bold"/>
    </style:style>
    <style:style style:name="P337" style:family="paragraph" style:parent-style-name="Standard">
      <style:text-properties fo:font-style="normal" fo:font-weight="bold" officeooo:rsid="00a5bb9d" officeooo:paragraph-rsid="00a5bb9d" style:font-style-asian="normal" style:font-weight-asian="bold" style:font-style-complex="normal" style:font-weight-complex="bold"/>
    </style:style>
    <style:style style:name="P338" style:family="paragraph" style:parent-style-name="Standard">
      <style:text-properties fo:font-style="normal" fo:font-weight="bold" officeooo:rsid="00a6300d" officeooo:paragraph-rsid="00a6300d" style:font-style-asian="normal" style:font-weight-asian="bold" style:font-style-complex="normal" style:font-weight-complex="bold"/>
    </style:style>
    <style:style style:name="P339" style:family="paragraph" style:parent-style-name="Standard">
      <style:text-properties fo:font-style="normal" fo:font-weight="bold" officeooo:rsid="00a9192f" officeooo:paragraph-rsid="00a9192f" style:font-style-asian="normal" style:font-weight-asian="bold" style:font-style-complex="normal" style:font-weight-complex="bold"/>
    </style:style>
    <style:style style:name="P340" style:family="paragraph" style:parent-style-name="Standard">
      <style:text-properties fo:font-style="normal" fo:font-weight="bold" officeooo:rsid="00aa745f" officeooo:paragraph-rsid="00aa745f" style:font-style-asian="normal" style:font-weight-asian="bold" style:font-style-complex="normal" style:font-weight-complex="bold"/>
    </style:style>
    <style:style style:name="P341" style:family="paragraph" style:parent-style-name="Standard" style:list-style-name="L10">
      <style:text-properties fo:font-style="normal" fo:font-weight="bold" officeooo:rsid="00aa745f" officeooo:paragraph-rsid="00aa745f" style:font-style-asian="normal" style:font-weight-asian="bold" style:font-style-complex="normal" style:font-weight-complex="bold"/>
    </style:style>
    <style:style style:name="P342" style:family="paragraph" style:parent-style-name="Standard">
      <style:text-properties fo:font-style="normal" fo:font-weight="bold" officeooo:rsid="00aab0fd" officeooo:paragraph-rsid="00aab0fd" style:font-style-asian="normal" style:font-weight-asian="bold" style:font-style-complex="normal" style:font-weight-complex="bold"/>
    </style:style>
    <style:style style:name="P343" style:family="paragraph" style:parent-style-name="Standard">
      <style:text-properties fo:font-style="normal" fo:font-weight="bold" officeooo:rsid="00ad1e84" officeooo:paragraph-rsid="00ad1e84" style:font-style-asian="normal" style:font-weight-asian="bold" style:font-style-complex="normal" style:font-weight-complex="bold"/>
    </style:style>
    <style:style style:name="P344" style:family="paragraph" style:parent-style-name="Standard">
      <style:text-properties fo:font-style="normal" fo:font-weight="bold" officeooo:rsid="00af10bb" officeooo:paragraph-rsid="00af10bb" style:font-style-asian="normal" style:font-weight-asian="bold" style:font-style-complex="normal" style:font-weight-complex="bold"/>
    </style:style>
    <style:style style:name="P345" style:family="paragraph" style:parent-style-name="Standard">
      <style:text-properties fo:font-style="normal" fo:font-weight="bold" officeooo:rsid="00af3f57" officeooo:paragraph-rsid="00af3f57" style:font-style-asian="normal" style:font-weight-asian="bold" style:font-style-complex="normal" style:font-weight-complex="bold"/>
    </style:style>
    <style:style style:name="P346" style:family="paragraph" style:parent-style-name="Standard">
      <style:text-properties fo:font-style="normal" fo:font-weight="bold" officeooo:rsid="00afe4b9" officeooo:paragraph-rsid="00afe4b9" style:font-style-asian="normal" style:font-weight-asian="bold" style:font-style-complex="normal" style:font-weight-complex="bold"/>
    </style:style>
    <style:style style:name="P347" style:family="paragraph" style:parent-style-name="Standard">
      <style:text-properties fo:font-style="normal" fo:font-weight="bold" officeooo:rsid="00b385f9" officeooo:paragraph-rsid="00b385f9" style:font-style-asian="normal" style:font-weight-asian="bold" style:font-style-complex="normal" style:font-weight-complex="bold"/>
    </style:style>
    <style:style style:name="P348" style:family="paragraph" style:parent-style-name="Standard">
      <style:text-properties fo:font-style="normal" fo:font-weight="bold" officeooo:rsid="00b5f0cd" officeooo:paragraph-rsid="00b5f0cd" style:font-style-asian="normal" style:font-weight-asian="bold" style:font-style-complex="normal" style:font-weight-complex="bold"/>
    </style:style>
    <style:style style:name="P349" style:family="paragraph" style:parent-style-name="Standard">
      <style:text-properties fo:font-style="normal" fo:font-weight="bold" officeooo:rsid="00b6c740" officeooo:paragraph-rsid="00b6c740" style:font-style-asian="normal" style:font-weight-asian="bold" style:font-style-complex="normal" style:font-weight-complex="bold"/>
    </style:style>
    <style:style style:name="P350" style:family="paragraph" style:parent-style-name="Standard">
      <style:text-properties fo:font-style="normal" fo:font-weight="bold" officeooo:rsid="00b7ba42" officeooo:paragraph-rsid="00b7ba42" style:font-style-asian="normal" style:font-weight-asian="bold" style:font-style-complex="normal" style:font-weight-complex="bold"/>
    </style:style>
    <style:style style:name="P351" style:family="paragraph" style:parent-style-name="Standard">
      <style:text-properties fo:font-style="normal" fo:font-weight="bold" officeooo:rsid="00b80438" officeooo:paragraph-rsid="00b80438" style:font-style-asian="normal" style:font-weight-asian="bold" style:font-style-complex="normal" style:font-weight-complex="bold"/>
    </style:style>
    <style:style style:name="P352" style:family="paragraph" style:parent-style-name="Standard">
      <style:text-properties fo:font-style="normal" fo:font-weight="bold" officeooo:rsid="00b87ee9" officeooo:paragraph-rsid="00b87ee9" style:font-style-asian="normal" style:font-weight-asian="bold" style:font-style-complex="normal" style:font-weight-complex="bold"/>
    </style:style>
    <style:style style:name="P353" style:family="paragraph" style:parent-style-name="Standard">
      <style:text-properties fo:font-style="normal" fo:font-weight="bold" officeooo:rsid="00b8d0e6" officeooo:paragraph-rsid="00b8d0e6" style:font-style-asian="normal" style:font-weight-asian="bold" style:font-style-complex="normal" style:font-weight-complex="bold"/>
    </style:style>
    <style:style style:name="P354" style:family="paragraph" style:parent-style-name="Standard">
      <style:text-properties fo:font-style="normal" fo:font-weight="bold" officeooo:rsid="00ba5ab4" officeooo:paragraph-rsid="00ba5ab4" style:font-style-asian="normal" style:font-weight-asian="bold" style:font-style-complex="normal" style:font-weight-complex="bold"/>
    </style:style>
    <style:style style:name="P355" style:family="paragraph" style:parent-style-name="Standard">
      <style:text-properties fo:font-style="normal" fo:font-weight="bold" officeooo:rsid="00bd174e" officeooo:paragraph-rsid="00bd174e" style:font-style-asian="normal" style:font-weight-asian="bold" style:font-style-complex="normal" style:font-weight-complex="bold"/>
    </style:style>
    <style:style style:name="P356" style:family="paragraph" style:parent-style-name="Standard">
      <style:text-properties fo:font-style="normal" fo:font-weight="bold" officeooo:rsid="00be0e95" officeooo:paragraph-rsid="00be0e95" style:font-style-asian="normal" style:font-weight-asian="bold" style:font-style-complex="normal" style:font-weight-complex="bold"/>
    </style:style>
    <style:style style:name="P357" style:family="paragraph" style:parent-style-name="Standard">
      <style:text-properties fo:font-style="normal" fo:font-weight="bold" officeooo:rsid="00c06214" officeooo:paragraph-rsid="00c06214" style:font-style-asian="normal" style:font-weight-asian="bold" style:font-style-complex="normal" style:font-weight-complex="bold"/>
    </style:style>
    <style:style style:name="P358" style:family="paragraph" style:parent-style-name="Standard">
      <style:text-properties fo:font-style="normal" fo:font-weight="bold" officeooo:rsid="00c13a79" officeooo:paragraph-rsid="00c13a79" style:font-style-asian="normal" style:font-weight-asian="bold" style:font-style-complex="normal" style:font-weight-complex="bold"/>
    </style:style>
    <style:style style:name="P359" style:family="paragraph" style:parent-style-name="Standard">
      <style:text-properties fo:font-style="normal" fo:font-weight="bold" officeooo:rsid="00c3038f" officeooo:paragraph-rsid="00c13a79" style:font-style-asian="normal" style:font-weight-asian="bold" style:font-style-complex="normal" style:font-weight-complex="bold"/>
    </style:style>
    <style:style style:name="P360" style:family="paragraph" style:parent-style-name="Standard">
      <style:text-properties fo:font-style="normal" fo:font-weight="bold" officeooo:rsid="00c3038f" officeooo:paragraph-rsid="00c3038f" style:font-style-asian="normal" style:font-weight-asian="bold" style:font-style-complex="normal" style:font-weight-complex="bold"/>
    </style:style>
    <style:style style:name="P361" style:family="paragraph" style:parent-style-name="Standard">
      <style:text-properties fo:font-style="normal" fo:font-weight="bold" officeooo:rsid="00c4e8e7" officeooo:paragraph-rsid="00c4e8e7" style:font-style-asian="normal" style:font-weight-asian="bold" style:font-style-complex="normal" style:font-weight-complex="bold"/>
    </style:style>
    <style:style style:name="P362" style:family="paragraph" style:parent-style-name="Standard">
      <style:text-properties fo:font-style="normal" fo:font-weight="bold" officeooo:rsid="00c5209b" officeooo:paragraph-rsid="00c5209b" style:font-style-asian="normal" style:font-weight-asian="bold" style:font-style-complex="normal" style:font-weight-complex="bold"/>
    </style:style>
    <style:style style:name="P363" style:family="paragraph" style:parent-style-name="Standard">
      <style:text-properties fo:font-style="normal" fo:font-weight="bold" officeooo:rsid="00c82fd5" officeooo:paragraph-rsid="00c82fd5" style:font-style-asian="normal" style:font-weight-asian="bold" style:font-style-complex="normal" style:font-weight-complex="bold"/>
    </style:style>
    <style:style style:name="P364" style:family="paragraph" style:parent-style-name="Standard">
      <style:text-properties fo:font-style="normal" fo:font-weight="bold" officeooo:rsid="00c95fbe" officeooo:paragraph-rsid="00c95fbe" style:font-style-asian="normal" style:font-weight-asian="bold" style:font-style-complex="normal" style:font-weight-complex="bold"/>
    </style:style>
    <style:style style:name="P365" style:family="paragraph" style:parent-style-name="Standard">
      <style:text-properties fo:font-style="normal" fo:font-weight="bold" officeooo:rsid="00cb4c42" officeooo:paragraph-rsid="00cb4c42"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f7694" style:font-weight-asian="normal" style:font-weight-complex="normal"/>
    </style:style>
    <style:style style:name="T3" style:family="text">
      <style:text-properties fo:font-weight="normal" officeooo:rsid="002faf15" style:font-weight-asian="normal" style:font-weight-complex="normal"/>
    </style:style>
    <style:style style:name="T4" style:family="text">
      <style:text-properties fo:font-weight="normal" officeooo:rsid="00312ac7" style:font-weight-asian="normal" style:font-weight-complex="normal"/>
    </style:style>
    <style:style style:name="T5" style:family="text">
      <style:text-properties fo:font-weight="normal" officeooo:rsid="00361cde" style:font-weight-asian="normal" style:font-weight-complex="normal"/>
    </style:style>
    <style:style style:name="T6" style:family="text">
      <style:text-properties fo:font-weight="normal" officeooo:rsid="003713ed" style:font-weight-asian="normal" style:font-weight-complex="normal"/>
    </style:style>
    <style:style style:name="T7" style:family="text">
      <style:text-properties fo:font-weight="normal" officeooo:rsid="003d9f52" style:font-weight-asian="normal" style:font-weight-complex="normal"/>
    </style:style>
    <style:style style:name="T8" style:family="text">
      <style:text-properties fo:font-weight="normal" officeooo:rsid="0040022e" style:font-weight-asian="normal" style:font-weight-complex="normal"/>
    </style:style>
    <style:style style:name="T9" style:family="text">
      <style:text-properties fo:font-weight="normal" officeooo:rsid="00528c4b" style:font-weight-asian="normal" style:font-weight-complex="normal"/>
    </style:style>
    <style:style style:name="T10" style:family="text">
      <style:text-properties fo:font-weight="normal" officeooo:rsid="006f2aa0" style:font-weight-asian="normal" style:font-weight-complex="normal"/>
    </style:style>
    <style:style style:name="T11" style:family="text">
      <style:text-properties fo:font-weight="normal" officeooo:rsid="0084cdb8" style:font-weight-asian="normal" style:font-weight-complex="normal"/>
    </style:style>
    <style:style style:name="T12" style:family="text">
      <style:text-properties fo:font-weight="normal" officeooo:rsid="0094fac4" style:font-weight-asian="normal" style:font-weight-complex="normal"/>
    </style:style>
    <style:style style:name="T13" style:family="text">
      <style:text-properties fo:font-weight="normal" officeooo:rsid="009fb01c" style:font-weight-asian="normal" style:font-weight-complex="normal"/>
    </style:style>
    <style:style style:name="T14" style:family="text">
      <style:text-properties fo:font-weight="normal" officeooo:rsid="00afe4b9" style:font-weight-asian="normal" style:font-weight-complex="normal"/>
    </style:style>
    <style:style style:name="T15" style:family="text">
      <style:text-properties fo:font-weight="normal" officeooo:rsid="00b80438" style:font-weight-asian="normal" style:font-weight-complex="normal"/>
    </style:style>
    <style:style style:name="T16" style:family="text">
      <style:text-properties fo:font-weight="normal" officeooo:rsid="00b8d0e6"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2ec76c" style:font-weight-asian="bold" style:font-weight-complex="bold"/>
    </style:style>
    <style:style style:name="T19" style:family="text">
      <style:text-properties fo:font-weight="bold" officeooo:rsid="004dacba" style:font-weight-asian="bold" style:font-weight-complex="bold"/>
    </style:style>
    <style:style style:name="T20" style:family="text">
      <style:text-properties fo:font-weight="bold" officeooo:rsid="006bbf08" style:font-weight-asian="bold" style:font-weight-complex="bold"/>
    </style:style>
    <style:style style:name="T21" style:family="text">
      <style:text-properties fo:font-weight="bold" officeooo:rsid="006ccc73" style:font-weight-asian="bold" style:font-weight-complex="bold"/>
    </style:style>
    <style:style style:name="T22" style:family="text">
      <style:text-properties fo:font-weight="bold" officeooo:rsid="007ea397" style:font-weight-asian="bold" style:font-weight-complex="bold"/>
    </style:style>
    <style:style style:name="T23" style:family="text">
      <style:text-properties fo:font-weight="bold" officeooo:rsid="007eab96" style:font-weight-asian="bold" style:font-weight-complex="bold"/>
    </style:style>
    <style:style style:name="T24" style:family="text">
      <style:text-properties fo:font-weight="bold" officeooo:rsid="00879706" style:font-weight-asian="bold" style:font-weight-complex="bold"/>
    </style:style>
    <style:style style:name="T25" style:family="text">
      <style:text-properties fo:font-weight="bold" officeooo:rsid="00938bb4" style:font-weight-asian="bold" style:font-weight-complex="bold"/>
    </style:style>
    <style:style style:name="T26" style:family="text">
      <style:text-properties fo:font-weight="bold" officeooo:rsid="0099457b" style:font-weight-asian="bold" style:font-weight-complex="bold"/>
    </style:style>
    <style:style style:name="T27" style:family="text">
      <style:text-properties fo:font-weight="bold" officeooo:rsid="00a093ae" style:font-weight-asian="bold" style:font-weight-complex="bold"/>
    </style:style>
    <style:style style:name="T28" style:family="text">
      <style:text-properties fo:font-weight="bold" officeooo:rsid="00a101f1" style:font-weight-asian="bold" style:font-weight-complex="bold"/>
    </style:style>
    <style:style style:name="T29" style:family="text">
      <style:text-properties fo:font-weight="bold" officeooo:rsid="00a1c44d" style:font-weight-asian="bold" style:font-weight-complex="bold"/>
    </style:style>
    <style:style style:name="T30" style:family="text">
      <style:text-properties fo:font-weight="bold" officeooo:rsid="00a3ed73" style:font-weight-asian="bold" style:font-weight-complex="bold"/>
    </style:style>
    <style:style style:name="T31" style:family="text">
      <style:text-properties fo:font-weight="bold" officeooo:rsid="00b36385" style:font-weight-asian="bold" style:font-weight-complex="bold"/>
    </style:style>
    <style:style style:name="T32" style:family="text">
      <style:text-properties fo:font-weight="bold" officeooo:rsid="00b47e19" style:font-weight-asian="bold" style:font-weight-complex="bold"/>
    </style:style>
    <style:style style:name="T33" style:family="text">
      <style:text-properties fo:font-weight="bold" officeooo:rsid="00ba5ab4" style:font-weight-asian="bold" style:font-weight-complex="bold"/>
    </style:style>
    <style:style style:name="T34" style:family="text">
      <style:text-properties officeooo:rsid="001f7694"/>
    </style:style>
    <style:style style:name="T35" style:family="text">
      <style:text-properties officeooo:rsid="00266be8"/>
    </style:style>
    <style:style style:name="T36" style:family="text">
      <style:text-properties officeooo:rsid="002e9458"/>
    </style:style>
    <style:style style:name="T37" style:family="text">
      <style:text-properties officeooo:rsid="002ec76c"/>
    </style:style>
    <style:style style:name="T38" style:family="text">
      <style:text-properties style:text-position="super 58%" fo:font-weight="normal" officeooo:rsid="00312ac7" style:font-weight-asian="normal" style:font-weight-complex="normal"/>
    </style:style>
    <style:style style:name="T39" style:family="text">
      <style:text-properties style:text-position="super 58%" fo:font-style="normal" fo:font-weight="normal" style:font-style-asian="normal" style:font-weight-asian="normal" style:font-style-complex="normal" style:font-weight-complex="normal"/>
    </style:style>
    <style:style style:name="T40" style:family="text">
      <style:text-properties officeooo:rsid="003713ed"/>
    </style:style>
    <style:style style:name="T41" style:family="text">
      <style:text-properties officeooo:rsid="00387ccb"/>
    </style:style>
    <style:style style:name="T42" style:family="text">
      <style:text-properties officeooo:rsid="003d9f52"/>
    </style:style>
    <style:style style:name="T43" style:family="text">
      <style:text-properties fo:font-style="italic" style:font-style-asian="italic" style:font-style-complex="italic"/>
    </style:style>
    <style:style style:name="T44" style:family="text">
      <style:text-properties fo:font-style="italic" officeooo:rsid="00a093ae"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normal" style:font-style-asian="normal" style:font-style-complex="normal"/>
    </style:style>
    <style:style style:name="T48" style:family="text">
      <style:text-properties fo:font-style="normal" officeooo:rsid="0048d6de" style:font-style-asian="normal" style:font-style-complex="normal"/>
    </style:style>
    <style:style style:name="T49" style:family="text">
      <style:text-properties fo:font-style="normal" officeooo:rsid="00581d9d" style:font-style-asian="normal" style:font-style-complex="normal"/>
    </style:style>
    <style:style style:name="T50" style:family="text">
      <style:text-properties fo:font-style="normal" officeooo:rsid="005de3ad" style:font-style-asian="normal" style:font-style-complex="normal"/>
    </style:style>
    <style:style style:name="T51" style:family="text">
      <style:text-properties fo:font-style="normal" officeooo:rsid="005f0c1f" style:font-style-asian="normal" style:font-style-complex="normal"/>
    </style:style>
    <style:style style:name="T52" style:family="text">
      <style:text-properties fo:font-style="normal" officeooo:rsid="0061b2e0" style:font-style-asian="normal" style:font-style-complex="normal"/>
    </style:style>
    <style:style style:name="T53" style:family="text">
      <style:text-properties fo:font-style="normal" officeooo:rsid="00622ed0" style:font-style-asian="normal" style:font-style-complex="normal"/>
    </style:style>
    <style:style style:name="T54" style:family="text">
      <style:text-properties fo:font-style="normal" officeooo:rsid="00678d01" style:font-style-asian="normal" style:font-style-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8ba6f3" style:font-style-asian="normal" style:font-weight-asian="bold" style:font-style-complex="normal"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48d6de" style:font-style-asian="normal" style:font-weight-asian="normal" style:font-style-complex="normal" style:font-weight-complex="normal"/>
    </style:style>
    <style:style style:name="T59" style:family="text">
      <style:text-properties fo:font-style="normal" fo:font-weight="normal" officeooo:rsid="005de3ad" style:font-style-asian="normal" style:font-weight-asian="normal" style:font-style-complex="normal" style:font-weight-complex="normal"/>
    </style:style>
    <style:style style:name="T60" style:family="text">
      <style:text-properties fo:font-style="normal" fo:font-weight="normal" officeooo:rsid="005f0c1f" style:font-style-asian="normal" style:font-weight-asian="normal" style:font-style-complex="normal" style:font-weight-complex="normal"/>
    </style:style>
    <style:style style:name="T61" style:family="text">
      <style:text-properties fo:font-style="normal" fo:font-weight="normal" officeooo:rsid="0061b2e0" style:font-style-asian="normal" style:font-weight-asian="normal" style:font-style-complex="normal" style:font-weight-complex="normal"/>
    </style:style>
    <style:style style:name="T62" style:family="text">
      <style:text-properties fo:font-style="normal" fo:font-weight="normal" officeooo:rsid="00622ed0" style:font-style-asian="normal" style:font-weight-asian="normal" style:font-style-complex="normal" style:font-weight-complex="normal"/>
    </style:style>
    <style:style style:name="T63" style:family="text">
      <style:text-properties fo:font-style="normal" fo:font-weight="normal" officeooo:rsid="008ba6f3" style:font-style-asian="normal" style:font-weight-asian="normal" style:font-style-complex="normal" style:font-weight-complex="normal"/>
    </style:style>
    <style:style style:name="T64" style:family="text">
      <style:text-properties officeooo:rsid="004dacba"/>
    </style:style>
    <style:style style:name="T65" style:family="text">
      <style:text-properties officeooo:rsid="006bbf08"/>
    </style:style>
    <style:style style:name="T66" style:family="text">
      <style:text-properties officeooo:rsid="006ccc73"/>
    </style:style>
    <style:style style:name="T67" style:family="text">
      <style:text-properties officeooo:rsid="006f2aa0"/>
    </style:style>
    <style:style style:name="T68" style:family="text">
      <style:text-properties officeooo:rsid="00709362"/>
    </style:style>
    <style:style style:name="T69" style:family="text">
      <style:text-properties officeooo:rsid="00721a17"/>
    </style:style>
    <style:style style:name="T70" style:family="text">
      <style:text-properties officeooo:rsid="00784a63"/>
    </style:style>
    <style:style style:name="T71" style:family="text">
      <style:text-properties officeooo:rsid="007ea397"/>
    </style:style>
    <style:style style:name="T72" style:family="text">
      <style:text-properties officeooo:rsid="007eab96"/>
    </style:style>
    <style:style style:name="T73" style:family="text">
      <style:text-properties officeooo:rsid="007eb662"/>
    </style:style>
    <style:style style:name="T74" style:family="text">
      <style:text-properties officeooo:rsid="007f166f"/>
    </style:style>
    <style:style style:name="T75" style:family="text">
      <style:text-properties officeooo:rsid="00879706"/>
    </style:style>
    <style:style style:name="T76" style:family="text">
      <style:text-properties officeooo:rsid="00938bb4"/>
    </style:style>
    <style:style style:name="T77" style:family="text">
      <style:text-properties officeooo:rsid="0094fac4"/>
    </style:style>
    <style:style style:name="T78" style:family="text">
      <style:text-properties officeooo:rsid="0099457b"/>
    </style:style>
    <style:style style:name="T79" style:family="text">
      <style:text-properties officeooo:rsid="00a093ae"/>
    </style:style>
    <style:style style:name="T80" style:family="text">
      <style:text-properties officeooo:rsid="00a101f1"/>
    </style:style>
    <style:style style:name="T81" style:family="text">
      <style:text-properties officeooo:rsid="00a1c44d"/>
    </style:style>
    <style:style style:name="T82" style:family="text">
      <style:text-properties officeooo:rsid="00a3ed73"/>
    </style:style>
    <style:style style:name="T83" style:family="text">
      <style:text-properties officeooo:rsid="00ab900a"/>
    </style:style>
    <style:style style:name="T84" style:family="text">
      <style:text-properties officeooo:rsid="00b36385"/>
    </style:style>
    <style:style style:name="T85" style:family="text">
      <style:text-properties officeooo:rsid="00b47e19"/>
    </style:style>
    <style:style style:name="T86" style:family="text">
      <style:text-properties officeooo:rsid="00b8d0e6"/>
    </style:style>
    <style:style style:name="T87" style:family="text">
      <style:text-properties officeooo:rsid="00ba5ab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h (Bourne Again Shell)</text:p>
      <text:p text:style-name="P1"/>
      <text:p text:style-name="P82">bash -c info</text:p>
      <text:p text:style-name="P82"/>
      <text:p text:style-name="P2">Bourne Again Shell (bash) <text:span text:style-name="T1">and </text:span>TC Shell<text:span text:style-name="T1"> </text:span>(tcsh)<text:span text:style-name="T1"> are command interpreters and high-level programming languages. </text:span></text:p>
      <text:p text:style-name="P82"/>
      <text:p text:style-name="P2">Shell scripts<text:span text:style-name="T1"> are files that use shell as a programming language. Have variables and control flow commands. </text:span></text:p>
      <text:p text:style-name="P82"/>
      <text:p text:style-name="P2"><text:span text:style-name="T1">Based on old </text:span>Bourne Shell <text:span text:style-name="T1">, and early UNIX shell.</text:span></text:p>
      <text:p text:style-name="P82"/>
      <text:p text:style-name="P82">On many systems, <text:span text:style-name="T17">sh</text:span> is a symbolic link to <text:span text:style-name="T17">bash </text:span>or <text:span text:style-name="T17">dash</text:span>. Ensuring scripts that require presence of Bourne Shell still run. When called as <text:span text:style-name="T17">sh</text:span>, <text:span text:style-name="T17">bash</text:span> does its best to emulate original <text:span text:style-name="T17">Bourne Shell</text:span>. </text:p>
      <text:p text:style-name="P82"/>
      <text:p text:style-name="P82">The <text:span text:style-name="T17">bash </text:span>executable is almost 900kb, has many features, and is well suited as a user login shell. The <text:span text:style-name="T17">dash (Debian Almquist)</text:span> shell is about 100kb, offers <text:span text:style-name="T17">Bourne Shell</text:span> compatibility for shell scripts (non-interactive use) and because of its size, can load and execute shell scripts much more quickly than <text:span text:style-name="T17">bash</text:span>.</text:p>
      <text:p text:style-name="P82"/>
      <text:p text:style-name="P82">The <text:span text:style-name="T17">Korn Shell (ksh) </text:span>ran on System V UNIX. Shell extended many features of <text:span text:style-name="T17">Borne Shell</text:span> and added <text:s/>new features.</text:p>
      <text:p text:style-name="P82"/>
      <text:p text:style-name="P82">Some features of Bourne Again Shell, such as command aliases and command-line editing are based on similar features from Korn Shell. </text:p>
      <text:p text:style-name="P82"/>
      <text:p text:style-name="P2">POSIX (Portable Operating System Interface) <text:span text:style-name="T1">family of related standards is being developed by </text:span>PASC (IEEE's Portable Application Standards Committee)<text:span text:style-name="T1">. A comprehensive FAQ on POSIX, appears at </text:span><text:a xlink:type="simple" xlink:href="http://www.opengroup.org/austin/papers/posix_faq.html" text:style-name="Internet_20_link" text:visited-style-name="Visited_20_Internet_20_Link"><text:span text:style-name="T1">http://www.opengroup.org/austin/papers/posix_faq.html</text:span></text:a></text:p>
      <text:p text:style-name="P82"/>
      <text:p text:style-name="P2">POSIX 1003.2<text:span text:style-name="T1"> describes shell functionality. Bash provides features that match requirements of this standard. Efforts under way to make bash fully comply with POSIX. </text:span></text:p>
      <text:p text:style-name="P82"/>
      <text:p text:style-name="P2"><text:span text:style-name="T1">If invoke </text:span>bash<text:span text:style-name="T1"> with –</text:span>posix<text:span text:style-name="T1"> option, behavior of </text:span>bash<text:span text:style-name="T1"> will closely match POSIX requirements. </text:span></text:p>
      <text:p text:style-name="P82"/>
      <text:p text:style-name="P2">Tip: chsh: changes login shell</text:p>
      <text:p text:style-name="P82">System admin determines shell for user upon login. User can run another shell by entering its name as command. (bash, tcsh, another shell). Must give <text:span text:style-name="T17">exit</text:span> command to exit. Nested shells. </text:p>
      <text:p text:style-name="P82"/>
      <text:p text:style-name="P82">The <text:span text:style-name="T17">chsh</text:span> changes login shell more permanently. In response to prompts, user enters password and absolute path of shell to use. </text:p>
      <text:p text:style-name="P82"/>
      <text:p text:style-name="P3">STARTUP FILES</text:p>
      <text:p text:style-name="P3"/>
      <text:p text:style-name="P83">When shell starts, it runs startup files to initialize itself. </text:p>
      <text:p text:style-name="P83"/>
      <text:p text:style-name="P83">Which files shell runs depends on whether it is:</text:p>
      <text:list xml:id="list3794872626139270857" text:style-name="L1">
        <text:list-item>
          <text:p text:style-name="P279">login shell</text:p>
        </text:list-item>
        <text:list-item>
          <text:p text:style-name="P279">interactive shell that is not aa login shell</text:p>
        </text:list-item>
        <text:list-item>
          <text:p text:style-name="P279"><text:soft-page-break/>non-interactive shell <text:span text:style-name="T1">(one use to execute shell script)</text:span></text:p>
        </text:list-item>
      </text:list>
      <text:p text:style-name="P83"/>
      <text:p text:style-name="P4">Login shell<text:span text:style-name="T1"> is first shell that displays a prompt when you log in on a system from the system console or a virtual console, remotely using </text:span>ssh<text:span text:style-name="T1"> or another program or by another means. </text:span></text:p>
      <text:p text:style-name="P83"/>
      <text:p text:style-name="P4"><text:span text:style-name="T1">When running a GUI and open a terminal emulator such as </text:span>gnome-terminal<text:span text:style-name="T1">, not logging in on system (do not provide username and password) so the shell the emulator displays is usually not a login shell: it is an interactive nonlogin shell. </text:span></text:p>
      <text:p text:style-name="P83"/>
      <text:p text:style-name="P4">Login shells<text:span text:style-name="T1"> are by their nature interactive. </text:span></text:p>
      <text:p text:style-name="P83"/>
      <text:p text:style-name="P4"><text:span text:style-name="T1">Shells started with </text:span>bash –login<text:span text:style-name="T1"> option.</text:span></text:p>
      <text:p text:style-name="P83"/>
      <text:p text:style-name="P4"><text:span text:style-name="T1">Command </text:span>echo $0<text:span text:style-name="T1"> displays </text:span>bash<text:span text:style-name="T1"> on some systems and –</text:span>bash<text:span text:style-name="T1"> on others. Latter indicates a login shell. </text:span></text:p>
      <text:p text:style-name="P83"/>
      <text:p text:style-name="P4">/etc/profile</text:p>
      <text:p text:style-name="P4"/>
      <text:p text:style-name="P83">Shell first executes commands in <text:span text:style-name="T17">/etc/profile</text:span> establishing systemwide default characteristics for users running <text:span text:style-name="T17">bash</text:span>. Some versions execute command within each of files with a <text:span text:style-name="T17">.sh</text:span> filename extension in <text:span text:style-name="T17">/etc/profile.d</text:span> directory</text:p>
      <text:p text:style-name="P83"/>
      <text:p text:style-name="P83">Root can change files in profile.d to modify shell because /etc/profile may be overwritten in an update. </text:p>
      <text:p text:style-name="P83"/>
      <text:p text:style-name="P4">Tip: Set environmental variables for all users in /etc/profile or in a *.sh file in /etc/profile.d</text:p>
      <text:p text:style-name="P83">Setting and exporting variable in etc/profile or in a file with .sh extension in /etc/profile.d directory makes variable available to every user's login shell. Variables that are exported (placed in environment) are also available to all interactive and non-interactive subshells of login shell. In ubuntu, use /etc/environment</text:p>
      <text:p text:style-name="P83"/>
      <text:p text:style-name="P4">.bash_profile <text:tab/><text:tab/>.bash_login<text:tab/><text:tab/>.profile</text:p>
      <text:p text:style-name="P4"/>
      <text:p text:style-name="P84">Next shell look for these <text:s/>files in home directory in that order. Executing commands in first of these files it finds. Can put commands in one of these files to override defaults set in /etc/profile</text:p>
      <text:p text:style-name="P84"/>
      <text:p text:style-name="P84">By default, typical Linux distro sets up new accounts with <text:span text:style-name="T17">~/.bash_profile</text:span> and <text:span text:style-name="T17">~/.bashrc </text:span>files. Default <text:span text:style-name="T17">~/.bash_profile</text:span> calls <text:span text:style-name="T17">~/.bashrc</text:span> which calls <text:span text:style-name="T17">/etc/bashrc</text:span></text:p>
      <text:p text:style-name="P84"/>
      <text:p text:style-name="P5">.bash_logout</text:p>
      <text:p text:style-name="P84">When log out, <text:span text:style-name="T17">bash</text:span> executes commands in <text:span text:style-name="T17">~/.bash_logout</text:span> file. File often holds commands that clean up after a session, such as those that remove temporary files. </text:p>
      <text:p text:style-name="P84"/>
      <text:p text:style-name="P5">Interactive Nonlogin Shell – <text:span text:style-name="T1">command in preceding startup files are not executed by interactive, nonlogin shells. However, shells inherit from the login shell variables that are declared and exported in these startup files.</text:span></text:p>
      <text:p text:style-name="P5"/>
      <text:p text:style-name="P84">.<text:span text:style-name="T17">bashrc</text:span></text:p>
      <text:p text:style-name="P5"/>
      <text:p text:style-name="P84">An interactive nonlogin shell executes commands in <text:span text:style-name="T17">~/.bashrc</text:span> file. The default <text:span text:style-name="T17">~/.bashrc</text:span> calls <text:span text:style-name="T17">/etc/bashrc</text:span></text:p>
      <text:p text:style-name="P84"><text:soft-page-break/></text:p>
      <text:p text:style-name="P5">/etc/bashrc</text:p>
      <text:p text:style-name="P5"/>
      <text:p text:style-name="P84">Although not called by <text:span text:style-name="T17">bash </text:span>directly, many <text:span text:style-name="T17">~/.bashrc</text:span> files call <text:span text:style-name="T17">/etc/bashrc</text:span></text:p>
      <text:p text:style-name="P84"/>
      <text:p text:style-name="P5">Noninteractive Shells<text:span text:style-name="T1"> – commands in previously described startup files are not executed by noninteractive shells, such as those that run shell scripts. However, if these shells are forked by a login shell, they inherit variables that are declared and exported in these startup files. Specifically </text:span>crontab<text:span text:style-name="T1"> files do not inherit variables from startup files. </text:span></text:p>
      <text:p text:style-name="P84"/>
      <text:p text:style-name="P5">BASH_ENV</text:p>
      <text:p text:style-name="P5"/>
      <text:p text:style-name="P84">Noninteractive shells look for environment variable <text:span text:style-name="T17">BASH_ENV</text:span> or <text:span text:style-name="T17">ENV</text:span> if shell is called as <text:span text:style-name="T17">bash</text:span> and execute commands in file named by this variable.</text:p>
      <text:p text:style-name="P84"/>
      <text:p text:style-name="P5">SETTING UP STARTUP FILES</text:p>
      <text:p text:style-name="P5"/>
      <text:p text:style-name="P84">Although many startup files and types of shells exist, typically user only needs <text:span text:style-name="T17">.bash_profile </text:span>and <text:span text:style-name="T17">.bashrc</text:span> files in home directory. </text:p>
      <text:p text:style-name="P84"/>
      <text:p text:style-name="P84">if [ -f ~/.bashrc ]; then . ~/.bashrc; fi</text:p>
      <text:p text:style-name="P84"/>
      <text:p text:style-name="P84">The <text:span text:style-name="T17">[ -f <text:s/>~/.bashrc</text:span> <text:span text:style-name="T17">]</text:span> tests whether file named <text:span text:style-name="T17">.bashrc</text:span> exists in home directory. See man for information on <text:span text:style-name="T17">test</text:span> and synonym <text:span text:style-name="T17">[]</text:span></text:p>
      <text:p text:style-name="P84"/>
      <text:p text:style-name="P5">TIP: Set PATH in .bash_profile</text:p>
      <text:p text:style-name="P5"><text:span text:style-name="T1">Because commands in </text:span>.bashrc<text:span text:style-name="T1"> may be executed many times, and because subshells inherit environment (exported) variables, good idea to put commands that add to existing variables in </text:span>.bash_profile<text:span text:style-name="T1"> file. </text:span><text:span text:style-name="T2">Only executes once then. Modifying variable in </text:span><text:span text:style-name="T34">.bash_profile</text:span><text:span text:style-name="T2"> causes changes made in interactive session to propagate to subshells. In contrast, modifying variable in </text:span><text:span text:style-name="T34">.bashrc</text:span><text:span text:style-name="T2"> overrides changes inherited from parent shell. </text:span></text:p>
      <text:p text:style-name="P143"/>
      <text:p text:style-name="P144">In any startup file, user must place in environment (export) those variable and functions that user wants to be available to child processes. </text:p>
      <text:p text:style-name="P144"/>
      <text:p text:style-name="P145">$ cat ~/.bash_profile</text:p>
      <text:p text:style-name="P145">if [ -f ~/.bashrc ]; then</text:p>
      <text:p text:style-name="P145">. ~/.bashrc</text:p>
      <text:p text:style-name="P145">fi</text:p>
      <text:p text:style-name="P145">PATH=$PATH:/usr/local/bin</text:p>
      <text:p text:style-name="P145">export PS1='[\h \W \!]\$ '</text:p>
      <text:p text:style-name="P145"># Read local startup file if it exists</text:p>
      <text:p text:style-name="P145"># Add /usr/local/bin to PATH</text:p>
      <text:p text:style-name="P145"># Set prompt</text:p>
      <text:p text:style-name="P145"/>
      <text:p text:style-name="P145">Then calls .bashrc</text:p>
      <text:p text:style-name="P145"/>
      <text:p text:style-name="P145">$ cat ~/.bashrc</text:p>
      <text:p text:style-name="P145">if [ -f /etc/bashrc ]; then</text:p>
      <text:p text:style-name="P145"><text:soft-page-break/>source /etc/bashrc</text:p>
      <text:p text:style-name="P145">fi</text:p>
      <text:p text:style-name="P145"># read global startup file if it exists</text:p>
      <text:p text:style-name="P145">set -o noclobber</text:p>
      <text:p text:style-name="P145">unset MAILCHECK</text:p>
      <text:p text:style-name="P145">export LANG=C</text:p>
      <text:p text:style-name="P145">export VIMINIT='set ai aw'</text:p>
      <text:p text:style-name="P145">alias df='df -h'</text:p>
      <text:p text:style-name="P145">alias rm='rm -i'</text:p>
      <text:p text:style-name="P145">alias lt='ls -ltrh | tail'</text:p>
      <text:p text:style-name="P145">alias h='history | tail'</text:p>
      <text:p text:style-name="P145">alias ch='chmod 755 ' #</text:p>
      <text:p text:style-name="P145">#</text:p>
      <text:p text:style-name="P145">#</text:p>
      <text:p text:style-name="P145">#</text:p>
      <text:p text:style-name="P145">#</text:p>
      <text:p text:style-name="P145">#</text:p>
      <text:p text:style-name="P145">prevent overwriting files</text:p>
      <text:p text:style-name="P145">turn off "you have new mail" notice</text:p>
      <text:p text:style-name="P145">set LANG variable</text:p>
      <text:p text:style-name="P145">set vim options</text:p>
      <text:p text:style-name="P145">set up aliases</text:p>
      <text:p text:style-name="P145">always do interactive rm's</text:p>
      <text:p text:style-name="P145">function switch() {</text:p>
      <text:p text:style-name="P145">local tmp=$$switch</text:p>
      <text:p text:style-name="P145">mv "$1" $tmp</text:p>
      <text:p text:style-name="P145">mv "$2" "$1"</text:p>
      <text:p text:style-name="P145">mv $tmp "$2"</text:p>
      <text:p text:style-name="P145">}</text:p>
      <text:p text:style-name="P145"/>
      <text:p text:style-name="P6">. (Dot) or <text:span text:style-name="T1">source: </text:span>Runs a startup File in Current Shell</text:p>
      <text:p text:style-name="P6"/>
      <text:p text:style-name="P6">. ~/.bashrc –<text:span text:style-name="T1"> runs bashrc</text:span></text:p>
      <text:p text:style-name="P6">source <text:s/>~/.bashrc –<text:span text:style-name="T1"> runs bashrc</text:span></text:p>
      <text:p text:style-name="P145"/>
      <text:p text:style-name="P145">These commands run script as part of current process. Consequently when use them to run a script, changes to variables from within script affect shell run the script from. </text:p>
      <text:p text:style-name="P145"/>
      <text:p text:style-name="P145">If run file as regular shell script, changes to variables remain in effect only in subshell running script, not shell script run from. </text:p>
      <text:p text:style-name="P145"/>
      <text:p text:style-name="P6">COMMANDS THAT ARE SYMBOLS</text:p>
      <text:p text:style-name="P6"/>
      <text:p text:style-name="P6">( ) - <text:span text:style-name="T1">subshell</text:span></text:p>
      <text:p text:style-name="P6">$( ) - <text:span text:style-name="T1">command substitution </text:span></text:p>
      <text:p text:style-name="P6">(( )) - <text:span text:style-name="T1">Arithmetic evaluation – synonym for </text:span>let<text:span text:style-name="T1"> (use when enclosed value contains an equal sign</text:span></text:p>
      <text:p text:style-name="P6">$(( )) - <text:span text:style-name="T1">Arithmetic expansion (not for use with an enclosed equal sign)</text:span></text:p>
      <text:p text:style-name="P6">[ ] <text:span text:style-name="T1">- The </text:span>test<text:span text:style-name="T1"> command</text:span></text:p>
      <text:p text:style-name="P6">[[ ]] <text:span text:style-name="T1">- Conditional expression, similar to </text:span>[ ] <text:span text:style-name="T1">but adds string comparisons </text:span></text:p>
      <text:p text:style-name="P145"><text:soft-page-break/></text:p>
      <text:p text:style-name="P7">REDIRECTING STANDARD ERROR</text:p>
      <text:p text:style-name="P7"/>
      <text:p text:style-name="P85">Command might send output to standard error to keep it from being mixed with data sent to standard output. By default, shell directs standard error to screen. </text:p>
      <text:p text:style-name="P85"/>
      <text:p text:style-name="P85">Systems buffers standard output but does not buffer standard error. </text:p>
      <text:p text:style-name="P85"/>
      <text:p text:style-name="P85">A <text:span text:style-name="T17">file descriptor </text:span>is place a program sends its output to and gets its input from. When program executed, shell opens three file descriptors for program:</text:p>
      <text:list xml:id="list8560524419732305173" text:style-name="L2">
        <text:list-item>
          <text:p text:style-name="P284">0 – standard input</text:p>
        </text:list-item>
        <text:list-item>
          <text:p text:style-name="P284">1 – standard output</text:p>
        </text:list-item>
        <text:list-item>
          <text:p text:style-name="P284">2 – standard error</text:p>
        </text:list-item>
      </text:list>
      <text:p text:style-name="P85"/>
      <text:p text:style-name="P85">&gt; is shorthand for <text:span text:style-name="T17">1&gt;</text:span> which tells shell to redirect standard output. </text:p>
      <text:p text:style-name="P85">&lt; is shorthand for <text:span text:style-name="T17">0&lt;</text:span> which tells shell to redirect standard input.</text:p>
      <text:p text:style-name="P85">2&gt; - redirects standard error. </text:p>
      <text:p text:style-name="P85"/>
      <text:p text:style-name="P7">$ cat y</text:p>
      <text:p text:style-name="P85">This is y.</text:p>
      <text:p text:style-name="P7">$ cat x</text:p>
      <text:p text:style-name="P85">cat: x: No such file or directory$ cat x y</text:p>
      <text:p text:style-name="P85">cat: x: No such file or directory</text:p>
      <text:p text:style-name="P85">This is y.</text:p>
      <text:p text:style-name="P85"/>
      <text:p text:style-name="P85">//If redirect stdout, output sent to stderr not affected</text:p>
      <text:p text:style-name="P7">$ cat x y &gt; hold</text:p>
      <text:p text:style-name="P85">cat: x: No such file or directory</text:p>
      <text:p text:style-name="P7">$ cat hold</text:p>
      <text:p text:style-name="P85">This is y.</text:p>
      <text:p text:style-name="P85"/>
      <text:p text:style-name="P85">//Same holds for when stdout sent through a pipe</text:p>
      <text:p text:style-name="P85">$ cat x y | tr "[a-z]" "[A-Z]"</text:p>
      <text:p text:style-name="P85">cat: x: No such file or directory</text:p>
      <text:p text:style-name="P85">THIS IS Y.</text:p>
      <text:p text:style-name="P85"/>
      <text:p text:style-name="P7">$ cat x y 1&gt; hold1 2&gt; hold2</text:p>
      <text:p text:style-name="P7">$ cat hold1</text:p>
      <text:p text:style-name="P85">This is y.</text:p>
      <text:p text:style-name="P7">$ cat hold2</text:p>
      <text:p text:style-name="P85">cat: x: No such file or directory</text:p>
      <text:p text:style-name="P85"/>
      <text:p text:style-name="P85">The <text:span text:style-name="T17">&amp;&gt; </text:span>token redirects standard output and standard error to a single file</text:p>
      <text:p text:style-name="P85"/>
      <text:p text:style-name="P7">$ cat x y &amp;&gt; hold</text:p>
      <text:p text:style-name="P7">$ cat hold</text:p>
      <text:p text:style-name="P85">cat: x: No such file or directory</text:p>
      <text:p text:style-name="P85">This is y.</text:p>
      <text:p text:style-name="P85"><text:soft-page-break/>Can ansl declare a file descriptor to be a duplicate of another file descriptor using <text:span text:style-name="T17">&gt;&amp;#. </text:span>In example, <text:span text:style-name="T17">2&gt;&amp;1 </text:span>declares file descriptor 2 to be duplicate of file descriptor 1.</text:p>
      <text:p text:style-name="P85"/>
      <text:p text:style-name="P7">$ cat x y 1&gt; hold 2&gt;&amp;1</text:p>
      <text:p text:style-name="P7">$ cat hold</text:p>
      <text:p text:style-name="P85">cat: x: No such file or directory</text:p>
      <text:p text:style-name="P85">This is y.</text:p>
      <text:p text:style-name="P86"/>
      <text:p text:style-name="P86">If redirection appeared in opposite order. 2&gt;&amp;1 before 1&gt;hold, then standard error would have been made a duplicate of standard output before standard output was redirected to hold. Only standard output would have been redirected to hold in that case. </text:p>
      <text:p text:style-name="P86"/>
      <text:p text:style-name="P86">Next example declares file descriptor 2 to be duplicate of file descriptor 1 and sends output for file descriptor 1 (as well as Fd 2) through pipe to <text:span text:style-name="T17">tr</text:span> command/</text:p>
      <text:p text:style-name="P86"/>
      <text:p text:style-name="P9">$ cat x y 2&gt;&amp;1 | tr "[a-z]" "[A-Z]"</text:p>
      <text:p text:style-name="P86">CAT: X: NO SUCH FILE OR DIRECTORY</text:p>
      <text:p text:style-name="P86">THIS IS Y.</text:p>
      <text:p text:style-name="P86"/>
      <text:p text:style-name="P86">The token <text:span text:style-name="T17">|&amp; </text:span>is shorthand for <text:span text:style-name="T17">2&gt;&amp;1 |:</text:span></text:p>
      <text:p text:style-name="P9"/>
      <text:p text:style-name="P8">$ cat x y |&amp; tr "[a-z]" "[A-Z]"</text:p>
      <text:p text:style-name="P87">CAT: X: NO SUCH FILE OR DIRECTORY</text:p>
      <text:p text:style-name="P87">THIS IS Y.</text:p>
      <text:p text:style-name="P87"/>
      <text:p text:style-name="P87">Can use <text:span text:style-name="T17">1&gt;&amp;2 </text:span>(or simply <text:span text:style-name="T17">&gt;&amp;2</text:span>) to redirect standard output of command to standard error. </text:p>
      <text:p text:style-name="P87"/>
      <text:p text:style-name="P87">Shell scripts use this technique to send output of <text:span text:style-name="T17">echo</text:span> to standard error. In following sript, standard output of the first <text:span text:style-name="T17">echo</text:span> is redirected to standard error</text:p>
      <text:p text:style-name="P87"/>
      <text:p text:style-name="P8">$ cat x y |&amp; tr "[a-z]" "[A-Z]"</text:p>
      <text:p text:style-name="P87">CAT: X: NO SUCH FILE OR DIRECTORY</text:p>
      <text:p text:style-name="P87">THIS IS Y.</text:p>
      <text:p text:style-name="P87"/>
      <text:p text:style-name="P87">If you redirect standard output of <text:span text:style-name="T17">message_demo</text:span>, error messages such as one produced by first echo appear on screen because have not because user has not redirected standard error. Because standard output of shell script frequently redirected to a file, this technique can be used to display on screen any error messages generated by script. The <text:span text:style-name="T17">lnks</text:span> script uses this technique. </text:p>
      <text:p text:style-name="P87"/>
      <text:p text:style-name="P87">User can use <text:span text:style-name="T17">exec</text:span> builtin to create additional file descriptors and redirect standard input, standard output, and standard error of shell script from within the script.</text:p>
      <text:p text:style-name="P87"/>
      <text:p text:style-name="P8">Redirection:</text:p>
      <text:p text:style-name="P8"/>
      <text:p text:style-name="P8">&lt; filename<text:span text:style-name="T1"> – redirects standard input from filename</text:span></text:p>
      <text:p text:style-name="P8">&gt; filename <text:span text:style-name="T1">– redirects standard output to filename unless filename exists and </text:span>noclobber set<text:span text:style-name="T1">. Else, creates filename if it does not exist and overwrites it if it does</text:span></text:p>
      <text:p text:style-name="P8">&gt;! filename<text:span text:style-name="T1"> – redirects standard output to filename even if file exists and </text:span>noclobber<text:span text:style-name="T1"> is set. </text:span></text:p>
      <text:p text:style-name="P8">&gt;&gt; filename<text:span text:style-name="T1"> – redirects and appends standard output to </text:span>filename<text:span text:style-name="T1">, creates filename if it does note exist</text:span></text:p>
      <text:p text:style-name="P8"><text:soft-page-break/>&amp;&gt; filename <text:span text:style-name="T1">– Redirects standard output and standard error to filename</text:span></text:p>
      <text:p text:style-name="P8">&lt;&amp;m<text:span text:style-name="T1"> – duplicates standard input from file descriptor m</text:span></text:p>
      <text:p text:style-name="P8">[n]&gt;&amp;m<text:span text:style-name="T1"> – duplicates standard output or file descriptor n if specified from file descriptor m</text:span></text:p>
      <text:p text:style-name="P8">[n]&lt;&amp;- <text:span text:style-name="T1">– closes standard input or file descriptor n if specified</text:span></text:p>
      <text:p text:style-name="P8">[n]&gt;&amp;-<text:span text:style-name="T1"> – closes standard output or file descriptor n if specified. </text:span></text:p>
      <text:p text:style-name="P87"/>
      <text:p text:style-name="P10">WRITING AND EXECUTING A SIMPLE SHELL SCRIPT</text:p>
      <text:p text:style-name="P10"/>
      <text:p text:style-name="P88">A <text:span text:style-name="T17">shell script</text:span> is a file that holds commands the shell can execute. Can be any commands user enters in response to shell prompt. <text:span text:style-name="T35">Command in shell script might run a utility, compiled program, or another shell script. Can also use ambiguous file references or have input or output redirected or piped. </text:span></text:p>
      <text:p text:style-name="P88"/>
      <text:p text:style-name="P89">Also include <text:span text:style-name="T17">control flow</text:span> commands (<text:span text:style-name="T17">control structure</text:span>) which enable user to alter order of execution of commands in a script like in a programming language. </text:p>
      <text:p text:style-name="P89"/>
      <text:p text:style-name="P90">Shell script executes commands one after another, so allows user to simply and quickly initiate a complex series of tasks or a repetitive procedure. </text:p>
      <text:p text:style-name="P89"/>
      <text:p text:style-name="P11">Chmod: Makes a File Executable</text:p>
      <text:p text:style-name="P89"/>
      <text:p text:style-name="P90">Must have permission to read and execute a script to run it. </text:p>
      <text:p text:style-name="P90"/>
      <text:p text:style-name="P90">Can run shell scripts with bash if not executable:</text:p>
      <text:p text:style-name="P90"/>
      <text:p text:style-name="P12">$ bash whoson</text:p>
      <text:p text:style-name="P12"/>
      <text:p text:style-name="P90">The <text:span text:style-name="T17">bash </text:span>command assumes argument is an executable.</text:p>
      <text:p text:style-name="P90"/>
      <text:p text:style-name="P12"><text:span text:style-name="T1">Otherwise use </text:span>chmod<text:span text:style-name="T1"> to make file executable and use </text:span>./<text:span text:style-name="T1"> notation:</text:span></text:p>
      <text:p text:style-name="P12">$ ./whoson</text:p>
      <text:p text:style-name="P12"/>
      <text:p text:style-name="P90">User must change permissions for group or others to execute. </text:p>
      <text:p text:style-name="P90"/>
      <text:p text:style-name="P90">Read access not needed to execute a binary executable (compiled program)</text:p>
      <text:p text:style-name="P90"/>
      <text:p text:style-name="P13">#! SPECIFIES A SHELL</text:p>
      <text:p text:style-name="P13"/>
      <text:p text:style-name="P13">#! <text:span text:style-name="T1">called </text:span>hashbang<text:span text:style-name="T1"> or </text:span>shebang<text:span text:style-name="T1">. Put on first line of a shell script to tell OS which shell or other program should execute the file and which options user wants to include. </text:span></text:p>
      <text:p text:style-name="P146"/>
      <text:p text:style-name="P13"><text:span text:style-name="T1">OS checks initial characters of a program before attempting to execute it using </text:span>exec<text:span text:style-name="T1">, so these characters save system from making an unsuccessful attempt. System interprets characters after </text:span>#!<text:span text:style-name="T1"> as absolute pathname of program that is to execute the script. </text:span></text:p>
      <text:p text:style-name="P146"/>
      <text:p text:style-name="P147">Pathname can point to any program, not just a shell, and can be useful if you have a script you want to run with a shell other than the shell you ware running the script from. </text:p>
      <text:p text:style-name="P147"/>
      <text:p text:style-name="P14"><text:span text:style-name="T1">#!</text:span>/bin/bash –<text:span text:style-name="T1"> specifies bash should run script. </text:span></text:p>
      <text:p text:style-name="P147"/>
      <text:p text:style-name="P15"><text:soft-page-break/>Tip: The <text:span text:style-name="T1">bash</text:span> -e<text:span text:style-name="T1"> </text:span>and -u options can make programs less factious</text:p>
      <text:p text:style-name="P91">The <text:span text:style-name="T17">bash</text:span> <text:span text:style-name="T17">-e (errexit)</text:span> option causes <text:span text:style-name="T17">bash</text:span> to exit when a simple command (i.e. not a control structure) fails. The <text:span text:style-name="T17">bash -u (nounset)</text:span> option causes <text:span text:style-name="T17">bash</text:span> to display a message and exit when it tries to expand an unset variable. </text:p>
      <text:p text:style-name="P15">#!/bin/bash -eu</text:p>
      <text:p text:style-name="P91">Options prevent disaster wen user mistypes lines like in this script:</text:p>
      <text:p text:style-name="P91">MYDIR=/tmp/$$</text:p>
      <text:p text:style-name="P91">cd $MYDIr; rm -rf .</text:p>
      <text:p text:style-name="P91">Can also specify <text:span text:style-name="T17">-x</text:span> option to turn on debugging. </text:p>
      <text:p text:style-name="P91"/>
      <text:p text:style-name="P92">Can use <text:span text:style-name="T17">ps -f</text:span> within a shell script to display name of program that is executing the script. </text:p>
      <text:p text:style-name="P92"/>
      <text:p text:style-name="P92"># - begins a comment</text:p>
      <text:p text:style-name="P92"/>
      <text:p text:style-name="P16">EXECUTING A SHELL SCRIPT</text:p>
      <text:p text:style-name="P16"/>
      <text:p text:style-name="P16">fork and exec</text:p>
      <text:p text:style-name="P16"><text:span text:style-name="T1">Can execute commands in shell script that user does not have execute permission for by using a </text:span>bash<text:span text:style-name="T1"> command to </text:span>exec<text:span text:style-name="T1"> a shell that runs the script directly. </text:span></text:p>
      <text:p text:style-name="P92"/>
      <text:p text:style-name="P16"><text:span text:style-name="T1">Although can use </text:span>bash<text:span text:style-name="T1"> to execute a shell script, these techniques cause script to run more slowly than executing it by name. </text:span></text:p>
      <text:p text:style-name="P92"/>
      <text:p text:style-name="P16">CONTROL OPERATORS</text:p>
      <text:p text:style-name="P16"/>
      <text:p text:style-name="P92">Tokens that separate, terminate, and group commands are called <text:span text:style-name="T17">control operators</text:span>. Each implies line continuation. </text:p>
      <text:list xml:id="list9046798737762091368" text:style-name="L3">
        <text:list-item>
          <text:p text:style-name="P280">; <text:span text:style-name="T1">- Command separator</text:span></text:p>
        </text:list-item>
        <text:list-item>
          <text:p text:style-name="P280">NEWLINE<text:span text:style-name="T1"> – command initiator</text:span></text:p>
        </text:list-item>
        <text:list-item>
          <text:p text:style-name="P280">&amp;<text:span text:style-name="T1"> background task</text:span></text:p>
        </text:list-item>
        <text:list-item>
          <text:p text:style-name="P280">| <text:span text:style-name="T1">pipe</text:span></text:p>
        </text:list-item>
        <text:list-item>
          <text:p text:style-name="P280">|&amp; <text:span text:style-name="T1">standard error pipeline</text:span></text:p>
        </text:list-item>
        <text:list-item>
          <text:p text:style-name="P280">() <text:span text:style-name="T1">groups command</text:span></text:p>
        </text:list-item>
        <text:list-item>
          <text:p text:style-name="P280">|| <text:span text:style-name="T1">boolean OR</text:span></text:p>
        </text:list-item>
        <text:list-item>
          <text:p text:style-name="P280">&amp;&amp;<text:span text:style-name="T1"> boolean AND</text:span></text:p>
        </text:list-item>
        <text:list-item>
          <text:p text:style-name="P280">;; <text:span text:style-name="T1">case terminator</text:span></text:p>
        </text:list-item>
      </text:list>
      <text:p text:style-name="P92"/>
      <text:p text:style-name="P16">; and NEWLINE Separate Commands</text:p>
      <text:p text:style-name="P17"/>
      <text:p text:style-name="P17">NEWLINE <text:span text:style-name="T1">character is unique control operator because it initiates execution of command preceding it. </text:span></text:p>
      <text:p text:style-name="P17">;<text:span text:style-name="T1"> is control operator that does not initiate execution of command and does not change any aspect of how command functions. Can execute series of commands sequentially by entering them on a single line and separating them from the next using a semicolon. </text:span></text:p>
      <text:p text:style-name="P93"/>
      <text:p text:style-name="P17">| and &amp; Separte Commands And DO Something Else</text:p>
      <text:p text:style-name="P17"/>
      <text:p text:style-name="P93">Pipe symbol <text:span text:style-name="T17">(|) </text:span>and background task symbol (<text:span text:style-name="T17">&amp;</text:span>) are also control operators. They do not start execution <text:soft-page-break/>of a command but do change some aspect of how the command functi<text:span text:style-name="T36">ons.</text:span></text:p>
      <text:p text:style-name="P93"/>
      <text:p text:style-name="P94">| alters source of standard input or destination of standard output.</text:p>
      <text:p text:style-name="P94"/>
      <text:p text:style-name="P94">&amp; cause shell to execute task in background and display a prompt immediately so you can continue working on other tasks. </text:p>
      <text:p text:style-name="P94"/>
      <text:p text:style-name="P94">For each completed job, shell displays its job number and word <text:span text:style-name="T17">Done </text:span>and command line that invoked the job. Shell then displays a prompt. <text:span text:style-name="T37">When job numbers listed, number of last job started is followed by a </text:span><text:span text:style-name="T18">+</text:span><text:span text:style-name="T37"> character. And the job number of previous job is followed by a </text:span><text:span text:style-name="T18">–</text:span><text:span text:style-name="T37"> character. </text:span></text:p>
      <text:p text:style-name="P94"/>
      <text:p text:style-name="P18">&amp;&amp; and || BOOLEAN CONTROL OPERATORS</text:p>
      <text:p text:style-name="P18"/>
      <text:p text:style-name="P18">&amp;&amp; <text:span text:style-name="T1">- AND</text:span></text:p>
      <text:p text:style-name="P18">|| <text:span text:style-name="T1">- OR</text:span></text:p>
      <text:p text:style-name="P148"/>
      <text:p text:style-name="P18"><text:span text:style-name="T1">Called </text:span>short-circuiting operators. <text:span text:style-name="T1">Can be wither 0(true) or 1(false). If result of using one of these can be decided by looking only at left operand, the right operand is not evaluated. </text:span></text:p>
      <text:p text:style-name="P148"/>
      <text:p text:style-name="P18">&amp;&amp;<text:span text:style-name="T1"> - causes shell to test exit status of command preceding it. If command succeeds, </text:span>bash<text:span text:style-name="T1"> executes next command, otherwise skips. </text:span></text:p>
      <text:p text:style-name="P148"/>
      <text:p text:style-name="P18">$ mkdir bkup &amp;&amp; cp -r src bkup</text:p>
      <text:p text:style-name="P148"/>
      <text:p text:style-name="P18">||<text:span text:style-name="T1"> - causes </text:span>bash<text:span text:style-name="T1"> to test exit status of first command but has opposite effect: remaining commands executed only if first command failed (that is exited with nonzero status).</text:span></text:p>
      <text:p text:style-name="P148"/>
      <text:p text:style-name="P18">$ mkdir bkup || echo "mkdir of bkup failed" &gt;&gt; /tmp/log</text:p>
      <text:p text:style-name="P148"/>
      <text:p text:style-name="P148">Exit status of command list is exit status of last command in the list. </text:p>
      <text:p text:style-name="P148"/>
      <text:p text:style-name="P148">Can group lists with parentheses. </text:p>
      <text:p text:style-name="P148"/>
      <text:p text:style-name="P18">$ (mkdir bkup &amp;&amp; cp -r src bkup) || echo "mkdir failed" &gt;&gt; /tmp/log</text:p>
      <text:p text:style-name="P18"/>
      <text:p text:style-name="P18">&amp;&amp; <text:span text:style-name="T1">and</text:span> || <text:span text:style-name="T1">have equal precedence from left to right </text:span><text:span text:style-name="T3">in absence of parentheses. </text:span></text:p>
      <text:p text:style-name="P149"/>
      <text:p text:style-name="P19"><text:span text:style-name="T1">The </text:span>$?<text:span text:style-name="T1"> variable holds exit status of preceding command. </text:span></text:p>
      <text:p text:style-name="P150"/>
      <text:p text:style-name="P150">Yields false</text:p>
      <text:p text:style-name="P150"/>
      <text:p text:style-name="P150">$</text:p>
      <text:p text:style-name="P150">$</text:p>
      <text:p text:style-name="P150">1</text:p>
      <text:p text:style-name="P150">$</text:p>
      <text:p text:style-name="P150">$</text:p>
      <text:p text:style-name="P150">1</text:p>
      <text:p text:style-name="P150">true || false &amp;&amp; false</text:p>
      <text:p text:style-name="P150">echo $?</text:p>
      <text:p text:style-name="P150"><text:soft-page-break/>(true || false) &amp;&amp; false</text:p>
      <text:p text:style-name="P150">echo $?</text:p>
      <text:p text:style-name="P150"/>
      <text:p text:style-name="P150">Yields true</text:p>
      <text:p text:style-name="P150"/>
      <text:p text:style-name="P150">$</text:p>
      <text:p text:style-name="P150">$</text:p>
      <text:p text:style-name="P150">0</text:p>
      <text:p text:style-name="P150">$</text:p>
      <text:p text:style-name="P150">$</text:p>
      <text:p text:style-name="P150">0</text:p>
      <text:p text:style-name="P150">false &amp;&amp; false || true</text:p>
      <text:p text:style-name="P150">echo $?</text:p>
      <text:p text:style-name="P150">(false &amp;&amp; false) || true</text:p>
      <text:p text:style-name="P150">echo $?</text:p>
      <text:p text:style-name="P150"/>
      <text:p text:style-name="P19">Groups Commands</text:p>
      <text:p text:style-name="P19"><text:span text:style-name="T1">Can use parentheses control operator to group commands, called a </text:span>subshell<text:span text:style-name="T1"> for each group. Treats each group of commands as a list and creates a new process to execute each command. Each subshell has own environment, meaning own set of variables whose values can differ from those in other subshells. </text:span></text:p>
      <text:p text:style-name="P150"/>
      <text:p text:style-name="P150">Executes a and b sequentially instead of concurrently:</text:p>
      <text:p text:style-name="P150"/>
      <text:p text:style-name="P150">$ (a ; b) &amp; c &amp;</text:p>
      <text:p text:style-name="P150">[1] 15520</text:p>
      <text:p text:style-name="P150">[2] 15521</text:p>
      <text:p text:style-name="P150"/>
      <text:p text:style-name="P150">$ (a ; b) &amp; (c ; d) &amp;</text:p>
      <text:p text:style-name="P150">[1] 15528</text:p>
      <text:p text:style-name="P150">[2] 15529</text:p>
      <text:p text:style-name="P150"/>
      <text:p text:style-name="P150">$ cat cpdir</text:p>
      <text:p text:style-name="P150">(cd $1 ; tar -cf - . ) | (cd $2 ; tar -xvf - )</text:p>
      <text:p text:style-name="P150">$ ./cpdir /home/max/sources /home/max/memo/biblio ##actually run the command's</text:p>
      <text:p text:style-name="P150"/>
      <text:p text:style-name="P19"><text:span text:style-name="T1">$1 and $2 hold first and second argument. </text:span><text:span text:style-name="T4">Output of first tar can be used as input for second tar thanks to grouping. Otherwise would be eaten by 2</text:span><text:span text:style-name="T38">nd</text:span><text:span text:style-name="T4"> cd. </text:span></text:p>
      <text:p text:style-name="P151"/>
      <text:p text:style-name="P20">\ CONTINUES A COMMAND</text:p>
      <text:p text:style-name="P95"/>
      <text:p text:style-name="P95">Although not a control operator, can use <text:span text:style-name="T17">backslash \</text:span> in middle of commands when enter a long command line and cursor reaches right side of screen, can use <text:span text:style-name="T17">\</text:span> to continue command on next line. </text:p>
      <text:p text:style-name="P95"/>
      <text:p text:style-name="P95">\ escapes newline so shell ignores it. </text:p>
      <text:p text:style-name="P95"/>
      <text:p text:style-name="P96">'\' or \\ will not escape characters and just treat backslash as literal backslash. In bash “\” has no effect on backslash. </text:p>
      <text:p text:style-name="P96"/>
      <text:p text:style-name="P97">Typically better to break line immediately before or after whitespace if using backslashes</text:p>
      <text:p text:style-name="P97"><text:soft-page-break/>Examples:</text:p>
      <text:p text:style-name="P97">$ echo "Please enter the three values</text:p>
      <text:p text:style-name="P97">&gt; required to complete the transaction."</text:p>
      <text:p text:style-name="P97">Please enter the three values</text:p>
      <text:p text:style-name="P97">required to complete the transaction.</text:p>
      <text:p text:style-name="P97"/>
      <text:p text:style-name="P97">&gt; is secondary prompt (PS2), indicating shell is waiting for user to continue the unfinished command. </text:p>
      <text:p text:style-name="P97"/>
      <text:p text:style-name="P97">$ echo "Please enter the three values \</text:p>
      <text:p text:style-name="P97">&gt; required to complete the transaction."</text:p>
      <text:p text:style-name="P97">Please enter the three values required to complete the transaction.</text:p>
      <text:p text:style-name="P97"/>
      <text:p text:style-name="P97">$ echo 'Please enter the three values \</text:p>
      <text:p text:style-name="P97">&gt; required to complete the transaction.'</text:p>
      <text:p text:style-name="P97">Please enter the three values \</text:p>
      <text:p text:style-name="P97">required to complete the transaction.</text:p>
      <text:p text:style-name="P95"/>
      <text:p text:style-name="P21">Job Control</text:p>
      <text:p text:style-name="P21"/>
      <text:p text:style-name="P97">A <text:span text:style-name="T17">job</text:span> is another name for a process running a pipeline (which can be a simple command). Can move jobs to bg, from bg to fg, or kill them, suspend them, or list them. </text:p>
      <text:p text:style-name="P21"/>
      <text:p text:style-name="P21">jobs – <text:span text:style-name="T1">builtin to list all background jobs. </text:span></text:p>
      <text:p text:style-name="P152"/>
      <text:p text:style-name="P152">$ sleep 60 &amp;</text:p>
      <text:p text:style-name="P152">[1] 7809</text:p>
      <text:p text:style-name="P152">$ jobs</text:p>
      <text:p text:style-name="P152">[1] + Running</text:p>
      <text:p text:style-name="P152">sleep 60 &amp;</text:p>
      <text:p text:style-name="P152"/>
      <text:p text:style-name="P21">fg - <text:span text:style-name="T1"><text:s/>brings jobs to foreground. </text:span><text:span text:style-name="T5">Each job has job number and PID. </text:span></text:p>
      <text:p text:style-name="P98"/>
      <text:p text:style-name="P97">Shell discards job numbers when job is finished and reuses discarded job numbers</text:p>
      <text:p text:style-name="P97"/>
      <text:p text:style-name="P22"><text:span text:style-name="T1">can use </text:span>fg [job number] <text:span text:style-name="T1">to bring job to fg </text:span></text:p>
      <text:p text:style-name="P153">OR</text:p>
      <text:p text:style-name="P22">%[job number]<text:line-break/><text:span text:style-name="T6">OR</text:span></text:p>
      <text:p text:style-name="P22"><text:span text:style-name="T41">fg </text:span>%<text:span text:style-name="T6">[command string] – $ </text:span><text:span text:style-name="T40">fg %find </text:span><text:span text:style-name="T6">or </text:span><text:span text:style-name="T40">$ fg %f</text:span></text:p>
      <text:p text:style-name="P99">OR</text:p>
      <text:p text:style-name="P24">fg%?<text:span text:style-name="T1">[string] </text:span><text:s/>– $ fg %?ace</text:p>
      <text:p text:style-name="P97"/>
      <text:p text:style-name="P22">$ fg 2</text:p>
      <text:p text:style-name="P97">find /usr -name ace -print &gt; findout</text:p>
      <text:p text:style-name="P97"/>
      <text:p text:style-name="P22">$ %2</text:p>
      <text:p text:style-name="P97">find /usr -name ace -print &gt; findout</text:p>
      <text:p text:style-name="P97"/>
      <text:p text:style-name="P23"><text:span text:style-name="T1">If only one job in background, calling </text:span>fg<text:span text:style-name="T1"> alone moves it to fg. </text:span></text:p>
      <text:p text:style-name="P153"><text:soft-page-break/></text:p>
      <text:p text:style-name="P25">SUSPENDING A JOB:</text:p>
      <text:p text:style-name="P25"/>
      <text:p text:style-name="P25">CTRL-Z –<text:span text:style-name="T1"> can be used to suspend a job. Displays message that says </text:span>Stopped. </text:p>
      <text:p text:style-name="P100"/>
      <text:p text:style-name="P25">Bg: sends a Job to the Background</text:p>
      <text:p text:style-name="P25"/>
      <text:p text:style-name="P100">To move fg job to bg, must first suspend job with <text:span text:style-name="T17">CTRL-Z</text:span>. Then can use <text:span text:style-name="T17">bg</text:span> builtin to resume execution of job in bg. </text:p>
      <text:p text:style-name="P100"/>
      <text:p text:style-name="P100">Shell keeps user informed about changes in status of job notifying user when background job starts, completes, or stops, perhaps because it is waiting for input from terminal. Shell also alerts user when foreground job is suspended. Shell does not display these notices until just before it displays a prompt so that other work isn't interrupted. </text:p>
      <text:p text:style-name="P100"/>
      <text:p text:style-name="P101">User can set <text:span text:style-name="T17">notify</text:span> to cause shell to display notices without delay. </text:p>
      <text:p text:style-name="P101"/>
      <text:p text:style-name="P101">If user tries to exit from nonlogin shell while jobs are stopped, the shell issues a warning and does not allow user to exit. If user tries to review list of jobs or immediately tries to exit from shell again, shell allows exit. </text:p>
      <text:p text:style-name="P101"/>
      <text:p text:style-name="P101">If <text:span text:style-name="T17">huponexit</text:span> is not set (not set by default) stopped jobs remain stopped and background jobs keep running in background. If set, shell terminates these jobs</text:p>
      <text:p text:style-name="P101"/>
      <text:p text:style-name="P26">MANIPULATING THE DIRECTORY STACK</text:p>
      <text:p text:style-name="P26"/>
      <text:p text:style-name="P102">Both <text:span text:style-name="T17">bash</text:span> and <text:span text:style-name="T17">tcsh</text:span> allow user to store list of directories being worked with, enabling user to move easily among them. List is referred to as a <text:span text:style-name="T17">stack,</text:span> because it has LIFO structure. </text:p>
      <text:p text:style-name="P102"/>
      <text:p text:style-name="P27">:dirs<text:span text:style-name="T1"> – displays the stack. When empty displays name of working directory. </text:span></text:p>
      <text:p text:style-name="P102"/>
      <text:p text:style-name="P27">:pushd<text:span text:style-name="T1"> – pushes a directory on the stack. When user supplies the </text:span>pushd<text:span text:style-name="T1"> (push directory) builtin with one argument, it pushes directory specified by argument on the stack, changes directories to specified directory, and displays the stack. When called without an argument, it swaps top two directories on stack</text:span></text:p>
      <text:p text:style-name="P102"/>
      <text:p text:style-name="P27">$ pushd ../demo</text:p>
      <text:p text:style-name="P102">~/demo ~/literature</text:p>
      <text:p text:style-name="P27">$ pwd</text:p>
      <text:p text:style-name="P102">/home/sam/demo</text:p>
      <text:p text:style-name="P27">$ pushd ../names</text:p>
      <text:p text:style-name="P102">~/names ~/demo ~/literature</text:p>
      <text:p text:style-name="P27">$ pwd</text:p>
      <text:p text:style-name="P27"/>
      <text:p text:style-name="P103">Can use <text:span text:style-name="T17">pushd</text:span> with <text:span text:style-name="T17">+</text:span> and number indicating index of directory want to make top of stack. <text:span text:style-name="T17">Cd</text:span> changes stack directory to another directory. </text:p>
      <text:p text:style-name="P103"/>
      <text:p text:style-name="P103">Can use <text:span text:style-name="T17">cd – </text:span>to change to previous directory, whether or not user explicitly created directory stack.</text:p>
      <text:p text:style-name="P103"/>
      <text:p text:style-name="P28"><text:soft-page-break/>Popd – POPS A DIRECTORY OFF THE STACK</text:p>
      <text:p text:style-name="P28"/>
      <text:p text:style-name="P28">:popd<text:span text:style-name="T1"> – without argument, </text:span>popd<text:span text:style-name="T1"> rmeoves top directory from stack and changes working directory to new top directory. </text:span><text:span text:style-name="T7">To remove specific directory, use </text:span><text:span text:style-name="T42">+ </text:span><text:span text:style-name="T7">and index of directory in stack</text:span></text:p>
      <text:p text:style-name="P154"/>
      <text:p text:style-name="P29">$ dirs</text:p>
      <text:p text:style-name="P155">~/literature ~/demo ~/names</text:p>
      <text:p text:style-name="P29">$ popd +1</text:p>
      <text:p text:style-name="P155">~/literature ~/names</text:p>
      <text:p text:style-name="P155"/>
      <text:p text:style-name="P30">PARAMETERS AND VARIABLES</text:p>
      <text:p text:style-name="P30"/>
      <text:p text:style-name="P104">Within a shell, a <text:span text:style-name="T17">shell parameter</text:span> is associated with a value user or shell script can access. </text:p>
      <text:p text:style-name="P104"/>
      <text:list xml:id="list2609213003196058971" text:style-name="L4">
        <text:list-item>
          <text:p text:style-name="P285">User created variables</text:p>
        </text:list-item>
        <text:list-item>
          <text:p text:style-name="P285">Keyword variables</text:p>
        </text:list-item>
        <text:list-item>
          <text:p text:style-name="P285">Positional parameters</text:p>
        </text:list-item>
        <text:list-item>
          <text:p text:style-name="P285">Special parameters</text:p>
        </text:list-item>
      </text:list>
      <text:p text:style-name="P104"/>
      <text:p text:style-name="P31">Parameters<text:span text:style-name="T1"> whose names consist of letters, digits, and underscores are referred to as </text:span>variables. <text:span text:style-name="T8">Variable name must start with a letter or underscore, not a number. Cannot have hyphen, etc. </text:span></text:p>
      <text:p text:style-name="P156"/>
      <text:p text:style-name="P32">Variables <text:span text:style-name="T1">user names and assigns value to are </text:span>user-created variables<text:span text:style-name="T1">. Can change values of user created variables at any time, or can make them </text:span>readonly<text:span text:style-name="T1"> so that values cannot be changed. </text:span></text:p>
      <text:p text:style-name="P157"/>
      <text:p text:style-name="P33">Bash syntax:</text:p>
      <text:p text:style-name="P33"/>
      <text:p text:style-name="P33">variable=value</text:p>
      <text:p text:style-name="P158"/>
      <text:p text:style-name="P158">cannot have spaces on either side of =. </text:p>
      <text:p text:style-name="P158"/>
      <text:p text:style-name="P34">tcsh syntax:</text:p>
      <text:p text:style-name="P34"/>
      <text:p text:style-name="P34">set myvar = abc</text:p>
      <text:p text:style-name="P34"/>
      <text:p text:style-name="P35">bash<text:span text:style-name="T1"> permits user to put variable assignments at beginning of a command line. </text:span></text:p>
      <text:p text:style-name="P159"/>
      <text:p text:style-name="P159">$ cat my_script</text:p>
      <text:p text:style-name="P159">echo $TEMPDIR</text:p>
      <text:p text:style-name="P159">$ TEMPDIR=/home/sam/temp ./my_script</text:p>
      <text:p text:style-name="P159">/home/sam/temp</text:p>
      <text:p text:style-name="P159">$ echo $TEMPDIR</text:p>
      <text:p text:style-name="P159">$</text:p>
      <text:p text:style-name="P159"/>
      <text:p text:style-name="P35">Keyword variables<text:span text:style-name="T1"> have special meaning to shell and usually have short, mnemonic names. When start a shell (by logging in, for example), shell inherits several keyword variables from environment. </text:span></text:p>
      <text:p text:style-name="P159"/>
      <text:p text:style-name="P35">HOME = <text:span text:style-name="T1">home directory</text:span></text:p>
      <text:p text:style-name="P35"><text:soft-page-break/>PATH = <text:span text:style-name="T1">determines which directories the shell searches and in which order to locate commands you give the shell. </text:span></text:p>
      <text:p text:style-name="P159"/>
      <text:p text:style-name="P159">Shell creates and initialized with default values other keyword variables when you start in. </text:p>
      <text:p text:style-name="P159"/>
      <text:p text:style-name="P159">Can change values of most keyword shell variables. Best to do so in a startup file. Can also make keyword variables read only. </text:p>
      <text:p text:style-name="P159"/>
      <text:p text:style-name="P35"><text:span text:style-name="T1">Names of </text:span>positional<text:span text:style-name="T1"> or </text:span>special parameters<text:span text:style-name="T1"> do not resemble variables names. Most have one-character names (for example, </text:span>1, ?<text:span text:style-name="T1">, and </text:span>#<text:span text:style-name="T1">.) and are referenced (as are all variables) with preceding $</text:span>. </text:p>
      <text:p text:style-name="P35"/>
      <text:p text:style-name="P105">Whenever a command is run, each argument on command line becomes the value of a <text:span text:style-name="T17">positional parameter</text:span>. Enables user to access command line arguments (<text:span text:style-name="T17">$1, $2, etc)</text:span>. The <text:span text:style-name="T17">set</text:span> builtin enables user to assign values to positional parameters. </text:p>
      <text:p text:style-name="P105"/>
      <text:p text:style-name="P36">Special parameters<text:span text:style-name="T1"> are other frequently needed values, such as name of last executed command, number of positional parameters, and status of most recently executed command. Cannot assign value to special parameters. </text:span></text:p>
      <text:p text:style-name="P105"/>
      <text:p text:style-name="P36">USER CREATED VARIABLES</text:p>
      <text:p text:style-name="P36"/>
      <text:p text:style-name="P36">$ person=max</text:p>
      <text:p text:style-name="P36">$ echo person</text:p>
      <text:p text:style-name="P105">person</text:p>
      <text:p text:style-name="P36">$ echo $person</text:p>
      <text:p text:style-name="P105">max</text:p>
      <text:p text:style-name="P105"/>
      <text:p text:style-name="P105">Shell substitutes value of variable only when user precedes name of variable with <text:span text:style-name="T17">$</text:span>. shell substitutes value of variable instead of using literal string. </text:p>
      <text:p text:style-name="P105"/>
      <text:p text:style-name="P106">User can prevent shell from substituting value for variable by enclosing variable name in single quotes <text:span text:style-name="T17">'$person' </text:span>or using a backslash <text:span text:style-name="T17">\$person</text:span>. Double quotes <text:span text:style-name="T17">“$person”</text:span> will still substitute value. </text:p>
      <text:p text:style-name="P106"/>
      <text:p text:style-name="P106">Using double quotes can be good because of this. </text:p>
      <text:p text:style-name="P106"/>
      <text:p text:style-name="P106">If value of variable contains a <text:span text:style-name="T17">special character</text:span> such as <text:span text:style-name="T17">*</text:span> or <text:span text:style-name="T17">?</text:span> The shell <text:span text:style-name="T43">might</text:span><text:span text:style-name="T45"> </text:span><text:span text:style-name="T47">expand that variable. </text:span></text:p>
      <text:p text:style-name="P178"/>
      <text:p text:style-name="P178">$ memo=max*</text:p>
      <text:p text:style-name="P178">$ ls</text:p>
      <text:p text:style-name="P178">max.report</text:p>
      <text:p text:style-name="P178">max.summary</text:p>
      <text:p text:style-name="P178">$ echo $memo</text:p>
      <text:p text:style-name="P178">max.report max.summary</text:p>
      <text:p text:style-name="P178"/>
      <text:p text:style-name="P178">$ echo "$memo"</text:p>
      <text:p text:style-name="P178">max*</text:p>
      <text:p text:style-name="P178"/>
      <text:p text:style-name="P107"><text:span text:style-name="T47">All shells process command line in specific order. Within this order, </text:span><text:span text:style-name="T55">bash </text:span><text:span text:style-name="T47">(not </text:span><text:span text:style-name="T55">tcsh</text:span><text:span text:style-name="T47">) expands variables before it interprets commands. Previous example uses “ “ to prevent </text:span><text:span text:style-name="T55">bash </text:span><text:span text:style-name="T47">from performing pathname </text:span><text:soft-page-break/><text:span text:style-name="T47">expansion on variable before passing to echo. </text:span></text:p>
      <text:p text:style-name="P179"/>
      <text:p text:style-name="P107"><text:span text:style-name="T47">The </text:span><text:span text:style-name="T55">$VARIABLE </text:span><text:span text:style-name="T47">syntax is special case of more general syntax </text:span><text:span text:style-name="T55">${VARIABLE}</text:span><text:span text:style-name="T47"> in which the variable name is enclosed by </text:span><text:span text:style-name="T55">${}</text:span><text:span text:style-name="T47">. Braces insulate variable name from adjacent characters. Necessary for concatenating a variable value with a string.</text:span></text:p>
      <text:p text:style-name="P179"/>
      <text:p text:style-name="P179">$</text:p>
      <text:p text:style-name="P179">$</text:p>
      <text:p text:style-name="P179">$</text:p>
      <text:p text:style-name="P179">$</text:p>
      <text:p text:style-name="P179">PREF=counter</text:p>
      <text:p text:style-name="P179">WAY=$PREFclockwise</text:p>
      <text:p text:style-name="P179">FAKE=$PREFfeit</text:p>
      <text:p text:style-name="P179">echo $WAY $FAKE</text:p>
      <text:p text:style-name="P179">$</text:p>
      <text:p text:style-name="P179"/>
      <text:p text:style-name="P107"><text:span text:style-name="T47">Preceding example does not work. Because $PREFclockwise is not defined. Must use </text:span><text:span text:style-name="T55">{} </text:span><text:span text:style-name="T47">to separate variables</text:span></text:p>
      <text:p text:style-name="P179"/>
      <text:p text:style-name="P179">$ PREF=counter</text:p>
      <text:p text:style-name="P179">$ WAY=${PREF}clockwise</text:p>
      <text:p text:style-name="P179">$ FAKE=${PREF}feit</text:p>
      <text:p text:style-name="P179">$ echo $WAY $FAKE</text:p>
      <text:p text:style-name="P179">counterclockwise counterfeit</text:p>
      <text:p text:style-name="P179"/>
      <text:p text:style-name="P37"><text:span text:style-name="T47">bash </text:span><text:span text:style-name="T57">uses </text:span><text:span text:style-name="T47">$1-$9</text:span><text:span text:style-name="T57"> to refer to command line arguments. Must use </text:span><text:span text:style-name="T47">{} </text:span><text:span text:style-name="T57">for arguments past 9</text:span><text:span text:style-name="T39">th</text:span><text:span text:style-name="T57">. </text:span><text:span text:style-name="T47">${10}, ${11}. $0 </text:span><text:span text:style-name="T57">holds name of command</text:span></text:p>
      <text:p text:style-name="P179"/>
      <text:p text:style-name="P229">unset: REMOVES A VARIABLE</text:p>
      <text:p text:style-name="P229"/>
      <text:p text:style-name="P180">Unless variable is removed, it exists for duration of shell. To remove value but not variable, assign a null value to variable. </text:p>
      <text:p text:style-name="P180"/>
      <text:p text:style-name="P180">$ echo $person</text:p>
      <text:p text:style-name="P180">zach</text:p>
      <text:p text:style-name="P180">$ person=</text:p>
      <text:p text:style-name="P180">$ echo $person</text:p>
      <text:p text:style-name="P180">$ set | grep person</text:p>
      <text:p text:style-name="P180">person=</text:p>
      <text:p text:style-name="P180"/>
      <text:p text:style-name="P108"><text:span text:style-name="T47">To remove a variable use the </text:span><text:span text:style-name="T55">unset</text:span><text:span text:style-name="T47"> builtin. </text:span></text:p>
      <text:p text:style-name="P180"/>
      <text:p text:style-name="P180">$ unset person</text:p>
      <text:p text:style-name="P180">$ echo $person</text:p>
      <text:p text:style-name="P180">$ set | grep person</text:p>
      <text:p text:style-name="P180">$</text:p>
      <text:p text:style-name="P180"/>
      <text:p text:style-name="P230">VARIABLE ATTRIBUTES</text:p>
      <text:p text:style-name="P230"/>
      <text:p text:style-name="P38"><text:soft-page-break/><text:span text:style-name="T47">readonly</text:span><text:span text:style-name="T57">: </text:span><text:span text:style-name="T47">MAKES THE VALUE OF VARIABLE PERMANENT</text:span></text:p>
      <text:p text:style-name="P230"/>
      <text:p text:style-name="P108"><text:span text:style-name="T47">Can use </text:span><text:span text:style-name="T55">readonly</text:span><text:span text:style-name="T47"> builtin to ensure value of variable cannot be changed. Must be assigned a value before user declares it to be readonly. </text:span></text:p>
      <text:p text:style-name="P180"/>
      <text:p text:style-name="P180">$ person=zach</text:p>
      <text:p text:style-name="P180">$ echo $person</text:p>
      <text:p text:style-name="P180">zach</text:p>
      <text:p text:style-name="P180">$ readonly person</text:p>
      <text:p text:style-name="P180">$ person=helen</text:p>
      <text:p text:style-name="P180">bash: person: readonly variable</text:p>
      <text:p text:style-name="P180">$ unset person</text:p>
      <text:p text:style-name="P180">bash: unset: person: cannot unset: readonly variable</text:p>
      <text:p text:style-name="P180"/>
      <text:p text:style-name="P108"><text:span text:style-name="T47">Using </text:span><text:span text:style-name="T55">readonly</text:span><text:span text:style-name="T47"> without argument, it displays a list of all readonly shell variables. </text:span></text:p>
      <text:p text:style-name="P180"/>
      <text:p text:style-name="P230">declare: LISTS AND ASSIGNS ATTRIBUTES TO VARIABLES</text:p>
      <text:p text:style-name="P230"/>
      <text:p text:style-name="P108"><text:span text:style-name="T47">The </text:span><text:span text:style-name="T55">declare</text:span><text:span text:style-name="T47"> builtin lists and sets attributes and values for shell variables. The </text:span><text:span text:style-name="T55">typeset </text:span><text:span text:style-name="T47">builtin performs same function but is deprecated. </text:span></text:p>
      <text:p text:style-name="P180"/>
      <text:p text:style-name="P38"><text:span text:style-name="T47">-</text:span><text:span text:style-name="T48">a </text:span><text:span text:style-name="T58">– Declares a variable as an array</text:span></text:p>
      <text:p text:style-name="P39"><text:span text:style-name="T47">-f </text:span><text:span text:style-name="T57">– Declares a variable to be a function name</text:span></text:p>
      <text:p text:style-name="P39"><text:span text:style-name="T47">-i </text:span><text:span text:style-name="T57">– Declares a variable to be of type integer</text:span></text:p>
      <text:p text:style-name="P39"><text:span text:style-name="T47">-r – </text:span><text:span text:style-name="T57">Makes a variable readonly; <text:s/>also readonly</text:span></text:p>
      <text:p text:style-name="P39"><text:span text:style-name="T47">-x </text:span><text:span text:style-name="T57">– Makes a variable an environment variable; also export</text:span></text:p>
      <text:p text:style-name="P181"/>
      <text:p text:style-name="P231">$ declare person1=max</text:p>
      <text:p text:style-name="P231">$ declare -r person2=zach</text:p>
      <text:p text:style-name="P231">$ declare -rx person4=zach</text:p>
      <text:p text:style-name="P231">$ declare -x person4</text:p>
      <text:p text:style-name="P231"/>
      <text:p text:style-name="P39"><text:span text:style-name="T47">readonly</text:span><text:span text:style-name="T57"> and </text:span><text:span text:style-name="T47">export</text:span><text:span text:style-name="T57"> builtins are synonyms for commands </text:span><text:span text:style-name="T47">declare -r</text:span><text:span text:style-name="T57"> and </text:span><text:span text:style-name="T47">declare -x</text:span><text:span text:style-name="T57">. Can declare variables without initializing them. Making a variable an </text:span><text:span text:style-name="T47">environment variable</text:span><text:span text:style-name="T57"> makes it available to all subshells. Until variable is initialized, it has </text:span><text:span text:style-name="T47">null value</text:span><text:span text:style-name="T57">. </text:span></text:p>
      <text:p text:style-name="P181"/>
      <text:p text:style-name="P40"><text:span text:style-name="T57">Can list options to </text:span><text:span text:style-name="T47">declare</text:span><text:span text:style-name="T57"> separately or in any order. </text:span></text:p>
      <text:p text:style-name="P182"/>
      <text:p text:style-name="P232">$ declare -x -r person3=helen</text:p>
      <text:p text:style-name="P232"/>
      <text:p text:style-name="P109"><text:span text:style-name="T47">Use </text:span><text:span text:style-name="T55">+ </text:span><text:span text:style-name="T47">in place of </text:span><text:span text:style-name="T55">–</text:span><text:span text:style-name="T47"> when want to </text:span><text:span text:style-name="T55">remove</text:span><text:span text:style-name="T47"> an attribute from a variable Cannot remove the </text:span><text:span text:style-name="T55">readonly</text:span><text:span text:style-name="T47"> attribute.</text:span></text:p>
      <text:p text:style-name="P183"/>
      <text:p text:style-name="P41"><text:span text:style-name="T47">$ declare +x person3 #</text:span><text:span text:style-name="T57">person3</text:span><text:span text:style-name="T47"> </text:span><text:span text:style-name="T57">still</text:span><text:span text:style-name="T47"> readonly</text:span></text:p>
      <text:p text:style-name="P229"/>
      <text:p text:style-name="P42"><text:span text:style-name="T47">declare</text:span><text:span text:style-name="T57"> without any arguments lists all shell variables. Same list run when run </text:span><text:span text:style-name="T47">set</text:span><text:span text:style-name="T57"> utility. </text:span></text:p>
      <text:p text:style-name="P184"/>
      <text:p text:style-name="P43"><text:span text:style-name="T47">Declare -r</text:span><text:span text:style-name="T57"> lists all readonly variables. Shows what kind of variable they are. -ir -integer readonly. </text:span></text:p>
      <text:p text:style-name="P185"/>
      <text:p text:style-name="P186"><text:soft-page-break/>By default, values of variables stored as strings. When perform arithmetic on a string, shell converts variable into a number, manipulates it, and then converts it back to a string. </text:p>
      <text:p text:style-name="P186"/>
      <text:p text:style-name="P186">A variable with integer attribute is stored as an integer. </text:p>
      <text:p text:style-name="P186"/>
      <text:p text:style-name="P233">$ declare -i COUNT</text:p>
      <text:p text:style-name="P233"/>
      <text:p text:style-name="P234">KEYWORD VARIABLES</text:p>
      <text:p text:style-name="P234"/>
      <text:p text:style-name="P44">HOME: Home Directory</text:p>
      <text:p text:style-name="P110">Default home directory is working directory when user logs in. Established when account is set up. Under Linux, name is stored in <text:span text:style-name="T17">/etc/passwd</text:span> file. </text:p>
      <text:p text:style-name="P110"/>
      <text:p text:style-name="P110">$ grep sam /etc/passwd</text:p>
      <text:p text:style-name="P110">sam:x:500:500:Sam the Great:/home/sam:/bin/bash</text:p>
      <text:p text:style-name="P110"/>
      <text:p text:style-name="P111">When user logs in, shell inherits pathname of home directory and assigns it to the environment variable <text:span text:style-name="T17">HOME (tcsh</text:span> uses <text:span text:style-name="T17">home</text:span>) <text:span text:style-name="T19">cd</text:span><text:span text:style-name="T64"> without argument changed directory to </text:span><text:span text:style-name="T19">HOME </text:span><text:span text:style-name="T64">directory. </text:span></text:p>
      <text:p text:style-name="P111"/>
      <text:p text:style-name="P112">Shell uses <text:span text:style-name="T17">HOME</text:span> to expand pathnames that use <text:span text:style-name="T17">~ </text:span>shorthand tilde notation. </text:p>
      <text:p text:style-name="P112"/>
      <text:p text:style-name="P45">PATH: Where Shell Looks for Programs</text:p>
      <text:p text:style-name="P45"/>
      <text:p text:style-name="P113">When user gives shell an absolute or relative pathname as command, it looks in specified directory for an executable file with specified filename. If file with pathname specified does not exist, the shell reports <text:span text:style-name="T17">No Such File Or Directory</text:span>. If file exists as specified but you do not have execute permission for it, or in case of shell script do not have read and execute permission for it, the shell reports <text:span text:style-name="T17">Permission Denied. </text:span></text:p>
      <text:p text:style-name="P45"/>
      <text:p text:style-name="P114">When user gives command simple file name, shell searches through certain directories (<text:span text:style-name="T17">PATH</text:span>) for program to execute. Looks for file that has same name as command and that user has execute permission for a compiled program or read and execute permission for a shell script. </text:p>
      <text:p text:style-name="P114"/>
      <text:p text:style-name="P46">PATH <text:span text:style-name="T1">(</text:span>tcsh <text:span text:style-name="T1">uses </text:span>path<text:span text:style-name="T1">) controls this search. Determined when </text:span>bash <text:span text:style-name="T1">is compiled. Normally told to search directories used to hold common commands: </text:span>/bin <text:span text:style-name="T1">or</text:span> /usr/bin<text:span text:style-name="T1"> </text:span><text:span text:style-name="T9">and others. </text:span></text:p>
      <text:p text:style-name="P160"/>
      <text:p text:style-name="P161">If shell does not find executable in PATH, shell generates one of aforementioned error messages. </text:p>
      <text:p text:style-name="P161"/>
      <text:p text:style-name="P47">PATH <text:span text:style-name="T1">specifies directories in order shell should search them. Each must be separated by a colon (</text:span>:<text:span text:style-name="T1">). </text:span></text:p>
      <text:p text:style-name="P162"/>
      <text:p text:style-name="P48">$ export PATH=/usr/local/bin:/bin:/usr/bin:~/bin:</text:p>
      <text:p text:style-name="P163"/>
      <text:p text:style-name="P164">Can add directories to front and end of path with variable:</text:p>
      <text:p text:style-name="P164"/>
      <text:p text:style-name="P49">$ PATH=/usr/local/bin:$PATH:~/bin</text:p>
      <text:p text:style-name="P229"/>
      <text:p text:style-name="P235">Set PATH in ~/.bash_profile</text:p>
      <text:p text:style-name="P187"/>
      <text:p text:style-name="P235"><text:s/></text:p>
      <text:p text:style-name="P235"><text:soft-page-break/>Security: PATH and Security</text:p>
      <text:p text:style-name="P115"><text:span text:style-name="T47">Do not put working directory first in PATH when security is a concern. If working as root, should never put working directory first in PATH. </text:span><text:span text:style-name="T49">Can always execute by appending ./.</text:span></text:p>
      <text:p text:style-name="P188"/>
      <text:p text:style-name="P116"><text:span text:style-name="T49">P</text:span><text:span text:style-name="T47">utting working directory first in PATH can create a security hold. Unintended programs may be executed. </text:span></text:p>
      <text:p text:style-name="P189"/>
      <text:p text:style-name="P236">MAIL: Where User Mail Is Kept</text:p>
      <text:p text:style-name="P236"/>
      <text:p text:style-name="P50"><text:span text:style-name="T47">MAIL </text:span><text:span text:style-name="T57">variable (</text:span><text:span text:style-name="T47">mail</text:span><text:span text:style-name="T57"> under </text:span><text:span text:style-name="T47">tcsh</text:span><text:span text:style-name="T57">) contains pathname of file that holds user mail. User </text:span><text:span text:style-name="T47">mailbox</text:span><text:span text:style-name="T57">, usually </text:span><text:span text:style-name="T47">/var/mail/</text:span><text:span text:style-name="T43">name</text:span><text:span text:style-name="T47"> </text:span><text:span text:style-name="T57">where </text:span><text:span text:style-name="T47">name</text:span><text:span text:style-name="T57"> is username. </text:span><text:span text:style-name="T59">Can use </text:span><text:span text:style-name="T50">MAIL </text:span><text:span text:style-name="T59">to watch any file, including a directory. </text:span><text:span text:style-name="T60">Set </text:span><text:span text:style-name="T51">MAIL</text:span><text:span text:style-name="T60"> to name of file want to watch. </text:span></text:p>
      <text:p text:style-name="P190"/>
      <text:p text:style-name="P51"><text:span text:style-name="T60">I</text:span><text:span text:style-name="T57">f </text:span><text:span text:style-name="T47">MAIL </text:span><text:span text:style-name="T57">is set and </text:span><text:span text:style-name="T47">MAILPATH </text:span><text:span text:style-name="T57">is not set, the shell informs the user when file specified by </text:span><text:span text:style-name="T47">MAIL</text:span><text:span text:style-name="T57"> is modified (such as when mail arrive). </text:span><text:span text:style-name="T61">In graphical environment user can unset </text:span><text:span text:style-name="T52">MAIL</text:span><text:span text:style-name="T61"> so shell does not display mail reminders. In a terminal emulator window (assuming using a graphical mail program). </text:span></text:p>
      <text:p text:style-name="P191"/>
      <text:p text:style-name="P52"><text:span text:style-name="T57">Mos</text:span><text:span text:style-name="T62">t</text:span><text:span text:style-name="T57"> Mac OS X systems do not use local files for incoming mail. Instead, mail is typically kept on a remote mail server. </text:span><text:span text:style-name="T53">MAIL </text:span><text:span text:style-name="T62">variable and other mail-related shell variables have no effect unless user has a local server. </text:span></text:p>
      <text:p text:style-name="P192"/>
      <text:p text:style-name="P53"><text:span text:style-name="T47">MAILPATH </text:span><text:span text:style-name="T57">variable contains a list of filenames separated by colon. If this variable is set, shell informs user when any one of files is modified (for example, when mail arrive). User can follow any of the filenames in list with a </text:span><text:span text:style-name="T47">?</text:span><text:span text:style-name="T57"> and a a message. Message replaces </text:span><text:span text:style-name="T47">you have mail</text:span><text:span text:style-name="T57"> message when you receive mail while logged in. </text:span></text:p>
      <text:p text:style-name="P193"/>
      <text:p text:style-name="P54"><text:span text:style-name="T47">MAILCHECK</text:span><text:span text:style-name="T57"> variable specifies how often, in seconds, the shell checks directories specified by </text:span><text:span text:style-name="T47">MAIL</text:span><text:span text:style-name="T57"> and </text:span><text:span text:style-name="T47">MAILPATH</text:span><text:span text:style-name="T57">. Default is 60 seconds. If set to 0, shell checks before it issues each prompt. </text:span></text:p>
      <text:p text:style-name="P194"/>
      <text:p text:style-name="P237">PS1: User Prompt (Primary)</text:p>
      <text:p text:style-name="P237"/>
      <text:p text:style-name="P117"><text:span text:style-name="T47">Default </text:span><text:span text:style-name="T55">bash</text:span><text:span text:style-name="T47"> prompt is a </text:span><text:span text:style-name="T55">$</text:span><text:span text:style-name="T47">. When run </text:span><text:span text:style-name="T55">bash</text:span><text:span text:style-name="T47"> with </text:span><text:span text:style-name="T55">root</text:span><text:span text:style-name="T47"> privileges, shell typically displays a </text:span><text:span text:style-name="T55">#</text:span><text:span text:style-name="T47"> prompt. </text:span><text:span text:style-name="T55">PS1</text:span><text:span text:style-name="T47"> holds prompt string shell uses to let user know it is waiting for a command. Changing value of </text:span><text:span text:style-name="T55">PS1 </text:span><text:span text:style-name="T47">changes appearance of prompt. </text:span></text:p>
      <text:p text:style-name="P195"/>
      <text:p text:style-name="P237">$ PS1="[\u@\h \W \!]$ "</text:p>
      <text:p text:style-name="P196">displays:</text:p>
      <text:p text:style-name="P238">[user@host diretory event]$</text:p>
      <text:p text:style-name="P238"/>
      <text:p text:style-name="P118"><text:span text:style-name="T47">where </text:span><text:span text:style-name="T55">user </text:span><text:span text:style-name="T47">is username, </text:span><text:span text:style-name="T55">host</text:span><text:span text:style-name="T47"> is hostname up to first period, </text:span><text:span text:style-name="T55">directory</text:span><text:span text:style-name="T47"> is basename of working directory, and </text:span><text:span text:style-name="T55">event</text:span><text:span text:style-name="T47"> is event number of current command. </text:span></text:p>
      <text:p text:style-name="P196"/>
      <text:p text:style-name="P119"><text:span text:style-name="T47">For complete list of special characters user can use in prompt strings, open </text:span><text:span text:style-name="T55">man bash</text:span><text:span text:style-name="T47"> page and search for third occurrence of </text:span><text:span text:style-name="T55">PROMPTING. </text:span></text:p>
      <text:p text:style-name="P239"/>
      <text:p text:style-name="P120"><text:span text:style-name="T55">\$</text:span><text:span text:style-name="T47"> – </text:span><text:span text:style-name="T55">#</text:span><text:span text:style-name="T47"> if user is running as </text:span><text:span text:style-name="T55">root</text:span><text:span text:style-name="T47">, otherwise </text:span><text:span text:style-name="T55">$</text:span></text:p>
      <text:p text:style-name="P55"><text:span text:style-name="T47">\w </text:span><text:span text:style-name="T57">– Pathname of working directory</text:span></text:p>
      <text:p text:style-name="P55"><text:span text:style-name="T47">\W</text:span><text:span text:style-name="T57"> – basename of working directory</text:span></text:p>
      <text:p text:style-name="P55"><text:span text:style-name="T47">\!</text:span><text:span text:style-name="T57"> – Current event (history) number</text:span></text:p>
      <text:p text:style-name="P55"><text:soft-page-break/><text:span text:style-name="T47">\d</text:span><text:span text:style-name="T57"> – Date in Weekend Month Date format</text:span></text:p>
      <text:p text:style-name="P55"><text:span text:style-name="T47">\h</text:span><text:span text:style-name="T57"> – machine hostname. Without the domain</text:span></text:p>
      <text:p text:style-name="P55"><text:span text:style-name="T47">\H</text:span><text:span text:style-name="T57"> – Full machine hostname, including the domain</text:span></text:p>
      <text:p text:style-name="P55"><text:span text:style-name="T47">\u</text:span><text:span text:style-name="T57"> – Username of of current user</text:span></text:p>
      <text:p text:style-name="P55"><text:span text:style-name="T47">\@</text:span><text:span text:style-name="T57"> – current time o day in 12 hour am/pm format</text:span></text:p>
      <text:p text:style-name="P55"><text:span text:style-name="T47">\T</text:span><text:span text:style-name="T57"> – Current itme of day in 12 hour HH:MM:SS format</text:span></text:p>
      <text:p text:style-name="P55"><text:span text:style-name="T47">\A </text:span><text:span text:style-name="T57">– Current time of day in 24 hour HH:MM format</text:span></text:p>
      <text:p text:style-name="P55"><text:span text:style-name="T47">\t</text:span><text:span text:style-name="T57"> – current time od day in 24 hour HH:MM:SS format</text:span></text:p>
      <text:p text:style-name="P197"/>
      <text:p text:style-name="P240">PS2: User Prompt (Secondary)</text:p>
      <text:p text:style-name="P240"/>
      <text:p text:style-name="P56"><text:span text:style-name="T47">PS2</text:span><text:span text:style-name="T57"> holds secondary prompt </text:span><text:span text:style-name="T47">(prompt2 </text:span><text:span text:style-name="T57">in </text:span><text:span text:style-name="T47">tcsh</text:span><text:span text:style-name="T57">). Often &gt;. Used when command goes to new line or new shell runs. </text:span></text:p>
      <text:p text:style-name="P198"/>
      <text:p text:style-name="P240">PS3: Menu Prompt</text:p>
      <text:p text:style-name="P240"/>
      <text:p text:style-name="P56"><text:span text:style-name="T47">PS3</text:span><text:span text:style-name="T57"> holds menu prompt (</text:span><text:span text:style-name="T47">prompt3</text:span><text:span text:style-name="T57"> in </text:span><text:span text:style-name="T47">tcsh</text:span><text:span text:style-name="T57">) for the </text:span><text:span text:style-name="T47">select</text:span><text:span text:style-name="T57"> control structure. </text:span></text:p>
      <text:p text:style-name="P198"/>
      <text:p text:style-name="P240">PS4: Debugging Prompt</text:p>
      <text:p text:style-name="P198"/>
      <text:p text:style-name="P56"><text:span text:style-name="T47">PS4</text:span><text:span text:style-name="T57"> variable holds the </text:span><text:span text:style-name="T47">bash</text:span><text:span text:style-name="T57"> debugging symbolic</text:span></text:p>
      <text:p text:style-name="P198"/>
      <text:p text:style-name="P240">IFS: Separates Input Fields (Word Splitting)</text:p>
      <text:p text:style-name="P198"/>
      <text:p text:style-name="P121"><text:span text:style-name="T47">The </text:span><text:span text:style-name="T55">IFS</text:span><text:span text:style-name="T47">(Internal Field Separator) shell variable specifies the characters user can use to separate arguments on a command line. Has default value of </text:span><text:span text:style-name="T54">SPACE-TAB-NEWLINE. Regardless of value, user can always use one or more SPACE or TAB characters to separate arguments on command line, provided these characters are not quoted or escaped. </text:span></text:p>
      <text:p text:style-name="P199"/>
      <text:p text:style-name="P122"><text:span text:style-name="T47">When user assigns character values to IFS, these characters can also separate fields but only if they undergo expansion. Type of interpretation of the command line is called </text:span><text:span text:style-name="T55">word splitting</text:span><text:span text:style-name="T47">. </text:span></text:p>
      <text:p text:style-name="P200"/>
      <text:p text:style-name="P241">Caution: Be Careful Changing IFS</text:p>
      <text:p text:style-name="P122"><text:span text:style-name="T47">Changing </text:span><text:span text:style-name="T55">IFS</text:span><text:span text:style-name="T47"> has variety of side effects, so work cautiously. Might find it useful to save value of IFS before changing it. Can then easily restore original value. Or can fork a new shell using a </text:span><text:span text:style-name="T55">bash</text:span><text:span text:style-name="T47"> command before experimenting with </text:span><text:span text:style-name="T55">IFS; </text:span><text:span text:style-name="T47">if trouble occurs, user can exit back to old shell. </text:span></text:p>
      <text:p text:style-name="P97"/>
      <text:p text:style-name="P123">$ a=w:x:y:z</text:p>
      <text:p text:style-name="P123">$ cat $a</text:p>
      <text:p text:style-name="P123">cat: w:x:y:z: No such file or directory</text:p>
      <text:p text:style-name="P123">$ IFS=":"</text:p>
      <text:p text:style-name="P123">$ cat $a</text:p>
      <text:p text:style-name="P123">cat: w: No such file or directory</text:p>
      <text:p text:style-name="P123">cat: x: No such file or directory</text:p>
      <text:p text:style-name="P123">cat: y: No such file or directory</text:p>
      <text:p text:style-name="P123">cat: z: No such file or directory</text:p>
      <text:p text:style-name="P123"/>
      <text:p text:style-name="P123">$ IFS="p"</text:p>
      <text:p text:style-name="P123">$ aa=export$ echo $aa</text:p>
      <text:p text:style-name="P123"><text:soft-page-break/>ex ort</text:p>
      <text:p text:style-name="P123"/>
      <text:p text:style-name="P123">#starts ex editor with arugments ort and Var</text:p>
      <text:p text:style-name="P123">$ $aa VAR</text:p>
      <text:p text:style-name="P123">2 files to edit</text:p>
      <text:p text:style-name="P123">"ort" [New File]</text:p>
      <text:p text:style-name="P123">Entering Ex mode.</text:p>
      <text:p text:style-name="P123">Type "visual" to go to Normal mode.</text:p>
      <text:p text:style-name="P123">:q</text:p>
      <text:p text:style-name="P123">E173: 1 more file to edit</text:p>
      <text:p text:style-name="P123">:q</text:p>
      <text:p text:style-name="P123">$</text:p>
      <text:p text:style-name="P123"/>
      <text:p text:style-name="P57"><text:span text:style-name="T1">If </text:span>IFS <text:span text:style-name="T1">unset, it uses default value (SPACE-TAB-NEWLINE), If null, </text:span>bash<text:span text:style-name="T1"> does not split words. </text:span></text:p>
      <text:p text:style-name="P123"/>
      <text:p text:style-name="P57">CDPath: Broadens Scope of CD</text:p>
      <text:p text:style-name="P57"/>
      <text:p text:style-name="P123">The <text:span text:style-name="T17">CDPATH </text:span>variable (<text:span text:style-name="T17">cdpath</text:span> under <text:span text:style-name="T17">tcsh</text:span>) allows user to use s simple filename as argument to the <text:span text:style-name="T17">cd </text:span>builtin to change the working directory to a directory other than a child of the working directory. </text:p>
      <text:p text:style-name="P123"/>
      <text:p text:style-name="P124">Can save user from tedium of using <text:span text:style-name="T17">cd</text:span> with long pathnames to switch among them. </text:p>
      <text:p text:style-name="P124"/>
      <text:p text:style-name="P125">When <text:span text:style-name="T17">CDPATH</text:span> not set and user specifies a simple filename as an argument to <text:span text:style-name="T17">cd</text:span>, <text:span text:style-name="T17">cd</text:span> searches the working directory for a subdirectory with the same name as argument. <text:span text:style-name="T65">If it does not exist, </text:span><text:span text:style-name="T20">cd </text:span><text:span text:style-name="T65">displays an error message. </text:span></text:p>
      <text:p text:style-name="P125"/>
      <text:p text:style-name="P125"><text:span text:style-name="T65">When </text:span><text:span text:style-name="T20">CDPATH </text:span><text:span text:style-name="T65">is set, </text:span><text:span text:style-name="T20">cd</text:span><text:span text:style-name="T65"> searches for an appropriately named subdirectory in </text:span><text:span text:style-name="T20">CDPATH</text:span><text:span text:style-name="T65"> list. If it finds one, that directory becomes the working directory. With </text:span><text:span text:style-name="T21">CDPATH </text:span><text:span text:style-name="T66">set, user can use </text:span><text:span text:style-name="T21">cd</text:span><text:span text:style-name="T66"> and a simple filename to change working directory to a child of any directories listed in </text:span><text:span text:style-name="T21">CDPATH</text:span><text:span text:style-name="T66">. </text:span></text:p>
      <text:p text:style-name="P125"/>
      <text:p text:style-name="P58">CDPATH <text:span text:style-name="T1">takes on value of a colon-separated list of directory pathnames (similar to </text:span>PATH<text:span text:style-name="T1">). </text:span><text:span text:style-name="T10">Ususally set in </text:span><text:span text:style-name="T67">~/.bash_profile</text:span><text:span text:style-name="T10"> startup file like:</text:span></text:p>
      <text:p text:style-name="P165"/>
      <text:p text:style-name="P59">export CDPATH=$HOME:$HOME/literature</text:p>
      <text:p text:style-name="P123"/>
      <text:p text:style-name="P126">Command causes <text:span text:style-name="T17">cd </text:span>to search <text:span text:style-name="T17">HOME, HOME/literature</text:span> and current working directory. </text:p>
      <text:p text:style-name="P126"/>
      <text:p text:style-name="P126">If argument is anything other than simple file name (e.g. contains a /) the shell does not consult <text:span text:style-name="T17">CDPATH</text:span></text:p>
      <text:p text:style-name="P126"/>
      <text:p text:style-name="P60">KEYWORD VARIABLE TABLES</text:p>
      <text:p text:style-name="P60"/>
      <text:p text:style-name="P60">SPECIAL CHARACTERS</text:p>
      <text:p text:style-name="P60"/>
      <text:p text:style-name="P60">LOCALE</text:p>
      <text:p text:style-name="P60"/>
      <text:p text:style-name="P126">In conventional English, a <text:span text:style-name="T17">locale</text:span> is a place or loca<text:span text:style-name="T68">tion. When working with Linux, a locale specifies the way locale-aware programs display certain kinds of data such as times and dates, money, and other numeric values, telephone numbers, and measurements. Can also specify collating sequence and printer </text:span><text:soft-page-break/><text:span text:style-name="T68">paper size. </text:span></text:p>
      <text:p text:style-name="P126"/>
      <text:p text:style-name="P127">Localization and internationalization go hand in hand: Internationalization is process of making software portable to multiple locales while localization is the process of adapting software so that it meets the language, cultural, and other requirements of a specific locale. <text:span text:style-name="T69">Linux well internationalized. </text:span></text:p>
      <text:p text:style-name="P127"/>
      <text:p text:style-name="P128">Term <text:span text:style-name="T17">i18n</text:span> is abbreviation for <text:span text:style-name="T17">internationalization</text:span>: the letter I followed by 18 letter (nternationalizatio) followed by letter n</text:p>
      <text:p text:style-name="P128"/>
      <text:p text:style-name="P128">Term <text:span text:style-name="T17">l10n</text:span> is abbreviation of word <text:span text:style-name="T17">localization</text:span>: the letter l followed by 10 letters (ocalizatio)followed by letter n. </text:p>
      <text:p text:style-name="P128"/>
      <text:p text:style-name="P61">LC_ : Locale Variables</text:p>
      <text:p text:style-name="P61"/>
      <text:p text:style-name="P62">bash<text:span text:style-name="T1"> man page lists following locale variables: other programs use additional ones:</text:span></text:p>
      <text:p text:style-name="P166"/>
      <text:list xml:id="list7460300383180048236" text:style-name="L5">
        <text:list-item>
          <text:p text:style-name="P281">LANG – <text:span text:style-name="T1">specifies locale category for categories not specified by an </text:span>LC_<text:span text:style-name="T1"> variable (except see </text:span>LC_ALL)<text:span text:style-name="T1">. Many setups use only this locale variable and do not specify any of the </text:span>LC_<text:span text:style-name="T1"> variables. </text:span></text:p>
        </text:list-item>
        <text:list-item>
          <text:p text:style-name="P281">LC_ALL <text:span text:style-name="T1">– overrides the value of </text:span>LANG<text:span text:style-name="T1"> and other </text:span>LC_<text:span text:style-name="T1">variables</text:span></text:p>
        </text:list-item>
        <text:list-item>
          <text:p text:style-name="P281">LC_COLLATE <text:span text:style-name="T1">– Specifies the collating sequence for the </text:span>sort<text:span text:style-name="T1"> utility and for sorting results of pathname expansion. </text:span></text:p>
        </text:list-item>
        <text:list-item>
          <text:p text:style-name="P281">LC_CTYPE – <text:span text:style-name="T1">specifies how characters are interpreted and how character classes within pathname expansion and pattern matching behave. Also affects the </text:span>sort <text:span text:style-name="T1">utility when user specifies the </text:span>-d<text:span text:style-name="T1"> </text:span>(--dictionary-order) <text:span text:style-name="T1">or </text:span>-i<text:span text:style-name="T1"> </text:span>(--ignore-nonprinting) <text:span text:style-name="T1">options. </text:span></text:p>
        </text:list-item>
        <text:list-item>
          <text:p text:style-name="P281">LC_MESSAGES – <text:span text:style-name="T1">specifies how affirmative and negative answers appear and the language messages are displayed in</text:span></text:p>
        </text:list-item>
        <text:list-item>
          <text:p text:style-name="P281">LC_NUMERIC <text:span text:style-name="T1">– specifies how numbers are formatted (e.g. thousands separated by comma or period?)</text:span></text:p>
        </text:list-item>
      </text:list>
      <text:p text:style-name="P166"/>
      <text:p text:style-name="P62">Tip: Internationalized C Programs Call setlocale()</text:p>
      <text:p text:style-name="P62"><text:span text:style-name="T1">Internationalized C programs call </text:span>setlocale()<text:span text:style-name="T1">. Other languages have analogous facilities. Shell scripts are typically internationalized to the degree that routines they call are. Without a call to </text:span>setlocate(), <text:span text:style-name="T1">the </text:span>hello world<text:span text:style-name="T1"> program will always display </text:span>hello world<text:span text:style-name="T1"> regardless of how user sets </text:span>LANG</text:p>
      <text:p text:style-name="P166"/>
      <text:p text:style-name="P63"><text:span text:style-name="T1">Can set one or more of </text:span>LC_<text:span text:style-name="T1"> variables to a value using following syntax:</text:span></text:p>
      <text:p text:style-name="P167"/>
      <text:p text:style-name="P63">xx_YY.CHARSET</text:p>
      <text:p text:style-name="P63"><text:span text:style-name="T1">where </text:span>xx<text:span text:style-name="T1"> is the IOS-639 language code (e.g. </text:span>en = English, fr = French, zu = Zulu<text:span text:style-name="T1">) </text:span>YY<text:span text:style-name="T1"> the ISO-3166 country code (e.g. </text:span>FR = France, GF = French Guiana, PF = French Polynesia) <text:span text:style-name="T1">and </text:span>CHARSET<text:span text:style-name="T1"> is the name of character set (e.g. </text:span>UTF-8, ASCII, ISO-8859-1<text:span text:style-name="T1"> also called </text:span>character map <text:span text:style-name="T1">or </text:span>charmap<text:span text:style-name="T1">). </text:span></text:p>
      <text:p text:style-name="P167"/>
      <text:p text:style-name="P168">For example, en_GB.UTF-8 can specify English as written in Great Britain,</text:p>
      <text:p text:style-name="P168">en_US.UTF-8 can specify English as written in the United States, and fr_FR.UTF-8 can specify</text:p>
      <text:p text:style-name="P168">French as written in France.</text:p>
      <text:p text:style-name="P168"/>
      <text:p text:style-name="P64">Tip: The C Locale</text:p>
      <text:p text:style-name="P129"/>
      <text:p text:style-name="P129"><text:soft-page-break/>Setting locale to C forces a program to process and display strings as program was written (without translating input or output), which frequently means program works in English. </text:p>
      <text:p text:style-name="P129"/>
      <text:p text:style-name="P64"><text:span text:style-name="T1">Many system scripts set </text:span>LANG<text:span text:style-name="T1"> to </text:span>C<text:span text:style-name="T1"> so they run in a known environment. Some text processing utilities run slightly faster when set </text:span>LANG<text:span text:style-name="T1"> to </text:span>C<text:span text:style-name="T1"> (like </text:span>sort<text:span text:style-name="T1">). Helps ensure correct results. </text:span></text:p>
      <text:p text:style-name="P129"/>
      <text:p text:style-name="P129">If want to make sure shell script will run properly put following line near top of file:</text:p>
      <text:p text:style-name="P129"/>
      <text:p text:style-name="P129">export LANG=C</text:p>
      <text:p text:style-name="P129"/>
      <text:p text:style-name="P129">$ echo $LANG</text:p>
      <text:p text:style-name="P129">en_US.UTF-8</text:p>
      <text:p text:style-name="P129">$ ls</text:p>
      <text:p text:style-name="P129">m666 Makefile merry</text:p>
      <text:p text:style-name="P129">$ ls [l-n]*</text:p>
      <text:p text:style-name="P129">m666 Makefile merry</text:p>
      <text:p text:style-name="P129">$ export LANG=C</text:p>
      <text:p text:style-name="P129">$ ls</text:p>
      <text:p text:style-name="P129">Makefile m666 merry</text:p>
      <text:p text:style-name="P129">$ ls [l-n]*</text:p>
      <text:p text:style-name="P129">m666 merry</text:p>
      <text:p text:style-name="P129"/>
      <text:p text:style-name="P64">locale: Displays Locale Information</text:p>
      <text:p text:style-name="P64"/>
      <text:p text:style-name="P129">The <text:span text:style-name="T17">locale </text:span>utility displays information about the current and available locales. Without options, <text:span text:style-name="T17">locale</text:span> displays value of locale variables. </text:p>
      <text:p text:style-name="P129"/>
      <text:p text:style-name="P130">Unless explicitly set, each of the <text:span text:style-name="T17">LC_</text:span> variables derives its value from <text:span text:style-name="T17">LANG</text:span>. <text:span text:style-name="T70">Typically want all locale variables to have same value. Some exceptions. For example, if you are using paper size A4</text:span></text:p>
      <text:p text:style-name="P131">but working in English, you could change the value of LC_PAPER to nl_NL.utf8.</text:p>
      <text:p text:style-name="P131"/>
      <text:p text:style-name="P131">The <text:span text:style-name="T17">-a (all)</text:span> option causes <text:span text:style-name="T17">locale</text:span> to display names of available locales. <text:span text:style-name="T17">-v (verbose)</text:span> displays more complete information. <text:span text:style-name="T17">-m (maps) </text:span>option causes <text:span text:style-name="T17">locale</text:span> to display names of available character maps. </text:p>
      <text:p text:style-name="P131"/>
      <text:p text:style-name="P131">On <text:span text:style-name="T17">Linux</text:span>, locale definition files kept in <text:span text:style-name="T17">/usr/share/i18n/locales</text:span> directory. In OSX, kept in <text:span text:style-name="T17">/usr/share/locale</text:span>. </text:p>
      <text:p text:style-name="P131"/>
      <text:p text:style-name="P131">Examples: +<text:span text:style-name="T17">%x </text:span>format causes <text:span text:style-name="T17">date</text:span> to display locale's date representation. </text:p>
      <text:p text:style-name="P131">$ LC_TIME=en_GB.UTF-8 date +%x</text:p>
      <text:p text:style-name="P131">24/01/12</text:p>
      <text:p text:style-name="P131">$ LC_TIME=en_US.UTF-8 date +%x</text:p>
      <text:p text:style-name="P131">01/24/2012</text:p>
      <text:p text:style-name="P131">$ ls xx</text:p>
      <text:p text:style-name="P131">ls: impossible d'accéder à xx: Aucun fichier ou dossier de ce type</text:p>
      <text:p text:style-name="P131">$ LC_MESSAGES=en_US.UTF-8 ls xx</text:p>
      <text:p text:style-name="P131">ls: cannot access xx: No such file or directory</text:p>
      <text:p text:style-name="P131"/>
      <text:p text:style-name="P65">Setting The Locale</text:p>
      <text:p text:style-name="P131"/>
      <text:p text:style-name="P131"><text:soft-page-break/>Might have to install language package for a locale before you can specify a locale. If you are working in a GUI, it is usually easiest to change th locale using the GUI. </text:p>
      <text:p text:style-name="P131"/>
      <text:p text:style-name="P65"><text:span text:style-name="T1">For all Linux distributions and OS X, put locale variable assignments in </text:span>~/.profile<text:span text:style-name="T1"> or </text:span>~/.bash_profile<text:span text:style-name="T1"> to affect both GUI and </text:span>bash<text:span text:style-name="T1"> command line logins for a single user. Remember to </text:span>export<text:span text:style-name="T1"> the variables. </text:span></text:p>
      <text:p text:style-name="P131"/>
      <text:p text:style-name="P65"><text:span text:style-name="T1">Following line sets all </text:span>LC_<text:span text:style-name="T1"> variables for given user to French as spoken in France:</text:span></text:p>
      <text:p text:style-name="P65">export LANG=fr_FR.UTF-8</text:p>
      <text:p text:style-name="P65"/>
      <text:p text:style-name="P66">Fedora/RHEL:</text:p>
      <text:p text:style-name="P66"><text:span text:style-name="T1">Put locale variable assignments in </text:span>/etc/profile.d/zlang.sh <text:span text:style-name="T1">(will need to create this flie, filename was chose n to be executed after </text:span>lang.sh<text:span text:style-name="T1">) to affect both GIU and command line logins for all users. </text:span></text:p>
      <text:p text:style-name="P132"/>
      <text:p text:style-name="P66">Debian/Ubuntu/Mint<text:span text:style-name="T1">: </text:span></text:p>
      <text:p text:style-name="P66"><text:span text:style-name="T1">Put locale variable assignments in </text:span>/etc/default/locale<text:span text:style-name="T1"> to affect both GUI and command-line logins for all users.</text:span></text:p>
      <text:p text:style-name="P132"/>
      <text:p text:style-name="P66">OpenSUSE</text:p>
      <text:p text:style-name="P132">Put locale variable assignments in <text:span text:style-name="T17">/etc/profile.local </text:span>(might need to create this) to affect both GUI and command-line logins for all users. The <text:span text:style-name="T17">/etc/sysconfig/language</text:span> file controls the locale of GUI logins</text:p>
      <text:p text:style-name="P132"/>
      <text:p text:style-name="P66">Mac OS X</text:p>
      <text:p text:style-name="P132">Put locale variable assignments in <text:span text:style-name="T17">/etc/profile</text:span> to affect both GUI and command line logins for all users. </text:p>
      <text:p text:style-name="P132"/>
      <text:p text:style-name="P67">TIME</text:p>
      <text:p text:style-name="P67"/>
      <text:p text:style-name="P68">UTC<text:span text:style-name="T1"> – on networks with systems in different time zones, can be helpful to set all systems to the </text:span>UTC<text:span text:style-name="T1"> time zone. Among other benefits, doing so can make it easier for an administrator to compare logged events on different systems over time. Each user account can be set to local time for that user. </text:span></text:p>
      <text:p text:style-name="P169"/>
      <text:p text:style-name="P69"><text:span text:style-name="T1">The </text:span>time zone<text:span text:style-name="T1"> for a user specified by an environment variable, or if one is not set, by time zone for the system.</text:span></text:p>
      <text:p text:style-name="P170"/>
      <text:p text:style-name="P69">TZ: <text:span text:style-name="T1">varaible gives a program access to information about local time zone. Typically set up in startup file and placed in environment so called programs have access to it.</text:span></text:p>
      <text:p text:style-name="P170"><text:line-break/>Two syntaxes:</text:p>
      <text:list xml:id="list1282038905382123652" text:style-name="L6">
        <text:list-item>
          <text:p text:style-name="P282">nam[+-]val[nam2]</text:p>
          <text:list>
            <text:list-item>
              <text:p text:style-name="P286">where <text:span text:style-name="T17">nam</text:span>is a string comprising three or more letter that typically name time zone (PST), and [<text:span text:style-name="T17">+-]val</text:span> is offset of time zone from UTC, with positive values indicating local time zone west of prime meridian and negative values indicating local time zone east of prime meridian. <text:span text:style-name="T71">If </text:span><text:span text:style-name="T22">nam2</text:span><text:span text:style-name="T71"> is present, it indicates the time zone observes daylight savings time; it is name of daylight savings time zone (PDT).</text:span></text:p>
            </text:list-item>
            <text:list-item>
              <text:p text:style-name="P287">$ date</text:p>
            </text:list-item>
            <text:list-item>
              <text:p text:style-name="P287">Thu May 3 10:08:06 PDT 2012</text:p>
            </text:list-item>
            <text:list-item>
              <text:p text:style-name="P287">$ TZ=EST+5EDT date</text:p>
            </text:list-item>
            <text:list-item>
              <text:p text:style-name="P287">Thu May 3 13:08:08 EDT 2012</text:p>
            </text:list-item>
          </text:list>
        </text:list-item>
        <text:list-item>
          <text:p text:style-name="P283"><text:soft-page-break/>continent/country</text:p>
          <text:list>
            <text:list-item>
              <text:p text:style-name="P283">continent <text:span text:style-name="T1">is name of continent or ocean and </text:span>country <text:span text:style-name="T1">is name of country that includes desired time zone. Syntax points to file is </text:span>/usr/share/zoneinfo<text:span text:style-name="T1"> hierarchy. See </text:span>tzselect</text:p>
            </text:list-item>
            <text:list-item>
              <text:p text:style-name="P283">$ date</text:p>
            </text:list-item>
            <text:list-item>
              <text:p text:style-name="P283">Thu May 3 10:09:27 PDT 2012</text:p>
            </text:list-item>
            <text:list-item>
              <text:p text:style-name="P283">$ TZ=America/New_York date</text:p>
            </text:list-item>
            <text:list-item>
              <text:p text:style-name="P283">Thu May 3 13:09:28 EDT 2012</text:p>
            </text:list-item>
          </text:list>
        </text:list-item>
        <text:list-item>
          <text:p text:style-name="P283">extensive documentation by gnu</text:p>
        </text:list-item>
      </text:list>
      <text:p text:style-name="P70"/>
      <text:p text:style-name="P133">The <text:span text:style-name="T17">tzconfig</text:span> utility was available under Debina/Ubuntu and is now deprecated. Use <text:span text:style-name="T17">dpkg-reconfigure tzdata</text:span> in its place</text:p>
      <text:p text:style-name="P133"/>
      <text:p text:style-name="P134">The <text:span text:style-name="T17">tzselect</text:span> utility can help user determine name of a time zone by asking first to name the continent or ocean and then the country the time zone is in. <text:span text:style-name="T72">If necessary asks to time zone region (Pacific Time). Utility does not change system settings but rather displays a line telling user the name of time zone. Newer releases keep zone information in </text:span><text:span text:style-name="T23">/usr/share/zoneinfob. </text:span><text:span text:style-name="T72">Specification such as </text:span><text:span text:style-name="T23">Europe/Paris</text:span><text:span text:style-name="T72"> refer to file in that directory <text:s/>/</text:span><text:span text:style-name="T23">usr/share/zoneinfob/Europe/Paris. </text:span></text:p>
      <text:p text:style-name="P71"/>
      <text:p text:style-name="P71">$ tzselect</text:p>
      <text:p text:style-name="P71">Please identify a location so that time zone rules can be set correctly.</text:p>
      <text:p text:style-name="P71">Please select a continent or ocean.</text:p>
      <text:p text:style-name="P71">1) Africa</text:p>
      <text:p text:style-name="P71">...</text:p>
      <text:p text:style-name="P71">8) Europe</text:p>
      <text:p text:style-name="P71">9) Indian Ocean</text:p>
      <text:p text:style-name="P71">10) Pacific Ocean</text:p>
      <text:p text:style-name="P71">11) none - I want to specify the time zone using the Posix TZ format.</text:p>
      <text:p text:style-name="P71">#? 8</text:p>
      <text:p text:style-name="P71">Please select a country.</text:p>
      <text:p text:style-name="P71">1) Aaland Islands</text:p>
      <text:p text:style-name="P71">18) Greece</text:p>
      <text:p text:style-name="P71">35) Norway</text:p>
      <text:p text:style-name="P71">...</text:p>
      <text:p text:style-name="P71">15) France</text:p>
      <text:p text:style-name="P71">32) Monaco</text:p>
      <text:p text:style-name="P71">49) Vatican City</text:p>
      <text:p text:style-name="P71">16) Germany</text:p>
      <text:p text:style-name="P71">33) Montenegro</text:p>
      <text:p text:style-name="P71">17) Gibraltar</text:p>
      <text:p text:style-name="P71">34) Netherlands</text:p>
      <text:p text:style-name="P71">#? 15</text:p>
      <text:p text:style-name="P71">...</text:p>
      <text:p text:style-name="P71">Here is that TZ value again, this time on standard output so that youcan use the /usr/bin/tzselect command in shell scripts:</text:p>
      <text:p text:style-name="P71">Europe/Paris</text:p>
      <text:p text:style-name="P71"/>
      <text:p text:style-name="P71">End of Example</text:p>
      <text:p text:style-name="P71">-----------------------</text:p>
      <text:p text:style-name="P71"><text:soft-page-break/></text:p>
      <text:p text:style-name="P135"><text:span text:style-name="T17">/etc/timezone – </text:span>included in Debian/Ubuntu/Mint, the <text:span text:style-name="T17">/etc/timezone</text:span> file holds name of local time zone. </text:p>
      <text:p text:style-name="P135"/>
      <text:p text:style-name="P135">$ cat /etc/timezone</text:p>
      <text:p text:style-name="P135">America/Los_Angeles</text:p>
      <text:p text:style-name="P135"/>
      <text:p text:style-name="P71">/usr/share/zoneinfo</text:p>
      <text:p text:style-name="P71"/>
      <text:p text:style-name="P135">The <text:span text:style-name="T17">/usr/share/zoneinfo</text:span> directory hierarchy holds time zone data files. Some time zones held in regular files in the <text:span text:style-name="T17">zoneinfo</text:span> directory while others are held in subdirectories. <text:span text:style-name="T17">File</text:span> can be used to get info <text:span text:style-name="T73">from</text:span> timezone file.</text:p>
      <text:p text:style-name="P135"/>
      <text:p text:style-name="P135">$ find /usr/share/zoneinfo</text:p>
      <text:p text:style-name="P135">/usr/share/zoneinfo</text:p>
      <text:p text:style-name="P135">/usr/share/zoneinfo/Atlantic</text:p>
      <text:p text:style-name="P135">/usr/share/zoneinfo/Atlantic/Azores</text:p>
      <text:p text:style-name="P135">/usr/share/zoneinfo/Atlantic/Madeira</text:p>
      <text:p text:style-name="P135">/usr/share/zoneinfo/Atlantic/Jan_Mayen</text:p>
      <text:p text:style-name="P135">...</text:p>
      <text:p text:style-name="P135">/usr/share/zoneinfo/Japan</text:p>
      <text:p text:style-name="P135">/usr/share/zoneinfo/GB</text:p>
      <text:p text:style-name="P135">/usr/share/zoneinfo/US</text:p>
      <text:p text:style-name="P135">/usr/share/zoneinfo/US/Pacific</text:p>
      <text:p text:style-name="P135">/usr/share/zoneinfo/US/Arizona</text:p>
      <text:p text:style-name="P135">/usr/share/zoneinfo/US/Michigan</text:p>
      <text:p text:style-name="P135">...</text:p>
      <text:p text:style-name="P135">$ file /usr/share/zoneinfo/Atlantic/Azores</text:p>
      <text:p text:style-name="P135">/usr/share/zoneinfo/Atlantic/Azores: timezone data, version 2, 12 gmt</text:p>
      <text:p text:style-name="P135">time flags, 12 std time flags, no leap seconds, 220 transition times, 12</text:p>
      <text:p text:style-name="P135">abbreviation chars</text:p>
      <text:p text:style-name="P135"/>
      <text:p text:style-name="P71">/<text:span text:style-name="T74">etc/localtime</text:span></text:p>
      <text:p text:style-name="P136">Some Linux distributions use a link at <text:span text:style-name="T17">/etc/localtime</text:span> to a file in <text:span text:style-name="T17">/usr/share/zoneinfo</text:span> to specify the local time zone. Other copy the file from the <text:span text:style-name="T17">zoneinfo </text:span>directory to <text:span text:style-name="T17">localtime</text:span>. Following is an example of setting up this link; to create this link you must work with <text:span text:style-name="T17">root </text:span>privileges. </text:p>
      <text:p text:style-name="P136"/>
      <text:p text:style-name="P137"># date</text:p>
      <text:p text:style-name="P137">Tue Jan 24 13:55:00 PST 2012</text:p>
      <text:p text:style-name="P137"># cd /etc</text:p>
      <text:p text:style-name="P137"># ln -sf /usr/share/zoneinfo/Europe/Paris localtime</text:p>
      <text:p text:style-name="P137"># date</text:p>
      <text:p text:style-name="P137">Tue Jan 24 22:55:38 CET 2012</text:p>
      <text:p text:style-name="P137"/>
      <text:p text:style-name="P137">On some of these systems, the /etc/systemconfig/clock file sets the ZONE variable to the name of the</text:p>
      <text:p text:style-name="P137">time zone:</text:p>
      <text:p text:style-name="P137">$ cat /etc/sysconfig/clock</text:p>
      <text:p text:style-name="P137"># The time zone of the system is defined by the contents of /etc/localtime.</text:p>
      <text:p text:style-name="P137"># This file is only for evaluation by system-config-date, do not rely on its# contents elsewhere.</text:p>
      <text:p text:style-name="P137">ZONE="Europe/Paris"</text:p>
      <text:p text:style-name="P137"><text:soft-page-break/></text:p>
      <text:p text:style-name="P137">On Mac, user can use <text:span text:style-name="T17">systemsetup</text:span> to work with time zone</text:p>
      <text:p text:style-name="P137"/>
      <text:p text:style-name="P137">$ systemsetup -gettimezone</text:p>
      <text:p text:style-name="P137">Time Zone: America/Los_Angeles</text:p>
      <text:p text:style-name="P137">$ systemsetup -listtimezones</text:p>
      <text:p text:style-name="P137">Time Zones:</text:p>
      <text:p text:style-name="P137">Africa/Abidjan</text:p>
      <text:p text:style-name="P137">Africa/Accra</text:p>
      <text:p text:style-name="P137">Africa/Addis_Ababa</text:p>
      <text:p text:style-name="P137">...</text:p>
      <text:p text:style-name="P137">$ systemsetup -settimezone America/Los_Angeles</text:p>
      <text:p text:style-name="P137">Set TimeZone: America/Los_Angeles</text:p>
      <text:p text:style-name="P137"/>
      <text:p text:style-name="P72">PROCESSES</text:p>
      <text:p text:style-name="P72"/>
      <text:p text:style-name="P138">A <text:span text:style-name="T17">process </text:span>is the execution of a command by the Linux kernel.</text:p>
      <text:p text:style-name="P72"/>
      <text:p text:style-name="P138">Shell that starts when user logs in is a process, like any other. When user specifies name of a utility as a command, user initiates a process. When user runs shell script, another process is started and additional processes are created for each command in script. </text:p>
      <text:p text:style-name="P138"/>
      <text:p text:style-name="P139">Running shell builtin does not start a new process (like <text:span text:style-name="T17">cd</text:span>)</text:p>
      <text:p text:style-name="P139"/>
      <text:p text:style-name="P73">fork()</text:p>
      <text:p text:style-name="P139"/>
      <text:p text:style-name="P73"><text:span text:style-name="T1">Process structure is hierarchical, with parents, children, and a </text:span>root<text:span text:style-name="T1">. A parent process </text:span>forks<text:span text:style-name="T1"> (or </text:span>spawns<text:span text:style-name="T1">) a child process, which in turn can fork other processes. Term </text:span>fork<text:span text:style-name="T1"> indicates one process turns into two. </text:span></text:p>
      <text:p text:style-name="P139"/>
      <text:p text:style-name="P73"><text:span text:style-name="T1">Initially two forks are identified as parent and one as the child. The os routine, or </text:span>system call<text:span text:style-name="T1">, that creates a new process is named </text:span>fork()<text:span text:style-name="T1">. </text:span></text:p>
      <text:p text:style-name="P139"/>
      <text:p text:style-name="P74">Init</text:p>
      <text:p text:style-name="P74"/>
      <text:p text:style-name="P140">A Linux system begins execution by starting the <text:span text:style-name="T17">init</text:span> daemon, a single process called a <text:span text:style-name="T17">spontaneous process</text:span> with PID 1. Process holds same position in process structure as root directory does in the file structure:It is ancestor of all processes the system and users work with. </text:p>
      <text:p text:style-name="P140"/>
      <text:p text:style-name="P140">When a command-line system is in multiuser mode, <text:span text:style-name="T17">init</text:span> runs <text:span text:style-name="T17">getty</text:span> or <text:span text:style-name="T17">mingetty </text:span>processes, which display <text:span text:style-name="T17">login:</text:span> prompts on terminals and virtual consoles. </text:p>
      <text:p text:style-name="P140"/>
      <text:p text:style-name="P140">When user responds to prompt and presses, <text:span text:style-name="T17">RETURN,getty, or mingetty</text:span> passes control to a utility named<text:span text:style-name="T17"> login</text:span> which checks the username and password combination. After user logs in, the <text:span text:style-name="T17">login </text:span>process becomes the user's shell proces. </text:p>
      <text:p text:style-name="P140"/>
      <text:p text:style-name="P140">When users enters name of program on command line, the shell <text:span text:style-name="T17">forks</text:span> a new process, creating a duplicate of the shell process ( a subshell). The new process attempts to <text:span text:style-name="T17">exec</text:span> (execute) the program. </text:p>
      <text:p text:style-name="P140"/>
      <text:p text:style-name="P140">Like <text:span text:style-name="T17">fork()</text:span>, <text:span text:style-name="T17">exec()</text:span> is a system call. </text:p>
      <text:p text:style-name="P140"><text:soft-page-break/>If program is a binary executable, such as a compiled C program, <text:span text:style-name="T17">exec()</text:span> succeeds and the system overlays the newly created subshell with the executable program. </text:p>
      <text:p text:style-name="P140"/>
      <text:p text:style-name="P140">If command is a shell script, <text:span text:style-name="T17">exec() </text:span>fails. When <text:span text:style-name="T17">exec</text:span> fails, program is assumed to be a shell script, and subshell runs the commands in the script. Unlike a login shell, which expects input from the command line, the subshell takes its input from a file –namely a shell script. </text:p>
      <text:p text:style-name="P140"/>
      <text:p text:style-name="P75">Process Identification </text:p>
      <text:p text:style-name="P75"/>
      <text:p text:style-name="P141">Linux assigns a unique PID (process identification) number at the inception of each process. As long as process exists, it keeps same PID number. During one session, the same process is always executing the login shell. </text:p>
      <text:p text:style-name="P141"/>
      <text:p text:style-name="P75">Ps -f<text:span text:style-name="T1"> displays full listing of information about each process. The line of the ps display with bash in CMD column refers to process running the shell. Column headed by PID identifies PID number. Column headed by PPID identifies the PID number of the </text:span>parent<text:span text:style-name="T1"> of the proces</text:span><text:span text:style-name="T11">s. </text:span></text:p>
      <text:p text:style-name="P171"/>
      <text:p text:style-name="P172">$ sleep 10 &amp;</text:p>
      <text:p text:style-name="P172">[1] 22791</text:p>
      <text:p text:style-name="P172">$ ps -f</text:p>
      <text:p text:style-name="P172">UID PID PPID C STIME TTY TIME CMD</text:p>
      <text:p text:style-name="P172">max 21341 21340 0 10:42 pts/16 00:00:00 bash</text:p>
      <text:p text:style-name="P172">max 22791 21341 0 17:31 pts/16 00:00:00 sleep 10</text:p>
      <text:p text:style-name="P172">max 22792 21341 0 17:31 pts/16 00:00:00 ps -f</text:p>
      <text:p text:style-name="P172"/>
      <text:p text:style-name="P172">Can also use:</text:p>
      <text:p text:style-name="P76">pstree<text:span text:style-name="T1"> (or </text:span>ps –forest<text:span text:style-name="T1">, with or without the </text:span>-e<text:span text:style-name="T1"> option) to see parent child relationships of processes. </text:span>-p<text:span text:style-name="T1"> option of </text:span>pstree<text:span text:style-name="T1"> causes it to display PID numbres:</text:span></text:p>
      <text:p text:style-name="P172"/>
      <text:p text:style-name="P172">$ pstree -p</text:p>
      <text:p text:style-name="P172">systemd(1)-+-NetworkManager(655)---{NetworkManager}(702)</text:p>
      <text:p text:style-name="P172">|-abrtd(657)---abrt-dump-oops(696)</text:p>
      <text:p text:style-name="P172">|-accounts-daemon(1204)---{accounts-daemo}(1206)</text:p>
      <text:p text:style-name="P172">|-agetty(979)</text:p>
      <text:p text:style-name="P172">...</text:p>
      <text:p text:style-name="P172">|-login(984)---bash(2071)-+-pstree(2095)</text:p>
      <text:p text:style-name="P172">|</text:p>
      <text:p text:style-name="P172">`-sleep(2094)</text:p>
      <text:p text:style-name="P172">…</text:p>
      <text:p text:style-name="P76"><text:span text:style-name="T1">First line shows PID 1 (</text:span>systemd init<text:span text:style-name="T1">) and a few of the processes it is running. The line that starts with –</text:span>login<text:span text:style-name="T1"> shows a textual user running </text:span>sleep <text:span text:style-name="T1">with background and </text:span>pstree<text:span text:style-name="T1"> in foreground. </text:span></text:p>
      <text:p text:style-name="P172"/>
      <text:p text:style-name="P172">Tree of user running GUI is more complex. </text:p>
      <text:p text:style-name="P172"/>
      <text:p text:style-name="P76">EXECUTING A COMMAND</text:p>
      <text:p text:style-name="P76"/>
      <text:p text:style-name="P77">fork() and sleep()</text:p>
      <text:p text:style-name="P142">When shell given command, it usually <text:span text:style-name="T17">forks</text:span> [spawns using the <text:span text:style-name="T17">fork() </text:span>system call] a child process to execute the command. <text:span text:style-name="T75">While child process is executing command, parent process (running the shell) </text:span><text:soft-page-break/><text:span text:style-name="T24">sleeps </text:span><text:span text:style-name="T75">[implemented as the </text:span><text:span text:style-name="T24">sleep()</text:span><text:span text:style-name="T75"> system call]. While a process is sleeping, does not use any computer time. Remains inactive, waiting to wake up. When child process finishes executing command, it tells process of its success or failure via its exit status and then dies. Parent process (which is running shell) wakes up and prompts for another command. </text:span></text:p>
      <text:p text:style-name="P74"/>
      <text:p text:style-name="P78">337</text:p>
      <text:p text:style-name="P78"/>
      <text:p text:style-name="P173">When user runs a process in background by ending a command with the ampersand control operator (<text:span text:style-name="T17">&amp;</text:span>), shell forks a child process without going to sleep and without waiting for the child process to run to completion. Parent process, which is executing the shell, reports the job number and PID number of child process and prompts for another command. Child process runs in the background, independent of its parent. </text:p>
      <text:p text:style-name="P173"/>
      <text:p text:style-name="P79">Builtins</text:p>
      <text:p text:style-name="P173">Although shell forks a process to run most commands, some commands are built into the shell (e.g. cd, alias, jobs, pwd). The shell odes not fork a process to run builtins. </text:p>
      <text:p text:style-name="P173"/>
      <text:p text:style-name="P173">Within a given process, such as login shell or subshell, can declare initialize, read, and change variables. Some variables, called <text:span text:style-name="T17">shell variables</text:span>, are local to a process. Other variables, called <text:span text:style-name="T17">environment variables</text:span>, are available to child processes. </text:p>
      <text:p text:style-name="P173"/>
      <text:p text:style-name="P79">Hash Table</text:p>
      <text:p text:style-name="P174">First time user specifies a command as simple filename (not relative or absolute pathname) shell looks in directories specified by PATH. When finds the file, shell records the absolute pathname of the file in its <text:span text:style-name="T17">hash table</text:span>. When you give the command again, shell finds it in its <text:span text:style-name="T17">hash table</text:span>, saving time needed to search through the directories <text:span text:style-name="T17">PATH</text:span>. Shell deletes hash table when user logs out and starts a new hash table when user starts a session. </text:p>
      <text:p text:style-name="P174"/>
      <text:p text:style-name="P174">Some ways to use <text:span text:style-name="T17">bash hash</text:span> builtin. </text:p>
      <text:p text:style-name="P174"/>
      <text:p text:style-name="P174">When use calls <text:span text:style-name="T17">hash</text:span> builtin without arguments, it displays hash table.</text:p>
      <text:p text:style-name="P174"/>
      <text:p text:style-name="P79">:hash -r <text:span text:style-name="T1">option causes shell to empty the hash table as though user had justlogged in. </text:span></text:p>
      <text:p text:style-name="P174"/>
      <text:p text:style-name="P79"><text:span text:style-name="T1">Useful when user moves program to a different directory in </text:span>PATH<text:span text:style-name="T1"> and </text:span>bash<text:span text:style-name="T1"> cannot find program in its new location, or when user has two programs with same name and </text:span>bash<text:span text:style-name="T1"> is calling wrong one. </text:span></text:p>
      <text:p text:style-name="P174"/>
      <text:p text:style-name="P79">HISTORY</text:p>
      <text:p text:style-name="P79"/>
      <text:p text:style-name="P174">The <text:span text:style-name="T17">history</text:span> mechanism maintains a list of recently issued command lines, called <text:span text:style-name="T17">events</text:span>. Mechanism also enables user to edit and then execute previous commands and to reuse arguments from them. Can use the history list to replicate complicated complicated command and arguments that user used previously and to enter a series of commands that differ from one another in minor ways. </text:p>
      <text:p text:style-name="P174"/>
      <text:p text:style-name="P79">Tip: history can help track down mistakes</text:p>
      <text:p text:style-name="P174">When user has made a mistake on command line and is not sure what went wrong, can look at history list to review recent commands. </text:p>
      <text:p text:style-name="P174"/>
      <text:p text:style-name="P79"><text:span text:style-name="T1">The </text:span>history<text:span text:style-name="T1"> builtin displays history list. </text:span></text:p>
      <text:p text:style-name="P174"><text:soft-page-break/></text:p>
      <text:p text:style-name="P79">Variables That Control History</text:p>
      <text:p text:style-name="P174"/>
      <table:table table:name="Table1" table:style-name="Table1">
        <table:table-column table:style-name="Table1.A" table:number-columns-repeated="3"/>
        <table:table-row>
          <table:table-cell table:style-name="Table1.A1" office:value-type="string">
            <text:p text:style-name="P267">Variable</text:p>
          </table:table-cell>
          <table:table-cell table:style-name="Table1.A1" office:value-type="string">
            <text:p text:style-name="P267">Default</text:p>
          </table:table-cell>
          <table:table-cell table:style-name="Table1.C1" office:value-type="string">
            <text:p text:style-name="P267">Function</text:p>
          </table:table-cell>
        </table:table-row>
        <table:table-row>
          <table:table-cell table:style-name="Table1.A2" office:value-type="string">
            <text:p text:style-name="P267">HISTSIZE</text:p>
          </table:table-cell>
          <table:table-cell table:style-name="Table1.A2" office:value-type="string">
            <text:p text:style-name="P272">1,000 events</text:p>
          </table:table-cell>
          <table:table-cell table:style-name="Table1.C2" office:value-type="string">
            <text:p text:style-name="P272">Max number of events saved during a session</text:p>
          </table:table-cell>
        </table:table-row>
        <table:table-row>
          <table:table-cell table:style-name="Table1.A2" office:value-type="string">
            <text:p text:style-name="P267">HISTFILE</text:p>
          </table:table-cell>
          <table:table-cell table:style-name="Table1.A2" office:value-type="string">
            <text:p text:style-name="P267">~/.bash_history</text:p>
          </table:table-cell>
          <table:table-cell table:style-name="Table1.C2" office:value-type="string">
            <text:p text:style-name="P272">Location of history file</text:p>
          </table:table-cell>
        </table:table-row>
        <table:table-row>
          <table:table-cell table:style-name="Table1.A2" office:value-type="string">
            <text:p text:style-name="P267">HISTFILESIZE</text:p>
          </table:table-cell>
          <table:table-cell table:style-name="Table1.A2" office:value-type="string">
            <text:p text:style-name="P272">1,000-2,0000 events</text:p>
          </table:table-cell>
          <table:table-cell table:style-name="Table1.C2" office:value-type="string">
            <text:p text:style-name="P272">Max number of events saved between sessions in HISTFILE</text:p>
          </table:table-cell>
        </table:table-row>
      </table:table>
      <text:p text:style-name="P175"/>
      <text:p text:style-name="P80">Bash <text:span text:style-name="T1">assigns a sequential </text:span>event number<text:span text:style-name="T1"> to each command line. Can display event number as part of </text:span>bash<text:span text:style-name="T1"> prompt by including</text:span> \! <text:span text:style-name="T1">in </text:span>PS1. </text:p>
      <text:p text:style-name="P80"/>
      <text:p text:style-name="P175">Enter following command manually to establish history list of 100 most recent events and place it in <text:span text:style-name="T17">~/.bash_profile</text:span> to affect future sessions</text:p>
      <text:p text:style-name="P175"/>
      <text:p text:style-name="P80">$HISTSIZE=100</text:p>
      <text:p text:style-name="P175"/>
      <text:p text:style-name="P175">Following causes <text:span text:style-name="T17">bash</text:span> to save the 100 most recent events across login sessions:</text:p>
      <text:p text:style-name="P175"/>
      <text:p text:style-name="P80">$HISTFILESIZE=100</text:p>
      <text:p text:style-name="P175"/>
      <text:p text:style-name="P80"><text:span text:style-name="T1">After setting </text:span>HISTFILESIZE, <text:span text:style-name="T1">user can log out and log in again, and 100 most recent events from previous login will appear in history list. </text:span></text:p>
      <text:p text:style-name="P175"/>
      <text:p text:style-name="P80"><text:span text:style-name="T1">Enter </text:span>history<text:span text:style-name="T1"> to display events from historyu list. List is ordered with oldest events at top. </text:span></text:p>
      <text:p text:style-name="P175"/>
      <text:p text:style-name="P81">$ history | tail</text:p>
      <text:p text:style-name="P176"/>
      <text:p text:style-name="P81">Tip: Handy History Aliases</text:p>
      <text:p text:style-name="P176">Creating following aliases makes working with history easier. First allows user to give the command <text:span text:style-name="T17">h</text:span> to display ten most recent events. Seconds alias causes the command <text:span text:style-name="T17">hg </text:span><text:span text:style-name="T45">string</text:span><text:span text:style-name="T43"> to display all events in he history list that contain </text:span><text:span text:style-name="T47">string. Put aliases in </text:span><text:span text:style-name="T55">~/.bashrc</text:span><text:span text:style-name="T47"> to make them available each time user logs in</text:span></text:p>
      <text:p text:style-name="P201"/>
      <text:p text:style-name="P242">$ alias 'h=history | tail'</text:p>
      <text:p text:style-name="P242">$ alias 'hg=history | grep'</text:p>
      <text:p text:style-name="P242"/>
      <text:p text:style-name="P242">Re-executing and Editing Commands</text:p>
      <text:p text:style-name="P242"/>
      <text:p text:style-name="P201">User can re-execute any event in history list. Can also recall, modify, and re-execute previously executed events in three ways: </text:p>
      <text:list xml:id="list2007709224818974929" text:style-name="L7">
        <text:list-item>
          <text:p text:style-name="P288"><text:span text:style-name="T63">can use the </text:span><text:span text:style-name="T56">fc</text:span><text:span text:style-name="T63"> builtin</text:span></text:p>
        </text:list-item>
        <text:list-item>
          <text:p text:style-name="P289"><text:s/>the exclamation point commands</text:p>
        </text:list-item>
        <text:list-item>
          <text:p text:style-name="P289">or the Readline Library, which uses a one-line vi or emacs like editor to edit and execute events</text:p>
        </text:list-item>
      </text:list>
      <text:p text:style-name="P201"/>
      <text:p text:style-name="P242">Tip: Which method to use?</text:p>
      <text:p text:style-name="P176"><text:span text:style-name="T47">If user is more familiar with </text:span><text:span text:style-name="T55">vi </text:span><text:span text:style-name="T47">or </text:span><text:span text:style-name="T55">emacs</text:span><text:span text:style-name="T47"> and less famiilar with C or TC shell, use </text:span><text:span text:style-name="T55">fc</text:span><text:span text:style-name="T47"> or the Readline </text:span><text:soft-page-break/><text:span text:style-name="T47">Library. If more familiar with C or TC Shell, use exclamation point commands. If toss up, try Readline Library, will benefit user in other areas of Linux more than learning exclamation point commands will</text:span></text:p>
      <text:p text:style-name="P201"/>
      <text:p text:style-name="P242">fc: DISPLAYS, <text:s/>EDITS, AND RE-EXECUTES COMMANDS</text:p>
      <text:p text:style-name="P242"/>
      <text:p text:style-name="P176"><text:span text:style-name="T47">The </text:span><text:span text:style-name="T55">fc</text:span><text:span text:style-name="T47"> (fix command) builtin enables user to display the history list and to edit and re-execute previou commands. </text:span></text:p>
      <text:p text:style-name="P201"/>
      <text:p text:style-name="P242">Viewing the History List</text:p>
      <text:p text:style-name="P201"/>
      <text:p text:style-name="P81"><text:span text:style-name="T57">When user <text:s/>calls </text:span><text:span text:style-name="T47">fc</text:span><text:span text:style-name="T57"> with </text:span><text:span text:style-name="T47">-l</text:span><text:span text:style-name="T57"> option, displays commands from history list. Without any arguments, it lists 16 most recent commands in a list that includes event numbers, with oldest first. </text:span></text:p>
      <text:p text:style-name="P201"/>
      <text:p text:style-name="P81"><text:span text:style-name="T57">Takes 0, 1, or 2 arguments with </text:span><text:span text:style-name="T47">-l</text:span><text:span text:style-name="T57"> option. Arguments specify part of history list to be displayed. </text:span></text:p>
      <text:p text:style-name="P201"/>
      <text:p text:style-name="P242">$ fc -l [first [last]]</text:p>
      <text:p text:style-name="P242"/>
      <text:p text:style-name="P177"><text:span text:style-name="T47">The </text:span><text:span text:style-name="T55">fc </text:span><text:span text:style-name="T47">builtin lists commands beginning with most recent event that matches </text:span><text:span text:style-name="T55">first</text:span><text:span text:style-name="T47">. Argument can be an event number, the first few characters of the command line, or a negative number, which specifies the </text:span><text:span text:style-name="T55">n</text:span><text:span text:style-name="T47">th previous command. Without </text:span><text:span text:style-name="T55">last</text:span><text:span text:style-name="T47">, </text:span><text:span text:style-name="T55">fc </text:span><text:span text:style-name="T47">displays events through the most recent. If include </text:span><text:span text:style-name="T55">last,</text:span><text:span text:style-name="T47"> </text:span><text:span text:style-name="T55">fc</text:span><text:span text:style-name="T47"> displays commands from most recent event that matches </text:span><text:span text:style-name="T55">first</text:span><text:span text:style-name="T47"> through most recent event that matches </text:span><text:span text:style-name="T55">lass</text:span></text:p>
      <text:p text:style-name="P202"/>
      <text:p text:style-name="P243">$ fc -l 1030 1035</text:p>
      <text:p text:style-name="P243"/>
      <text:p text:style-name="P177"><text:span text:style-name="T47">Following lists most recent event that begins with </text:span><text:span text:style-name="T55">view</text:span><text:span text:style-name="T47"> through most recent command line that begins with </text:span><text:span text:style-name="T55">whereis:</text:span></text:p>
      <text:p text:style-name="P202"/>
      <text:p text:style-name="P243">fc -l view whereis</text:p>
      <text:p text:style-name="P202"/>
      <text:p text:style-name="P243">Editing and Re-Executing Previous Commands</text:p>
      <text:p text:style-name="P202"/>
      <text:p text:style-name="P177"><text:span text:style-name="T47">Can use </text:span><text:span text:style-name="T55">fc</text:span><text:span text:style-name="T47"> to edit and re-execute previous commands</text:span></text:p>
      <text:p text:style-name="P202"/>
      <text:p text:style-name="P243">$ fc [-e editor] [first [last]]</text:p>
      <text:p text:style-name="P243"/>
      <text:p text:style-name="P177"><text:span text:style-name="T47">When call </text:span><text:span text:style-name="T55">fc </text:span><text:span text:style-name="T47">with </text:span><text:span text:style-name="T55">-e</text:span><text:span text:style-name="T47"> option followed by name of an editor, </text:span><text:span text:style-name="T55">fc</text:span><text:span text:style-name="T47"> calls editor with event(s) in Work buffer. By default </text:span><text:span text:style-name="T55">fc</text:span><text:span text:style-name="T47"> invoked the </text:span><text:span text:style-name="T55">vi(m)</text:span><text:span text:style-name="T47"> or </text:span><text:span text:style-name="T55">nano </text:span><text:span text:style-name="T47">editor. Without </text:span><text:span text:style-name="T55">first</text:span><text:span text:style-name="T47"> and </text:span><text:span text:style-name="T55">last</text:span><text:span text:style-name="T47">, it defaults to most recent command. </text:span></text:p>
      <text:p text:style-name="P202"/>
      <text:p text:style-name="P243">$ fc -e vi</text:p>
      <text:p text:style-name="P202"/>
      <text:p text:style-name="P203">The <text:span text:style-name="T17">fc</text:span> builtin uses the stand-alone <text:span text:style-name="T17">vim</text:span> editor. If user sets <text:span text:style-name="T17">EDITOR</text:span> variable, does not need to use <text:span text:style-name="T17">-e</text:span> option to specify an editor on the command line. </text:p>
      <text:p text:style-name="P203"/>
      <text:p text:style-name="P244">$ export EDITOR=/usr/bin/emacs</text:p>
      <text:p text:style-name="P244">$ fc</text:p>
      <text:p text:style-name="P203"/>
      <text:p text:style-name="P244"><text:span text:style-name="T1">If user calls </text:span>fc<text:span text:style-name="T1"> with single argument, it invoked editor on specified command.</text:span></text:p>
      <text:p text:style-name="P203"><text:soft-page-break/></text:p>
      <text:p text:style-name="P244">$ fc 1029</text:p>
      <text:p text:style-name="P244"/>
      <text:p text:style-name="P203">Can identify commands by using numbers of specifying first few characters of command name</text:p>
      <text:p text:style-name="P203"/>
      <text:p text:style-name="P244">$ fc vim 1030<text:span text:style-name="T1"> </text:span></text:p>
      <text:p text:style-name="P203"/>
      <text:p text:style-name="P244"><text:span text:style-name="T1">Calls editor to work on events from most recent event that begins with letter</text:span> vim<text:span text:style-name="T1"> through event 1030. </text:span></text:p>
      <text:p text:style-name="P203"/>
      <text:p text:style-name="P245">Caution: Clean Up The fc Buffer</text:p>
      <text:p text:style-name="P204">When user executes a <text:span text:style-name="T17">fc</text:span> command, shell executes whatever user leaves in the editor buffer possibly with unwanted results. IF user decides does not want to execute a command, delete everything from buffer before exit from editor</text:p>
      <text:p text:style-name="P204"/>
      <text:p text:style-name="P246">Re-Executing Commands Without Calling The Editor</text:p>
      <text:p text:style-name="P246"/>
      <text:p text:style-name="P205">If user calls <text:span text:style-name="T17">fc</text:span> with <text:span text:style-name="T17">-s</text:span> option, it skips editing phase and re-executes the command. </text:p>
      <text:p text:style-name="P205"/>
      <text:p text:style-name="P246">$ fc -s 1029</text:p>
      <text:p text:style-name="P246"/>
      <text:p text:style-name="P205">Re-execute previous command:</text:p>
      <text:p text:style-name="P205"/>
      <text:p text:style-name="P246">$ fc -s</text:p>
      <text:p text:style-name="P246"/>
      <text:p text:style-name="P205">When re-execute a command, can tell <text:span text:style-name="T17">fc</text:span> to substitute one string for another</text:p>
      <text:p text:style-name="P205"/>
      <text:p text:style-name="P246">$ fc -s adams=john 1029</text:p>
      <text:p text:style-name="P205"/>
      <text:p text:style-name="P205">Substitutes string john for string adams in event 1029</text:p>
      <text:p text:style-name="P205"/>
      <text:p text:style-name="P247">Using an Exclamation Point (!) To Reference Events</text:p>
      <text:p text:style-name="P247"/>
      <text:p text:style-name="P206">C Shell history mechanism uses an exclamation point to reference events. Frequently more cumbersome than useful.</text:p>
      <text:p text:style-name="P206"/>
      <text:p text:style-name="P206">Some useful features:</text:p>
      <text:p text:style-name="P206"/>
      <text:p text:style-name="P247">!!<text:span text:style-name="T1"> - re-executes previous event, and shell replaces the </text:span>!$ <text:span text:style-name="T1"><text:s/>token with last word from previous command line</text:span></text:p>
      <text:p text:style-name="P206"/>
      <text:p text:style-name="P247"><text:span text:style-name="T1">Can reference event by using its absolute event number, its relative event number, or the text it contains. All reference to events, called event designators, begin with an </text:span>!<text:span text:style-name="T1">. One or more character</text:span></text:p>
      <text:p text:style-name="P206"/>
      <text:p text:style-name="P247">Event Designators</text:p>
      <text:p text:style-name="P247"/>
      <table:table table:name="Table2" table:style-name="Table2">
        <table:table-column table:style-name="Table2.A"/>
        <table:table-column table:style-name="Table2.B"/>
        <table:table-row>
          <table:table-cell table:style-name="Table2.A1" office:value-type="string">
            <text:p text:style-name="P268">Designator</text:p>
          </table:table-cell>
          <table:table-cell table:style-name="Table2.B1" office:value-type="string">
            <text:p text:style-name="P268">Meaning</text:p>
          </table:table-cell>
        </table:table-row>
        <table:table-row>
          <table:table-cell table:style-name="Table2.A2" office:value-type="string">
            <text:p text:style-name="P266">!</text:p>
          </table:table-cell>
          <table:table-cell table:style-name="Table2.B2" office:value-type="string">
            <text:p text:style-name="P273">Starts a history event unless followed immediately by SPACE, NEWLINE, =, or (</text:p>
          </table:table-cell>
        </table:table-row>
        <text:soft-page-break/>
        <table:table-row>
          <table:table-cell table:style-name="Table2.A2" office:value-type="string">
            <text:p text:style-name="P268">!!</text:p>
          </table:table-cell>
          <table:table-cell table:style-name="Table2.B2" office:value-type="string">
            <text:p text:style-name="P274">The previous command</text:p>
          </table:table-cell>
        </table:table-row>
        <table:table-row>
          <table:table-cell table:style-name="Table2.A2" office:value-type="string">
            <text:p text:style-name="P268">!n</text:p>
          </table:table-cell>
          <table:table-cell table:style-name="Table2.B2" office:value-type="string">
            <text:p text:style-name="P274">Command number n in history list</text:p>
          </table:table-cell>
        </table:table-row>
        <table:table-row>
          <table:table-cell table:style-name="Table2.A2" office:value-type="string">
            <text:p text:style-name="P268">!-n</text:p>
          </table:table-cell>
          <table:table-cell table:style-name="Table2.B2" office:value-type="string">
            <text:p text:style-name="P274">The nth preceding command</text:p>
          </table:table-cell>
        </table:table-row>
        <table:table-row>
          <table:table-cell table:style-name="Table2.A2" office:value-type="string">
            <text:p text:style-name="P268">!string</text:p>
          </table:table-cell>
          <table:table-cell table:style-name="Table2.B2" office:value-type="string">
            <text:p text:style-name="P274">The most recent command line that started with string</text:p>
          </table:table-cell>
        </table:table-row>
        <table:table-row>
          <table:table-cell table:style-name="Table2.A2" office:value-type="string">
            <text:p text:style-name="P268">!?string[?]</text:p>
          </table:table-cell>
          <table:table-cell table:style-name="Table2.B2" office:value-type="string">
            <text:p text:style-name="P274">The most recent command that contained <text:span text:style-name="T17">string</text:span>. Last <text:span text:style-name="T17">?</text:span> Is optional</text:p>
          </table:table-cell>
        </table:table-row>
        <table:table-row>
          <table:table-cell table:style-name="Table2.A2" office:value-type="string">
            <text:p text:style-name="P268">!#</text:p>
          </table:table-cell>
          <table:table-cell table:style-name="Table2.B2" office:value-type="string">
            <text:p text:style-name="P274">The current command (as typed so far)</text:p>
          </table:table-cell>
        </table:table-row>
        <table:table-row>
          <table:table-cell table:style-name="Table2.A2" office:value-type="string">
            <text:p text:style-name="P268">![event]</text:p>
          </table:table-cell>
          <table:table-cell table:style-name="Table2.B2" office:value-type="string">
            <text:p text:style-name="P274">The event is an event designator. Braces isolate event from surrounding text. For example, ![-3]3 is thid most recently executed command folloewd by a 3.</text:p>
          </table:table-cell>
        </table:table-row>
      </table:table>
      <text:p text:style-name="P247"/>
      <text:p text:style-name="P247">!! - re-execute previous command</text:p>
      <text:p text:style-name="P247"/>
      <text:p text:style-name="P247">44 $ ls -l text</text:p>
      <text:p text:style-name="P206">-rw-rw-r--. 1 max pubs 45 04-30 14:53 text</text:p>
      <text:p text:style-name="P206">45 $ !!</text:p>
      <text:p text:style-name="P247">ls -l text</text:p>
      <text:p text:style-name="P206">-rw-rw-r--. 1 max pubs 45 04-30 14:53 text</text:p>
      <text:p text:style-name="P206"/>
      <text:p text:style-name="P247">!n<text:span text:style-name="T1"> – execute event number</text:span></text:p>
      <text:p text:style-name="P206"/>
      <text:p text:style-name="P206">If event not in history list, shell displays an error message. Negative numbers used for relative events. After issue a command, relative event number of a given event changes. </text:p>
      <text:p text:style-name="P206"/>
      <text:p text:style-name="P247">51 $ !44</text:p>
      <text:p text:style-name="P206">ls -l text</text:p>
      <text:p text:style-name="P206">-rw-rw-r--. 1 max pubs 45 04-30 14:53 text</text:p>
      <text:p text:style-name="P247">52 $ !-8</text:p>
      <text:p text:style-name="P206">ls -l text</text:p>
      <text:p text:style-name="P206">-rw-rw-r--. 1 max pubs 45 04-30 14:53 text</text:p>
      <text:p text:style-name="P247"/>
      <text:p text:style-name="P247">!string<text:span text:style-name="T1"> – event text</text:span></text:p>
      <text:p text:style-name="P206"/>
      <text:p text:style-name="P206">Shell searches for and executes most recent event that contained that string. Final question mark optional if a RETURN would immediately follow it</text:p>
      <text:p text:style-name="P206"/>
      <text:p text:style-name="P247">68 $ history 10</text:p>
      <text:p text:style-name="P206"><text:tab/>59 ls -l text*</text:p>
      <text:p text:style-name="P206"><text:tab/>60 tail text5</text:p>
      <text:p text:style-name="P206"><text:tab/>61 cat text1 text5 &gt; letter</text:p>
      <text:p text:style-name="P206"><text:tab/>62 vim letter</text:p>
      <text:p text:style-name="P206"><text:tab/>63 cat letter</text:p>
      <text:p text:style-name="P206"><text:tab/>64 cat memo</text:p>
      <text:p text:style-name="P206"><text:tab/>65 lpr memo</text:p>
      <text:p text:style-name="P206"><text:soft-page-break/><text:tab/>66 pine zach</text:p>
      <text:p text:style-name="P206"><text:tab/>67 ls -l</text:p>
      <text:p text:style-name="P206"><text:tab/>68 history</text:p>
      <text:p text:style-name="P247">69 $ !l</text:p>
      <text:p text:style-name="P206">ls -l</text:p>
      <text:p text:style-name="P206">...</text:p>
      <text:p text:style-name="P247">70 $ !lpr</text:p>
      <text:p text:style-name="P206">lpr memo</text:p>
      <text:p text:style-name="P247">71 $ !?letter?</text:p>
      <text:p text:style-name="P206">cat letter</text:p>
      <text:p text:style-name="P206">…</text:p>
      <text:p text:style-name="P206"/>
      <text:p text:style-name="P247">Word Designators –<text:span text:style-name="T1"> specifies a word (token) or series of words from an event (command line). Words on a command line are numbered <text:s/>starting with 0 (first word, usually command) continuing with 1 until n, last word on command line.</text:span></text:p>
      <text:p text:style-name="P206"/>
      <text:p text:style-name="P247"><text:span text:style-name="T1">To specify a particular word from previous event, follow </text:span>event designator<text:span text:style-name="T1"> (</text:span>!14<text:span text:style-name="T1">) with </text:span>colon (:)<text:span text:style-name="T1"> and number of word in previous event (</text:span>!14:3<text:span text:style-name="T1">). Can specify first word following command using a </text:span>^<text:span text:style-name="T1"> and last word using a </text:span>$<text:span text:style-name="T1">. Can specify </text:span>range<text:span text:style-name="T1"> of words by using a </text:span>hyphen (-)</text:p>
      <text:p text:style-name="P247"/>
      <text:p text:style-name="P247">72 $ echo apple grape orange pear</text:p>
      <text:p text:style-name="P206">apple grape orange pear</text:p>
      <text:p text:style-name="P247">73 $ echo !72:2</text:p>
      <text:p text:style-name="P206">echo grape</text:p>
      <text:p text:style-name="P206">grape</text:p>
      <text:p text:style-name="P247">74 $ echo !72:^</text:p>
      <text:p text:style-name="P206">echo apple</text:p>
      <text:p text:style-name="P206">apple</text:p>
      <text:p text:style-name="P247">75 $ !72:0 !72:$</text:p>
      <text:p text:style-name="P206">echo pear</text:p>
      <text:p text:style-name="P206">pear</text:p>
      <text:p text:style-name="P247">76 $ echo !72:2-4</text:p>
      <text:p text:style-name="P206">echo grape orange pear</text:p>
      <text:p text:style-name="P206">grape orange pear</text:p>
      <text:p text:style-name="P247">77 $ !72:0-$</text:p>
      <text:p text:style-name="P206">echo apple grape orange pear</text:p>
      <text:p text:style-name="P206">apple grape orange pear</text:p>
      <text:p text:style-name="P206"/>
      <text:p text:style-name="P247">!$<text:span text:style-name="T1"> shorthand refers to last word of previous event. </text:span></text:p>
      <text:p text:style-name="P206"/>
      <text:p text:style-name="P247">$ cat report.718</text:p>
      <text:p text:style-name="P206">...</text:p>
      <text:p text:style-name="P247">$ vim !$</text:p>
      <text:p text:style-name="P206">vim report.718</text:p>
      <text:p text:style-name="P206">…</text:p>
      <text:p text:style-name="P206"/>
      <text:p text:style-name="P206">If event contains a single command, word numbers correspondence does not hold for commands after first. </text:p>
      <text:p text:style-name="P206"/>
      <text:p text:style-name="P247"><text:soft-page-break/>78 $ !72 ; echo helen zach barbara</text:p>
      <text:p text:style-name="P206">echo apple grape orange pear ; echo helen zach barbara</text:p>
      <text:p text:style-name="P206">apple grape orange pear</text:p>
      <text:p text:style-name="P206">helen zach barbara</text:p>
      <text:p text:style-name="P247">79 $ echo !78:7</text:p>
      <text:p text:style-name="P206">echo helen</text:p>
      <text:p text:style-name="P206">helen</text:p>
      <text:p text:style-name="P247">80 $ echo !78:4-7</text:p>
      <text:p text:style-name="P206">echo pear ; echo helen</text:p>
      <text:p text:style-name="P206">pear</text:p>
      <text:p text:style-name="P206">helen</text:p>
      <text:p text:style-name="P206"/>
      <table:table table:name="Table3" table:style-name="Table3">
        <table:table-column table:style-name="Table3.A"/>
        <table:table-column table:style-name="Table3.B"/>
        <table:table-row>
          <table:table-cell table:style-name="Table3.A1" office:value-type="string">
            <text:p text:style-name="P269">DESIGNATOR</text:p>
          </table:table-cell>
          <table:table-cell table:style-name="Table3.B1" office:value-type="string">
            <text:p text:style-name="P269">MEANING</text:p>
          </table:table-cell>
        </table:table-row>
        <table:table-row>
          <table:table-cell table:style-name="Table3.A2" office:value-type="string">
            <text:p text:style-name="P269">n</text:p>
          </table:table-cell>
          <table:table-cell table:style-name="Table3.B2" office:value-type="string">
            <text:p text:style-name="P277">The nth word. Word 0 is normally the command name</text:p>
          </table:table-cell>
        </table:table-row>
        <table:table-row>
          <table:table-cell table:style-name="Table3.A2" office:value-type="string">
            <text:p text:style-name="P269">^</text:p>
          </table:table-cell>
          <table:table-cell table:style-name="Table3.B2" office:value-type="string">
            <text:p text:style-name="P277">The first word <text:s/>(after command name)</text:p>
          </table:table-cell>
        </table:table-row>
        <table:table-row>
          <table:table-cell table:style-name="Table3.A2" office:value-type="string">
            <text:p text:style-name="P269">$</text:p>
          </table:table-cell>
          <table:table-cell table:style-name="Table3.B2" office:value-type="string">
            <text:p text:style-name="P277">The last word</text:p>
          </table:table-cell>
        </table:table-row>
        <table:table-row>
          <table:table-cell table:style-name="Table3.A2" office:value-type="string">
            <text:p text:style-name="P269">M-n</text:p>
          </table:table-cell>
          <table:table-cell table:style-name="Table3.B2" office:value-type="string">
            <text:p text:style-name="P277">All words from word number m through word number n, m defaults to 0 if you omit (0-n)</text:p>
          </table:table-cell>
        </table:table-row>
        <table:table-row>
          <table:table-cell table:style-name="Table3.A2" office:value-type="string">
            <text:p text:style-name="P269">N*</text:p>
          </table:table-cell>
          <table:table-cell table:style-name="Table3.B2" office:value-type="string">
            <text:p text:style-name="P277">All words from word number n through the last word</text:p>
          </table:table-cell>
        </table:table-row>
        <table:table-row>
          <table:table-cell table:style-name="Table3.A2" office:value-type="string">
            <text:p text:style-name="P269">*</text:p>
          </table:table-cell>
          <table:table-cell table:style-name="Table3.B2" office:value-type="string">
            <text:p text:style-name="P277">All words except the command na,e/ The same as 1*</text:p>
          </table:table-cell>
        </table:table-row>
        <table:table-row>
          <table:table-cell table:style-name="Table3.A2" office:value-type="string">
            <text:p text:style-name="P269">%</text:p>
          </table:table-cell>
          <table:table-cell table:style-name="Table3.B2" office:value-type="string">
            <text:p text:style-name="P277">The word matched by the most recent ?string? search</text:p>
          </table:table-cell>
        </table:table-row>
      </table:table>
      <text:p text:style-name="P206"/>
      <text:p text:style-name="P206"/>
      <text:p text:style-name="P247">Modifiers</text:p>
      <text:p text:style-name="P293"><text:line-break/>User may want to change aspect of an event that is re-executing. Correct a typo or specify different argument. </text:p>
      <text:p text:style-name="P293"/>
      <text:p text:style-name="P248"><text:span text:style-name="T1">Can modify an event or a word of an event by putting one or more modifiers after the word designator or after the event designator if there is no word designator. Each modifier must be preceded by a colon (</text:span>:<text:span text:style-name="T1">). </text:span></text:p>
      <text:p text:style-name="P207"/>
      <text:p text:style-name="P248"><text:span text:style-name="T1">Example of </text:span>substitute modifier<text:span text:style-name="T1"> correcting a typo:</text:span></text:p>
      <text:p text:style-name="P207"/>
      <text:p text:style-name="P248">$ car /home/zach/memo.0507 /home/max/letter.0507</text:p>
      <text:p text:style-name="P207">bash: car: command not found</text:p>
      <text:p text:style-name="P248">$ !!:s/car/cat</text:p>
      <text:p text:style-name="P207">cat /home/zach/memo.0507 /home/max/letter.0507</text:p>
      <text:p text:style-name="P207">…</text:p>
      <text:p text:style-name="P207"/>
      <text:p text:style-name="P207">Substitute syntax:</text:p>
      <text:p text:style-name="P248"><text:soft-page-break/>[g]s/old/new/</text:p>
      <text:p text:style-name="P248"/>
      <text:p text:style-name="P207">where <text:span text:style-name="T17">old</text:span> is original string (not regular expression), and <text:span text:style-name="T17">new</text:span> is the string that replaces old. <text:span text:style-name="T76">Placing a </text:span><text:span text:style-name="T25">g</text:span><text:span text:style-name="T76"> before </text:span><text:span text:style-name="T25">s</text:span><text:span text:style-name="T76"> causes a global substitution, replacing all occurrences of </text:span><text:span text:style-name="T25">old</text:span><text:span text:style-name="T76">. Although / is delimiter in example, can use any character that is not in either </text:span><text:span text:style-name="T25">old </text:span><text:span text:style-name="T76">or </text:span><text:span text:style-name="T25">new</text:span><text:span text:style-name="T76">. Final delimiter is optional if a RETURN would immediately follow it. As with, </text:span><text:span text:style-name="T25">vim</text:span><text:span text:style-name="T76"> substitute, history mechanism replaces an ampersand </text:span><text:span text:style-name="T25">&amp;</text:span><text:span text:style-name="T76"> in </text:span><text:span text:style-name="T25">new</text:span><text:span text:style-name="T76"> with </text:span><text:span text:style-name="T25">old</text:span><text:span text:style-name="T76">. Shell replaces a null old string (</text:span><text:span text:style-name="T25">s//new/</text:span><text:span text:style-name="T76">) with previous old string of the string within a command user searched for using </text:span><text:span text:style-name="T25">?string?</text:span></text:p>
      <text:p text:style-name="P333"/>
      <text:p text:style-name="P208">Abbreviated form of the substitute modifier is <text:span text:style-name="T17">quick substitution</text:span>. Use it to re-execute the most recent event while changing some of the event text. Quick substitution character is <text:span text:style-name="T17">^</text:span>. </text:p>
      <text:p text:style-name="P208"/>
      <text:p text:style-name="P249">$ ^old^new^</text:p>
      <text:p text:style-name="P249"/>
      <text:p text:style-name="P208">produces same results as</text:p>
      <text:p text:style-name="P208"/>
      <text:p text:style-name="P249">$ !!:s/old/new/</text:p>
      <text:p text:style-name="P249"/>
      <text:p text:style-name="P249">//substitute cat for car</text:p>
      <text:p text:style-name="P249">$ ^car^cat</text:p>
      <text:p text:style-name="P208">cat /home/zach/memo.0507 /home/max/letter.0507</text:p>
      <text:p text:style-name="P208"/>
      <text:p text:style-name="P208">Can omit final caret if it will be followed immediately by a RETURN. </text:p>
      <text:p text:style-name="P208"/>
      <text:p text:style-name="P249">Other Modifiers</text:p>
      <text:p text:style-name="P208"/>
      <text:p text:style-name="P249"><text:span text:style-name="T1">Modifiers (other than substitute modifier) perform simple edits on the part of the event that has been selected by the event designator and optional word designators/ Can use multiple modifiers, each preceded by a color (</text:span>:<text:span text:style-name="T1">)</text:span></text:p>
      <text:p text:style-name="P208"/>
      <text:p text:style-name="P249">$ ls /etc/ssh/ssh_config</text:p>
      <text:p text:style-name="P208">/etc/ssh/ssh_config</text:p>
      <text:p text:style-name="P249">$ !!:p</text:p>
      <text:p text:style-name="P208">ls /etc/ssh/ssh_config</text:p>
      <text:p text:style-name="P249">$ !!:h:p</text:p>
      <text:p text:style-name="P208">ls /etc/ssh</text:p>
      <text:p text:style-name="P208"/>
      <text:p text:style-name="P249"><text:span text:style-name="T1">Uses ls to list name of a file, repeats command without executing it (</text:span>p<text:span text:style-name="T1"> modifier) and repeats last command removing last part of pathname (</text:span>h<text:span text:style-name="T1"> modifier) against without executing</text:span></text:p>
      <text:p text:style-name="P249"/>
      <table:table table:name="Table4" table:style-name="Table4">
        <table:table-column table:style-name="Table4.A"/>
        <table:table-column table:style-name="Table4.B"/>
        <table:table-row>
          <table:table-cell table:style-name="Table4.A1" office:value-type="string">
            <text:p text:style-name="P270">MODIFIER</text:p>
          </table:table-cell>
          <table:table-cell table:style-name="Table4.B1" office:value-type="string">
            <text:p text:style-name="P270">FUNCTION</text:p>
          </table:table-cell>
        </table:table-row>
        <table:table-row>
          <table:table-cell table:style-name="Table4.A2" office:value-type="string">
            <text:p text:style-name="P270">e(extension)</text:p>
          </table:table-cell>
          <table:table-cell table:style-name="Table4.B2" office:value-type="string">
            <text:p text:style-name="P275">Removes all but the filename extension</text:p>
          </table:table-cell>
        </table:table-row>
        <table:table-row>
          <table:table-cell table:style-name="Table4.A2" office:value-type="string">
            <text:p text:style-name="P270">h(head)</text:p>
          </table:table-cell>
          <table:table-cell table:style-name="Table4.B2" office:value-type="string">
            <text:p text:style-name="P275">Removes last part of a pathname</text:p>
          </table:table-cell>
        </table:table-row>
        <table:table-row>
          <table:table-cell table:style-name="Table4.A2" office:value-type="string">
            <text:p text:style-name="P270">p(print)</text:p>
          </table:table-cell>
          <table:table-cell table:style-name="Table4.B2" office:value-type="string">
            <text:p text:style-name="P275">Displays command but does not execute it</text:p>
          </table:table-cell>
        </table:table-row>
        <table:table-row>
          <table:table-cell table:style-name="Table4.A2" office:value-type="string">
            <text:p text:style-name="P270">q(quote)</text:p>
          </table:table-cell>
          <table:table-cell table:style-name="Table4.B2" office:value-type="string">
            <text:p text:style-name="P275">Quotes the substitution to prevent further substitutions on it</text:p>
          </table:table-cell>
        </table:table-row>
        <text:soft-page-break/>
        <table:table-row>
          <table:table-cell table:style-name="Table4.A2" office:value-type="string">
            <text:p text:style-name="P270">r(root)</text:p>
          </table:table-cell>
          <table:table-cell table:style-name="Table4.B2" office:value-type="string">
            <text:p text:style-name="P275">Removes the filename extension</text:p>
          </table:table-cell>
        </table:table-row>
        <table:table-row>
          <table:table-cell table:style-name="Table4.A2" office:value-type="string">
            <text:p text:style-name="P270">t(tail)</text:p>
          </table:table-cell>
          <table:table-cell table:style-name="Table4.B2" office:value-type="string">
            <text:p text:style-name="P275">Removes all elements of pathname except the last</text:p>
          </table:table-cell>
        </table:table-row>
        <table:table-row>
          <table:table-cell table:style-name="Table4.A2" office:value-type="string">
            <text:p text:style-name="P270">X</text:p>
          </table:table-cell>
          <table:table-cell table:style-name="Table4.B2" office:value-type="string">
            <text:p text:style-name="P275">Like q but quotes each word in substitution individually</text:p>
          </table:table-cell>
        </table:table-row>
      </table:table>
      <text:p text:style-name="P208"/>
      <text:p text:style-name="P249">THE READLINE LIBRARY</text:p>
      <text:p text:style-name="P249"/>
      <text:p text:style-name="P208">Command line editing under <text:span text:style-name="T17">bash</text:span> implemented through <text:span text:style-name="T17">Readline Library</text:span>, available to any application written in C. Any applications that uses <text:span text:style-name="T17">Readline Library</text:span> supports line editing that is consistent with that provided by <text:span text:style-name="T17">bash</text:span>. </text:p>
      <text:p text:style-name="P208"/>
      <text:p text:style-name="P208">Programs that use the <text:span text:style-name="T17">Readline Library</text:span>, including <text:span text:style-name="T17">bash</text:span>, read <text:span text:style-name="T17">~/.inputrc</text:span> for key binding information and configuration settings. The –<text:span text:style-name="T17">noediting</text:span> command line option turns off command line editing</text:p>
      <text:p text:style-name="P208"/>
      <text:p text:style-name="P209">Can choose one of two editing modes when using <text:span text:style-name="T17">Readline Library:</text:span></text:p>
      <text:list xml:id="list2425158211092409409" text:style-name="L8">
        <text:list-item>
          <text:p text:style-name="P334">vi(m)</text:p>
        </text:list-item>
        <text:list-item>
          <text:p text:style-name="P334">emacs</text:p>
        </text:list-item>
      </text:list>
      <text:p text:style-name="P209">Both modes provide many of commands available to standalone editors. Can use ARROW keys to move around. Up and down move forward and backward through history list. Also provides several types of interactive word completion. Default mode is emacs, can switch to vi using following command:</text:p>
      <text:p text:style-name="P209"/>
      <text:p text:style-name="P250">set -o vi</text:p>
      <text:p text:style-name="P209"/>
      <text:p text:style-name="P209">switch back</text:p>
      <text:p text:style-name="P209"/>
      <text:p text:style-name="P250">set -o emacs</text:p>
      <text:p text:style-name="P250"/>
      <text:p text:style-name="P250">Vi Editing Mode</text:p>
      <text:p text:style-name="P250"/>
      <text:p text:style-name="P209">Start in Input mode. If notice an error, can press <text:span text:style-name="T17">ESCAPE</text:span> to switch to Command mode. Can use j and k in Command mode. </text:p>
      <text:p text:style-name="P209"/>
      <text:p text:style-name="P209">Can use <text:span text:style-name="T17">?</text:span> search backward command followed by search string to look back through history list for most recent command containing a string. If have moved back in history list, can use <text:span text:style-name="T17">/</text:span> search forward command toward more recent command. Cannot contain regular expressions unlike in editor. Can start search with ^ however to force shell to locate commands that start with search string. Pressing <text:span text:style-name="T17">n</text:span> after successful search looks for next occurrence of same string. </text:p>
      <text:p text:style-name="P209"/>
      <text:p text:style-name="P209">Can also use event number to access events in history list. In command mode, enter event number followed by <text:span text:style-name="T17">G</text:span> to go to command. </text:p>
      <text:p text:style-name="P209"/>
      <text:p text:style-name="P209">Can modify command line using <text:span text:style-name="T17">vim</text:span> command mode editing commands such as <text:span text:style-name="T17">x</text:span> (delete char), <text:span text:style-name="T17">r</text:span>(replace char), <text:span text:style-name="T17">~</text:span>(change case), and <text:span text:style-name="T17">.</text:span>(repeat last change). To switch to input mode, use insert (<text:span text:style-name="T17">I, I</text:span>) Append (a, A), replace ® or change (c, C). Simply then pres RETURN to execute command. </text:p>
      <text:p text:style-name="P209"/>
      <text:p text:style-name="P250">EMACS Editing Mode</text:p>
      <text:p text:style-name="P250"><text:soft-page-break/></text:p>
      <text:p text:style-name="P250">&gt;????????????????????</text:p>
      <text:p text:style-name="P250"/>
      <text:p text:style-name="P250">READLINE COMPLETION COMMANDS</text:p>
      <text:p text:style-name="P250"/>
      <text:p text:style-name="P209">Can use TAB key to complete words user enter on command line. Called <text:span text:style-name="T17">completion</text:span> and works in both vi and emacs modes. </text:p>
      <text:p text:style-name="P209"/>
      <text:p text:style-name="P250">Command Completion</text:p>
      <text:p text:style-name="P209"/>
      <text:p text:style-name="P250"><text:span text:style-name="T1">If typing name of command, pressing TAB initiate </text:span>command completion<text:span text:style-name="T1">. Looks for command whose name starts with part of word types. If none found, </text:span>bash<text:span text:style-name="T1"> beeps. If there is, completes command name. If more than one choice, </text:span>bash<text:span text:style-name="T1"> does nothing in vi mode </text:span><text:span text:style-name="T12">and beeps in emacs. Pressing TAB again causes </text:span><text:span text:style-name="T77">bash</text:span><text:span text:style-name="T12"> to display list of commands whose name start with prefix. </text:span></text:p>
      <text:p text:style-name="P297"/>
      <text:p text:style-name="P251">Pathname Completion</text:p>
      <text:p text:style-name="P251"/>
      <text:p text:style-name="P210">Also uses TABs, allows user to type a portion of pathname and have <text:span text:style-name="T17">bash</text:span> supply the rest. Extends command line as far as it can. </text:p>
      <text:p text:style-name="P210"/>
      <text:p text:style-name="P251">Variable Completion</text:p>
      <text:p text:style-name="P210"/>
      <text:p text:style-name="P251"><text:span text:style-name="T1">When user typing variable name, pressing TAB results in </text:span>variable completion<text:span text:style-name="T1">, wherein </text:span>bash<text:span text:style-name="T1"> attempts to complete the name of the variable. </text:span></text:p>
      <text:p text:style-name="P210"/>
      <text:p text:style-name="P251">.inputrc: Configuring The Readline Library</text:p>
      <text:p text:style-name="P251"/>
      <text:p text:style-name="P251">bash<text:span text:style-name="T1"> and other programs that use </text:span>Readline Library<text:span text:style-name="T1"> read file specified by </text:span>INPUTRC <text:span text:style-name="T1">environment variable to obtain initialization information. If not set, they read the </text:span>~/.inputrc<text:span text:style-name="T1"> file. Ignores lines of </text:span>.inputrc<text:span text:style-name="T1"> that are blank or start with hashmark </text:span>#<text:span text:style-name="T1">. </text:span></text:p>
      <text:p text:style-name="P210"/>
      <text:p text:style-name="P251">Variables:</text:p>
      <text:p text:style-name="P251"/>
      <text:p text:style-name="P210">Can set variables in <text:span text:style-name="T17">.inputrc</text:span> to control behavior of <text:span text:style-name="T17">Readline Library</text:span>:</text:p>
      <text:p text:style-name="P210"/>
      <text:p text:style-name="P251">set variable value</text:p>
      <text:p text:style-name="P251"/>
      <text:p text:style-name="P251">Readline Varibles:</text:p>
      <table:table table:name="Table5" table:style-name="Table5">
        <table:table-column table:style-name="Table5.A"/>
        <table:table-column table:style-name="Table5.B"/>
        <table:table-row>
          <table:table-cell table:style-name="Table5.A1" office:value-type="string">
            <text:p text:style-name="P271">VARIABLE</text:p>
          </table:table-cell>
          <table:table-cell table:style-name="Table5.B1" office:value-type="string">
            <text:p text:style-name="P271">EFFECT</text:p>
          </table:table-cell>
        </table:table-row>
        <table:table-row>
          <table:table-cell table:style-name="Table5.A2" office:value-type="string">
            <text:p text:style-name="P271">editing-mode</text:p>
          </table:table-cell>
          <table:table-cell table:style-name="Table5.B2" office:value-type="string">
            <text:p text:style-name="P278">Set to <text:span text:style-name="T17">vi</text:span><text:span text:style-name="T1"> to start Readline in vi mode. <text:s/>Set to emacs to start Readline in emacs mode. </text:span></text:p>
          </table:table-cell>
        </table:table-row>
        <table:table-row>
          <table:table-cell table:style-name="Table5.A2" office:value-type="string">
            <text:p text:style-name="P271">Horizontal-scroll-mode</text:p>
          </table:table-cell>
          <table:table-cell table:style-name="Table5.B2" office:value-type="string">
            <text:p text:style-name="P278">Set to <text:span text:style-name="T17">on</text:span><text:span text:style-name="T1"> to cause long lines to extend off the right edge of the display area. Moving the curesor to the right when it is at the right edge of the display shifts the line to the left so you can see more of the line. Shift the line back by moving the cursor back past left edge. Default value is </text:span><text:span text:style-name="T17">off</text:span><text:span text:style-name="T1"> which </text:span><text:soft-page-break/><text:span text:style-name="T1">causes long lines to wrap onto multiple lines of the display</text:span></text:p>
          </table:table-cell>
        </table:table-row>
        <table:table-row>
          <table:table-cell table:style-name="Table5.A2" office:value-type="string">
            <text:p text:style-name="P271">Mark-directories</text:p>
          </table:table-cell>
          <table:table-cell table:style-name="Table5.B2" office:value-type="string">
            <text:p text:style-name="P278">Set to <text:span text:style-name="T17">off</text:span><text:span text:style-name="T1"> to cause Readline not to place a slash / at end of directory names it completes. Default is </text:span><text:span text:style-name="T17">on</text:span></text:p>
          </table:table-cell>
        </table:table-row>
        <table:table-row>
          <table:table-cell table:style-name="Table5.A2" office:value-type="string">
            <text:p text:style-name="P271">Mark-modified-lines</text:p>
          </table:table-cell>
          <table:table-cell table:style-name="Table5.B2" office:value-type="string">
            <text:p text:style-name="P276">Set to <text:span text:style-name="T17">on</text:span> to cause Readline to precede modified history lines with an asterisk. The default value is <text:span text:style-name="T17">off</text:span>.</text:p>
          </table:table-cell>
        </table:table-row>
      </table:table>
      <text:p text:style-name="P251"/>
      <text:p text:style-name="P251"/>
      <text:p text:style-name="P252">Key Bindings</text:p>
      <text:p text:style-name="P211"/>
      <text:p text:style-name="P252"><text:span text:style-name="T1">Can map keystroke sequences to </text:span>Readline<text:span text:style-name="T1"> commands, changing or extending default bindings. </text:span></text:p>
      <text:p text:style-name="P211"/>
      <text:p text:style-name="P211">To use an unbound command, must map it using one of following forms:</text:p>
      <text:p text:style-name="P211"/>
      <text:p text:style-name="P252">keyname: command_name</text:p>
      <text:p text:style-name="P252">“keystroke_sequence” : command_name</text:p>
      <text:p text:style-name="P252"/>
      <text:p text:style-name="P211">In first form, user spells out name for single key. CTRL-U written as control-u. Useful for binding single keys.</text:p>
      <text:p text:style-name="P211"/>
      <text:p text:style-name="P211">In second form, specify a string that describes a sequence of keys that will be bound to command. Can use <text:span text:style-name="T17">emacs</text:span> style backslash escape sequences to represent the special keys CONTROL(\C), META(\M), and ESCAPE(\e). Can escape \” and \' or \\. </text:p>
      <text:p text:style-name="P211"/>
      <text:p text:style-name="P211">The <text:span text:style-name="T17">kill-whole-line </text:span>command, available in emacs mode only, deletes current line. </text:p>
      <text:p text:style-name="P211"/>
      <text:p text:style-name="P211">control-r: kill-whole-line</text:p>
      <text:p text:style-name="P211"/>
      <text:p text:style-name="P211">Binds kill-whole-line command to keystroke</text:p>
      <text:p text:style-name="P211"/>
      <text:p text:style-name="P252">bind -P<text:span text:style-name="T1"> displays a list of all </text:span>Readline<text:span text:style-name="T1"> commands. If command is bound to a key sequence, sequence is shown. Command s that can be used in vi mode start with vi. </text:span></text:p>
      <text:p text:style-name="P211"/>
      <text:p text:style-name="P211">Vi-next-word and vi-prev-word move cursor to beginning of next and previous words. Commands that do not begin with vi are <text:s/>generally available in emacs mode. </text:p>
      <text:p text:style-name="P211"/>
      <text:p text:style-name="P252"><text:span text:style-name="T1">Use </text:span>bind -q<text:span text:style-name="T1"> to determine which keysequence is bound to a command:</text:span></text:p>
      <text:p text:style-name="P211"/>
      <text:p text:style-name="P252">$ bind -q kill-whole-line</text:p>
      <text:p text:style-name="P211">kill-whole-line can be invoked via "\C-r".</text:p>
      <text:p text:style-name="P211"/>
      <text:p text:style-name="P252"><text:span text:style-name="T1">Can also </text:span>bind <text:span text:style-name="T1">text by enclosing it within double quotes (Emacs mode only). </text:span></text:p>
      <text:p text:style-name="P211"/>
      <text:p text:style-name="P252">“QQ” : “The Linux Operating System”</text:p>
      <text:p text:style-name="P252"/>
      <text:p text:style-name="P211"><text:soft-page-break/>Command causes bash to insert string <text:span text:style-name="T17">The Linux Operating System </text:span>when user types <text:span text:style-name="T17">QQ</text:span> on command line.</text:p>
      <text:p text:style-name="P211"/>
      <text:p text:style-name="P253">Conditional Constructs:</text:p>
      <text:p text:style-name="P253"/>
      <text:p text:style-name="P253">$if<text:span text:style-name="T1"> directive. </text:span></text:p>
      <text:p text:style-name="P212"/>
      <text:p text:style-name="P253">$if test[=value]</text:p>
      <text:p text:style-name="P253"><text:tab/><text:tab/>commands</text:p>
      <text:p text:style-name="P253"><text:tab/>[$else</text:p>
      <text:p text:style-name="P253"><text:tab/><text:tab/>commands]</text:p>
      <text:p text:style-name="P253">$endif</text:p>
      <text:p text:style-name="P253"/>
      <text:p text:style-name="P212">where <text:span text:style-name="T17">test</text:span> is <text:span text:style-name="T17">mode, term</text:span> or a program name such as <text:span text:style-name="T17">bash</text:span>. If <text:span text:style-name="T17">test</text:span> equals <text:span text:style-name="T17">value</text:span> or <text:span text:style-name="T17">test</text:span> is true if no value specified, this structured executes firstet of commands.</text:p>
      <text:p text:style-name="P212"/>
      <text:p text:style-name="P212">Three types of tests:</text:p>
      <text:list xml:id="list2054612626767424136" text:style-name="L9">
        <text:list-item>
          <text:p text:style-name="P301">Can test to see which mode is currently set:</text:p>
          <text:list>
            <text:list-header>
              <text:p text:style-name="P336">$ if mode=vi</text:p>
            </text:list-header>
          </text:list>
        </text:list-item>
        <text:list-item>
          <text:p text:style-name="P301">Can test the type of terminal</text:p>
          <text:list>
            <text:list-header>
              <text:p text:style-name="P336">$ if term=xterm</text:p>
            </text:list-header>
          </text:list>
        </text:list-item>
        <text:list-item>
          <text:p text:style-name="P301">Can test the application name</text:p>
          <text:list>
            <text:list-header>
              <text:p text:style-name="P336">$ if bash</text:p>
            </text:list-header>
          </text:list>
        </text:list-item>
      </text:list>
      <text:p text:style-name="P212"><text:tab/> <text:tab/>True when running bash and not other program using Readlline Library. </text:p>
      <text:p text:style-name="P212"/>
      <text:p text:style-name="P253"><text:span text:style-name="T1">For more info on </text:span>Readline Library<text:span text:style-name="T1">, open </text:span>bash man<text:span text:style-name="T1"> page and give the commans /^READLINE</text:span></text:p>
      <text:p text:style-name="P212"/>
      <text:p text:style-name="P253">ALIASES</text:p>
      <text:p text:style-name="P253"/>
      <text:p text:style-name="P212">An <text:span text:style-name="T17">alias</text:span> is a usually short name that the shell translates into another usually longer name or command. <text:span text:style-name="T78">Allow user to define new commands by substituting a string for the first token of a simple command. Typically placed in </text:span><text:span text:style-name="T26">~/.bashrc</text:span><text:span text:style-name="T78"> startup files. </text:span></text:p>
      <text:p text:style-name="P213"/>
      <text:p text:style-name="P254">Alias [name[=value]]</text:p>
      <text:p text:style-name="P254"/>
      <text:p text:style-name="P214">If value contains spaces, must enclose value within quotation marks. <text:span text:style-name="T17">Bash</text:span> alias does not accept an argument from command line in <text:span text:style-name="T17">value</text:span>. Use a <text:span text:style-name="T17">bash</text:span> function when need to use arguments. </text:p>
      <text:p text:style-name="P214"/>
      <text:p text:style-name="P214">Alias does not replace itself, avoiding possibility of infinite recursion:</text:p>
      <text:p text:style-name="P214"/>
      <text:p text:style-name="P254">$ alias ls='ls -F'</text:p>
      <text:p text:style-name="P254"/>
      <text:p text:style-name="P215">Can nest aliases. Disabled for non-interactive shells (e.g. shell scripts). </text:p>
      <text:p text:style-name="P215"/>
      <text:p text:style-name="P255">Alias<text:span text:style-name="T1"> builtin displays a list of all defined aliases</text:span></text:p>
      <text:p text:style-name="P215"/>
      <text:p text:style-name="P256">Single vs Double Quotation Marks in Aliases</text:p>
      <text:p text:style-name="P256"/>
      <text:p text:style-name="P216">Choice is significant in alias syntax. If enclosed in double quotes, any variables that appear in <text:span text:style-name="T17">value</text:span> are <text:soft-page-break/>expanded when alias is created. If value enclosed in single quotes, variables ar not expanded until alias is used. </text:p>
      <text:p text:style-name="P216"/>
      <text:p text:style-name="P256">$ echo $PWD</text:p>
      <text:p text:style-name="P216">/home/max</text:p>
      <text:p text:style-name="P256">$ alias dirA="echo Working directory is $PWD"</text:p>
      <text:p text:style-name="P256">$ alias dirA</text:p>
      <text:p text:style-name="P216">alias dirA='echo Working directory is /home/max'</text:p>
      <text:p text:style-name="P216"/>
      <text:p text:style-name="P256">$ alias dirB='echo Working directory is $PWD'</text:p>
      <text:p text:style-name="P256">$ alias dirB</text:p>
      <text:p text:style-name="P216">alias dirB='echo Working directory is $PWD'</text:p>
      <text:p text:style-name="P216"/>
      <text:p text:style-name="P216">Then changing directory to cd:</text:p>
      <text:p text:style-name="P216"/>
      <text:p text:style-name="P256">$ cd cars</text:p>
      <text:p text:style-name="P256">$ dirA</text:p>
      <text:p text:style-name="P216">Working directory is /home/max</text:p>
      <text:p text:style-name="P256">$ dirB</text:p>
      <text:p text:style-name="P216">Working directory is /home/max/cars</text:p>
      <text:p text:style-name="P216"/>
      <text:p text:style-name="P257">Tip: How to prevent the shell from invoking an alias</text:p>
      <text:p text:style-name="P217">The shell checks only simple, unquoted commands to see if they are aliases. Commands</text:p>
      <text:p text:style-name="P217">given as relative or absolute pathnames and quoted commands are not checked. When</text:p>
      <text:p text:style-name="P217">you want to give a command that has an alias but do not want to use the alias, precede the</text:p>
      <text:p text:style-name="P217">command with a backslash, specify the command’s absolute pathname, or give the</text:p>
      <text:p text:style-name="P217">command as ./command.</text:p>
      <text:p text:style-name="P217"/>
      <text:p text:style-name="P218">When given list of aliases without the <text:span text:style-name="T17">=value</text:span> or <text:span text:style-name="T17">value</text:span> field, the <text:span text:style-name="T17">alias</text:span> builtin displays values of each defined allias. </text:p>
      <text:p text:style-name="P218"/>
      <text:p text:style-name="P218">Avoid alias substitution by preceding aliased command with backslash</text:p>
      <text:p text:style-name="P218"/>
      <text:p text:style-name="P218">Can also add arguments to alias for commands in alias</text:p>
      <text:p text:style-name="P218"/>
      <text:p text:style-name="P218">Can remove alias using <text:span text:style-name="T17">unalias</text:span> builtin. </text:p>
      <text:p text:style-name="P218"/>
      <text:p text:style-name="P258">Functions</text:p>
      <text:p text:style-name="P303"/>
      <text:p text:style-name="P258"><text:span text:style-name="T1">A shell </text:span>function<text:span text:style-name="T1"> is similar to a shell script in that it stores a series of commands for execution at a later time. </text:span><text:span text:style-name="T13">However, shell stores function in main memory instead of in a file on disk, thus shell can access it more quickly than shell can access a script. </text:span></text:p>
      <text:p text:style-name="P304"/>
      <text:p text:style-name="P219">Shell also preprocesses (parses) a function so it starts more quickly than a script. Shell executes a shell function in same shell that called it. If define too many functions, overhead of starting a shell (as when one runs a script) can become unacceptable.</text:p>
      <text:p text:style-name="P219"/>
      <text:p text:style-name="P259"><text:span text:style-name="T1">Can declare shell functions in </text:span>~.bash_profile <text:span text:style-name="T1">startup file, in script that uses it, or directly from command line. Can remove functions using the </text:span>unset<text:span text:style-name="T1"> builtin. </text:span></text:p>
      <text:p text:style-name="P219"><text:soft-page-break/></text:p>
      <text:p text:style-name="P219">Shell does not retain functions after log out. </text:p>
      <text:p text:style-name="P219"/>
      <text:p text:style-name="P259">Tip: Removing Variables and Functions that have the same name</text:p>
      <text:p text:style-name="P219">Builtin<text:span text:style-name="T17"> unset</text:span> removes shell variable. If used again, it rmeoves function. </text:p>
      <text:p text:style-name="P219"/>
      <text:p text:style-name="P219">Syntax for shell function is:</text:p>
      <text:p text:style-name="P219"/>
      <text:p text:style-name="P259">[function] function_name () {</text:p>
      <text:p text:style-name="P259"><text:tab/>commands</text:p>
      <text:p text:style-name="P259">}</text:p>
      <text:p text:style-name="P259"/>
      <text:p text:style-name="P220">where <text:span text:style-name="T79">word </text:span><text:span text:style-name="T44">function</text:span><text:span text:style-name="T79"> is optional (and is frequently omitted; it is not portable), </text:span><text:span text:style-name="T27">function-name</text:span><text:span text:style-name="T79"> is name users uese to call function, and </text:span><text:span text:style-name="T27">commands</text:span><text:span text:style-name="T79"> comprise list of commands function executes when called. </text:span></text:p>
      <text:p text:style-name="P220"/>
      <text:p text:style-name="P220"><text:span text:style-name="T80">Aliases and variables are expanded when function is read, not when it is executed. Can use a </text:span><text:span text:style-name="T27">break</text:span><text:span text:style-name="T79"> statement within a function to terminate execution. </text:span></text:p>
      <text:p text:style-name="P219"/>
      <text:p text:style-name="P221">To declare function <text:span text:style-name="T80">on single line, </text:span><text:span text:style-name="T28">;</text:span><text:span text:style-name="T80"> must appear before closing brace because closing brace treated as a separate command. </text:span></text:p>
      <text:p text:style-name="P221"/>
      <text:p text:style-name="P261">$ function whoson () {</text:p>
      <text:p text:style-name="P261">&gt;<text:tab/>date</text:p>
      <text:p text:style-name="P261">&gt;<text:tab/>echo "Users Currently Logged On"</text:p>
      <text:p text:style-name="P261">&gt;<text:tab/>who</text:p>
      <text:p text:style-name="P261">&gt; }</text:p>
      <text:p text:style-name="P222"/>
      <text:p text:style-name="P261">$ whoson</text:p>
      <text:p text:style-name="P222">Fri Aug 9 15:44:58 PDT 2013</text:p>
      <text:p text:style-name="P222">Users Currently Logged On</text:p>
      <text:p text:style-name="P222">hls console 2013-08-08 08:59 (:0)</text:p>
      <text:p text:style-name="P222">max pts/4 2013-08-08 09:33 (0.0)</text:p>
      <text:p text:style-name="P222">zach pts/7 2013-08-08 09:23 (guava)</text:p>
      <text:p text:style-name="P222"/>
      <text:p text:style-name="P222">Can use <text:span text:style-name="T17">local</text:span> builtin only within a function. Causes its arguments to be local to function it is called from and its children. <text:span text:style-name="T81">Without </text:span><text:span text:style-name="T29">local, </text:span><text:span text:style-name="T81">variables declared in function are available to shell that called function. </text:span></text:p>
      <text:p text:style-name="P222"/>
      <text:p text:style-name="P260">$ demo () {</text:p>
      <text:p text:style-name="P260">&gt; x=4</text:p>
      <text:p text:style-name="P260">&gt; local y=8</text:p>
      <text:p text:style-name="P260">&gt; echo "demo: $x $y"</text:p>
      <text:p text:style-name="P260">&gt; }</text:p>
      <text:p text:style-name="P260">$ demo</text:p>
      <text:p text:style-name="P223">demo: 4 8</text:p>
      <text:p text:style-name="P260">$ echo $x</text:p>
      <text:p text:style-name="P223">4</text:p>
      <text:p text:style-name="P260">$ echo $y</text:p>
      <text:p text:style-name="P223">$</text:p>
      <text:p text:style-name="P223"><text:soft-page-break/></text:p>
      <text:p text:style-name="P224">The <text:span text:style-name="T17">export -f</text:span> command places named function in environment so it is available to child processes. </text:p>
      <text:p text:style-name="P224"/>
      <text:p text:style-name="P224">For function to be available upon log in, put definition in <text:span text:style-name="T17">~/.bash_profile</text:span>, then run it. </text:p>
      <text:p text:style-name="P224"/>
      <text:p text:style-name="P224">Get arguments with <text:span text:style-name="T17">$1, $2, $n</text:span> with n being last argument. </text:p>
      <text:p text:style-name="P224"/>
      <text:p text:style-name="P262">$#<text:span text:style-name="T1"> special parameter takes on value of number of command line arguments. </text:span></text:p>
      <text:p text:style-name="P224"/>
      <text:p text:style-name="P263">Optional ???????????????????????????????????</text:p>
      <text:p text:style-name="P263"/>
      <text:p text:style-name="P263">CONTROLLING bash: FEATURES AND OPTIONS</text:p>
      <text:p text:style-name="P263"/>
      <text:p text:style-name="P263">COMMAND LINE OPTIONS</text:p>
      <text:p text:style-name="P263"/>
      <text:p text:style-name="P263">???????????????????????</text:p>
      <text:p text:style-name="P263"/>
      <text:p text:style-name="P263">SHELL FEATURES</text:p>
      <text:p text:style-name="P263"/>
      <text:p text:style-name="P225">User can control behavior of <text:span text:style-name="T17">bash</text:span> by turning features on and off. </text:p>
      <text:p text:style-name="P225"/>
      <text:p text:style-name="P225">The <text:span text:style-name="T17">set</text:span> builtin controls one group of features. The <text:span text:style-name="T17">shopt</text:span> controls another group.</text:p>
      <text:p text:style-name="P225"/>
      <text:p text:style-name="P263">:set +o/-o</text:p>
      <text:p text:style-name="P263"/>
      <text:p text:style-name="P225">The <text:span text:style-name="T17">set</text:span> builtin when used with <text:span text:style-name="T17">-o</text:span> or <text:span text:style-name="T17">+o</text:span> option enables, disables, and lists certain bash features. </text:p>
      <text:p text:style-name="P225"/>
      <text:p text:style-name="P263">$ set -o noclobber</text:p>
      <text:p text:style-name="P263">$ set +o noclobber #off</text:p>
      <text:p text:style-name="P263"/>
      <text:p text:style-name="P225">The command <text:span text:style-name="T17">set -o</text:span> lists each of features controlled by <text:span text:style-name="T17">set</text:span> followed by its state (on or off). <text:span text:style-name="T82">Command </text:span><text:span text:style-name="T30">set +o</text:span><text:span text:style-name="T82"> lists same features in form user can use as input to shell.</text:span></text:p>
      <text:p text:style-name="P225"/>
      <text:p text:style-name="P263">:<text:span text:style-name="T82">shopt : Turns Shell Features On and Off</text:span></text:p>
      <text:p text:style-name="P263"/>
      <text:p text:style-name="P226">The <text:span text:style-name="T17">shopt </text:span>(shell option) builtin enables, disables, and lists certain <text:span text:style-name="T17">bash</text:span> features that control behavior of shell. </text:p>
      <text:p text:style-name="P226"/>
      <text:p text:style-name="P264">$ shopt -s dotglob </text:p>
      <text:p text:style-name="P264"/>
      <text:p text:style-name="P227">Causes <text:span text:style-name="T17">bash</text:span> to include filenames that begin with a period (<text:span text:style-name="T17">.</text:span>) when it expands ambiguous file references (<text:span text:style-name="T17">-s</text:span> stands for set). </text:p>
      <text:p text:style-name="P227"/>
      <text:p text:style-name="P227">Can turn feature off by giving following command (<text:span text:style-name="T17">-u</text:span> stands for unset)</text:p>
      <text:p text:style-name="P227"/>
      <text:p text:style-name="P264">$ shopt -u dotglob</text:p>
      <text:p text:style-name="P227"/>
      <text:p text:style-name="P227">Shell displays how a feature is set if given name of feature as only argument </text:p>
      <text:p text:style-name="P227"/>
      <text:p text:style-name="P264"><text:soft-page-break/>$ shopt dotglob</text:p>
      <text:p text:style-name="P227">dotglob<text:tab/>off</text:p>
      <text:p text:style-name="P227"/>
      <text:p text:style-name="P228">Without any options or arguments, <text:span text:style-name="T17">shopt</text:span> lists features it controls and their states. Command <text:span text:style-name="T17">shopt -s</text:span> without argument lists the features controlled by <text:span text:style-name="T17">shopt</text:span> that are set or on. <text:span text:style-name="T17">Shopt -u </text:span>does same for features that are unset or off. </text:p>
      <text:p text:style-name="P228"/>
      <text:p text:style-name="P265">Tip: Setting set+-o features using shopt</text:p>
      <text:p text:style-name="P228">Can use <text:span text:style-name="T17">shopt</text:span> to set/unset features that are otherwise controlled by <text:span text:style-name="T17">set</text:span>. User regular <text:span text:style-name="T17">shopt</text:span> syntax using <text:span text:style-name="T17">-s</text:span> or </text:p>
      <text:p text:style-name="P228"/>
      <text:p text:style-name="P337">PROCESSING THE COMMAND LINE</text:p>
      <text:p text:style-name="P337"/>
      <text:p text:style-name="P338">bash<text:span text:style-name="T1"> always reads at least one line before processing a command. </text:span></text:p>
      <text:p text:style-name="P338"><text:span text:style-name="T1"/></text:p>
      <text:p text:style-name="P338"><text:span text:style-name="T1">Some </text:span>bash<text:span text:style-name="T1"> builtins such as </text:span>if <text:span text:style-name="T1">and </text:span>case<text:span text:style-name="T1">, as well as functions and quoted strings, span multiples lines. When </text:span>bash <text:span text:style-name="T1">recognizes a command that covers more than one line, it reads the entire command before processing it. In interactive sessions, </text:span>bash<text:span text:style-name="T1"> prompts with secondary prompt as user types each line of a multiline command until end of command. </text:span></text:p>
      <text:p text:style-name="P338"><text:span text:style-name="T1"/></text:p>
      <text:p text:style-name="P338">History Expansion</text:p>
      <text:p text:style-name="P338"/>
      <text:p text:style-name="P309">History expansion is the process <text:span text:style-name="T17">bash</text:span> uses to turn a history command into an executable command line.</text:p>
      <text:p text:style-name="P309"/>
      <text:p text:style-name="P339">!!<text:span text:style-name="T1"> history expansion changes that command line so it is same as previous one. Turned on by default for interact shells. </text:span></text:p>
      <text:p text:style-name="P339"><text:span text:style-name="T1"/></text:p>
      <text:p text:style-name="P339">$ set +o histexpand<text:span text:style-name="T1"> turns it off</text:span></text:p>
      <text:p text:style-name="P339"><text:span text:style-name="T1"/></text:p>
      <text:p text:style-name="P309">History expansion does not apply to noninteractive shells (shell scripts)</text:p>
      <text:p text:style-name="P309"/>
      <text:p text:style-name="P339">Alias Substitution </text:p>
      <text:p text:style-name="P339"/>
      <text:p text:style-name="P309">Aliases substitute a string for the first word of a simple command. By default, alias substitution turned on for interactive shells and off for non-interactive shells</text:p>
      <text:p text:style-name="P309"/>
      <text:p text:style-name="P339">$ shopt -u expand_aliases<text:span text:style-name="T1"> turns off</text:span></text:p>
      <text:p text:style-name="P339"><text:span text:style-name="T1"/></text:p>
      <text:p text:style-name="P339">Parsing and Scanning the Command Line</text:p>
      <text:p text:style-name="P339"/>
      <text:p text:style-name="P310">After processing history commands and aliases, <text:span text:style-name="T17">bash</text:span> does not execute command immediately. Must first <text:span text:style-name="T17">parse</text:span> (isolate strings of characters in) the command line into tokens (words). </text:p>
      <text:p text:style-name="P310"/>
      <text:p text:style-name="P310">After separating tokens and before executing the command, the shell scans the tokens and performs <text:span text:style-name="T17">command-line expansion</text:span>. </text:p>
      <text:p text:style-name="P310"/>
      <text:p text:style-name="P340">Command-Line Expansion</text:p>
      <text:p text:style-name="P340"/>
      <text:p text:style-name="P310"><text:soft-page-break/>Both interactive and non-interactive shells transform the command line using <text:span text:style-name="T17">command-line expansion </text:span>before passing command line to program being called. </text:p>
      <text:p text:style-name="P310"/>
      <text:p text:style-name="P340">Bash<text:span text:style-name="T1"> scans each token for various types of expansion and substitution in following order. Most of these processes expand a word into a single word. Only brace expansion, word splitting, and pathname expansion can change the number of words in a command (except for expansion of variable “$@”</text:span></text:p>
      <text:list xml:id="list6328839852616950677" text:style-name="L10">
        <text:list-item>
          <text:p text:style-name="P341"><text:span text:style-name="T1">Brace Expansion</text:span></text:p>
        </text:list-item>
        <text:list-item>
          <text:p text:style-name="P341"><text:span text:style-name="T1">Tilde Expansion </text:span></text:p>
        </text:list-item>
        <text:list-item>
          <text:p text:style-name="P341"><text:span text:style-name="T1">Parameter and variable expansion</text:span></text:p>
        </text:list-item>
        <text:list-item>
          <text:p text:style-name="P341"><text:span text:style-name="T1">Arithmetic Expansion </text:span></text:p>
        </text:list-item>
        <text:list-item>
          <text:p text:style-name="P341"><text:span text:style-name="T1">Command Substitution </text:span></text:p>
        </text:list-item>
        <text:list-item>
          <text:p text:style-name="P341"><text:span text:style-name="T1">Word Splitting</text:span></text:p>
        </text:list-item>
        <text:list-item>
          <text:p text:style-name="P341"><text:span text:style-name="T1">Pathname Expansion </text:span></text:p>
        </text:list-item>
        <text:list-item>
          <text:p text:style-name="P341"><text:span text:style-name="T1">Process Substitution</text:span></text:p>
        </text:list-item>
        <text:list-item>
          <text:p text:style-name="P341"><text:span text:style-name="T1">Quote Removal</text:span></text:p>
        </text:list-item>
      </text:list>
      <text:p text:style-name="P340"><text:span text:style-name="T1"/></text:p>
      <text:p text:style-name="P340">Order Of Expansion</text:p>
      <text:p text:style-name="P340"/>
      <text:p text:style-name="P310">Order that <text:span text:style-name="T17">bash</text:span> carries out these steps affects the interpretation of commands. </text:p>
      <text:p text:style-name="P310"/>
      <text:p text:style-name="P342">Tip: Quotation Marks Can Alter Expansion</text:p>
      <text:p text:style-name="P311">Double and single quotation marks cause the shell to behave differently when performing expansions. Double quotation marks permit parameter and variable expansion but suppress other types of expansion. Single quotation marks suppress all types of expansion</text:p>
      <text:p text:style-name="P310"/>
      <text:p text:style-name="P340">Brace Expansion </text:p>
      <text:p text:style-name="P340"/>
      <text:p text:style-name="P310">Brace expansion, which originated in C shell, provides convenient way to specify a series of strings or numbers. <text:span text:style-name="T83">Frequently used to specify filenames, mechanism can be used to generate arbitrary strings; the shell does not attempt to match the brace notation with the names of existing files.; shell does not attempt to match the brace notation with the names of existing files. </text:span></text:p>
      <text:p text:style-name="P310"/>
      <text:p text:style-name="P312">Brace expansion turned on in interactive and non-interactive shells by default; can turn it off using:<text:line-break/></text:p>
      <text:p text:style-name="P343">$ set +o braceexpand</text:p>
      <text:p text:style-name="P343"><text:span text:style-name="T1"/></text:p>
      <text:p text:style-name="P343"><text:span text:style-name="T1">Also uses braces to isolate variable names. </text:span></text:p>
      <text:p text:style-name="P343"><text:span text:style-name="T1"/></text:p>
      <text:p text:style-name="P343">$ ls</text:p>
      <text:p text:style-name="P343">$ echo chap_{one,two,three}.txt</text:p>
      <text:p text:style-name="P343"><text:span text:style-name="T1">chap_one.txt chap_two.txt chap_three.txt</text:span></text:p>
      <text:p text:style-name="P343"><text:span text:style-name="T1"/></text:p>
      <text:p text:style-name="P344"><text:span text:style-name="T1">Shell expands the comma-separated strings inside the braces on command line into a separated list of strings. Each string from the list is prepended with the string </text:span>chap_<text:span text:style-name="T1">, called the preamble, and appended with the string </text:span>.txt<text:span text:style-name="T1"> called the postscript. </text:span></text:p>
      <text:p text:style-name="P344"><text:span text:style-name="T1"/></text:p>
      <text:p text:style-name="P345"><text:span text:style-name="T1">Left to right order of the strings within the braces is preserved in the expansion. For shell to treat left and right braces specially and for brace expansion to occur, at least one coma must be inside the braces and no unquoted whitespace can appear inside the braces. Can nest brace expansions.</text:span></text:p>
      <text:p text:style-name="P345"><text:soft-page-break/><text:span text:style-name="T1"/></text:p>
      <text:p text:style-name="P345"><text:span text:style-name="T1">Brace expansions </text:span><text:span text:style-name="T46">can</text:span><text:span text:style-name="T1"> match filenames. </text:span><text:span text:style-name="T14">Feature is useful when there is a long preamble or postscript. </text:span></text:p>
      <text:p text:style-name="P345"><text:span text:style-name="T14"/></text:p>
      <text:p text:style-name="P346">$ cp /usr/local/src/C/{main,f1,f2,tmp}.c .</text:p>
      <text:p text:style-name="P346"/>
      <text:p text:style-name="P313">Copies files main.c, f1.c, f2.c, tmp.c</text:p>
      <text:p text:style-name="P313"/>
      <text:p text:style-name="P313">Also can be used to create directories with related names</text:p>
      <text:p text:style-name="P313"/>
      <text:p text:style-name="P313">$ ls -F</text:p>
      <text:p text:style-name="P313">file1 file2 file3</text:p>
      <text:p text:style-name="P313">$ mkdir vrs{A,B,C,D,E}</text:p>
      <text:p text:style-name="P313">$ ls -F</text:p>
      <text:p text:style-name="P313">file1 file2 file3 vrsA/ vrsB/ vrsC/ vrsD/ vrsE/</text:p>
      <text:p text:style-name="P313"/>
      <text:p text:style-name="P313">Trying to use ambiguous file reference instead of braces to specify directories, result is different</text:p>
      <text:p text:style-name="P313"/>
      <text:p text:style-name="P313">$ rmdir vrs*</text:p>
      <text:p text:style-name="P313">$ mkdir vrs[A-E]</text:p>
      <text:p text:style-name="P313">$ ls -F</text:p>
      <text:p text:style-name="P313">file1 file2 file3 vrs[A-E]/</text:p>
      <text:p text:style-name="P313"/>
      <text:p text:style-name="P314">Under newer versions <text:span text:style-name="T84">of </text:span><text:span text:style-name="T31">bash</text:span><text:span text:style-name="T84">, brace expansion can include a sequence expression to generate a sequence of characters. It can generate a sequential series of numbers of letters using following syntax. </text:span></text:p>
      <text:p text:style-name="P314"/>
      <text:p text:style-name="P347">[n1..n2[..incr]]</text:p>
      <text:p text:style-name="P315"/>
      <text:p text:style-name="P315">where <text:span text:style-name="T17">n1</text:span> and <text:span text:style-name="T17">n2</text:span> are numbers or single letters and <text:span text:style-name="T17">incr</text:span> is a number. Works on <text:span text:style-name="T17">bash </text:span>4.0+. </text:p>
      <text:p text:style-name="P315"/>
      <text:p text:style-name="P315">Give command <text:span text:style-name="T17">echo $BASH_VERSION</text:span> to see version. The <text:span text:style-name="T17">incr</text:span> does not work <text:span text:style-name="T85">under OS X. When user specifies invalid arguments, </text:span><text:span text:style-name="T32">bash</text:span><text:span text:style-name="T85"> copies the arguments to standard output</text:span></text:p>
      <text:p text:style-name="P315"/>
      <text:p text:style-name="P316">$ echo {4..8}</text:p>
      <text:p text:style-name="P316">4 5 6 7 8</text:p>
      <text:p text:style-name="P316">$ echo {8..16..2}</text:p>
      <text:p text:style-name="P316">8 10 12 14 16</text:p>
      <text:p text:style-name="P316">$ echo {a..m..3}</text:p>
      <text:p text:style-name="P316">a d g j m</text:p>
      <text:p text:style-name="P316">$ echo {a..m..b}</text:p>
      <text:p text:style-name="P316">{a..m..b}</text:p>
      <text:p text:style-name="P316">$ echo {2..m}</text:p>
      <text:p text:style-name="P316">{2..m}</text:p>
      <text:p text:style-name="P316"/>
      <text:p text:style-name="P317">Older versions of <text:span text:style-name="T17">bash</text:span> do not support sequence expressions. Can use the <text:span text:style-name="T17">seq</text:span> utility to perform a similar function, but <text:span text:style-name="T17">sew</text:span> does not work with letters and displays an error when given invalid arguments:</text:p>
      <text:p text:style-name="P317"/>
      <text:p text:style-name="P348">seq n1 [incr] n2</text:p>
      <text:p text:style-name="P348"/>
      <text:p text:style-name="P317"><text:soft-page-break/>The <text:span text:style-name="T17">-s</text:span> option causes <text:span text:style-name="T17">seq</text:span> to use the specified character to separate its output. </text:p>
      <text:p text:style-name="P317"/>
      <text:p text:style-name="P317">$ seq 4 8</text:p>
      <text:p text:style-name="P317">4</text:p>
      <text:p text:style-name="P317">5</text:p>
      <text:p text:style-name="P317">6</text:p>
      <text:p text:style-name="P317">7</text:p>
      <text:p text:style-name="P317">8</text:p>
      <text:p text:style-name="P317">$ seq -s\ 8 2 16</text:p>
      <text:p text:style-name="P317">8 10 12 14 16</text:p>
      <text:p text:style-name="P317">$ seq a d</text:p>
      <text:p text:style-name="P317">seq: invalid floating point argument: a</text:p>
      <text:p text:style-name="P317">Try 'seq --help' for more information.</text:p>
      <text:p text:style-name="P317"/>
      <text:p text:style-name="P348">Tilde Expansion<text:span text:style-name="T1"> </text:span></text:p>
      <text:p text:style-name="P348"><text:span text:style-name="T1"/></text:p>
      <text:p text:style-name="P348"><text:span text:style-name="T1">Shorthand notation for home directory. ~ is special character when it appears at start of a token on a command line. When in such as position, </text:span>bash <text:span text:style-name="T1">looks at following string of characters – up to first / or until end of the word if there is no slash – as a possible username. </text:span></text:p>
      <text:p text:style-name="P348"><text:span text:style-name="T1"/></text:p>
      <text:p text:style-name="P349"><text:span text:style-name="T1">If possible username is null (nothing after tilde or just /) the shell substitutes value of HOME variable from tilde. </text:span></text:p>
      <text:p text:style-name="P349"><text:span text:style-name="T1"/></text:p>
      <text:p text:style-name="P349"><text:span text:style-name="T1">$ echo $HOME</text:span></text:p>
      <text:p text:style-name="P349"><text:span text:style-name="T1">/home/max$ echo ~</text:span></text:p>
      <text:p text:style-name="P349"><text:span text:style-name="T1">/home/max</text:span></text:p>
      <text:p text:style-name="P349"><text:span text:style-name="T1">$ echo ~/letter</text:span></text:p>
      <text:p text:style-name="P349"><text:span text:style-name="T1">/home/max/letter</text:span></text:p>
      <text:p text:style-name="P349"><text:span text:style-name="T1">$ cp ~/letter .</text:span></text:p>
      <text:p text:style-name="P349"><text:span text:style-name="T1"/></text:p>
      <text:p text:style-name="P349"><text:span text:style-name="T1">IF string of characters following tilde is valid username, shell substitutes path of the home directory associated with that username for tilde and name. If string not null and not a valid username, shell does not make substitution</text:span></text:p>
      <text:p text:style-name="P349"><text:span text:style-name="T1"/></text:p>
      <text:p text:style-name="P349"><text:span text:style-name="T1">$ echo ~zach</text:span></text:p>
      <text:p text:style-name="P349"><text:span text:style-name="T1">/home/zach</text:span></text:p>
      <text:p text:style-name="P349"><text:span text:style-name="T1">$ echo ~root</text:span></text:p>
      <text:p text:style-name="P349"><text:span text:style-name="T1">/root</text:span></text:p>
      <text:p text:style-name="P349"><text:span text:style-name="T1">$ echo ~xx</text:span></text:p>
      <text:p text:style-name="P349"><text:span text:style-name="T1">~xx</text:span></text:p>
      <text:p text:style-name="P349"><text:span text:style-name="T1"/></text:p>
      <text:p text:style-name="P349"><text:span text:style-name="T1">Tilde's also used in directory stack manipulation. Also </text:span>~+<text:span text:style-name="T1"> is synonym for </text:span>PWD<text:span text:style-name="T1"> and </text:span>~-<text:span text:style-name="T1"> is a synonym for </text:span>OLDPWD<text:span text:style-name="T1"> (name of previous working directory)</text:span></text:p>
      <text:p text:style-name="P349"><text:span text:style-name="T1"/></text:p>
      <text:p text:style-name="P350">Parameter and Variable Expansions</text:p>
      <text:p text:style-name="P350"/>
      <text:p text:style-name="P318">On command line, a <text:span text:style-name="T17">$</text:span> that is not followed by an open parenthesis introduces a parameter or variable expansion</text:p>
      <text:p text:style-name="P318"/>
      <text:p text:style-name="P350"><text:soft-page-break/>Parameters<text:span text:style-name="T1"> include both command-line, or positional, parameters and special parameters. </text:span>Variables<text:span text:style-name="T1"> include both user-created variables and keyword variables. </text:span></text:p>
      <text:p text:style-name="P350"><text:span text:style-name="T1"/></text:p>
      <text:p text:style-name="P350"><text:span text:style-name="T1">Shell DOES NOT expand parameters and variables that are enclosed within single quotation marks and those in which leading </text:span>$<text:span text:style-name="T1"> is escaped. Shell does expand parameters and variables enclosed within quotation marks. </text:span></text:p>
      <text:p text:style-name="P350"><text:span text:style-name="T1"/></text:p>
      <text:p text:style-name="P350">Arithmetic Expansion</text:p>
      <text:p text:style-name="P350"><text:span text:style-name="T1"/></text:p>
      <text:p text:style-name="P350"><text:span text:style-name="T1">Shell performs arithmetic expansion by evaluating expression and replacing it with the result. Syntax:</text:span></text:p>
      <text:p text:style-name="P350"><text:span text:style-name="T1"/></text:p>
      <text:p text:style-name="P350">$((expression))</text:p>
      <text:p text:style-name="P350"><text:span text:style-name="T1"/></text:p>
      <text:p text:style-name="P350"><text:span text:style-name="T1">Shell evaluates </text:span>expression<text:span text:style-name="T1"> and replaces </text:span>$((expression)) <text:span text:style-name="T1">with the result. Syntax is similar to the syntax used for command substitution </text:span>[$(…)] <text:span text:style-name="T1">and performs a parallel function. Can use </text:span>$((expression))<text:span text:style-name="T1"> as an argument to a command or in place of any numeric value on command line. </text:span></text:p>
      <text:p text:style-name="P350"><text:span text:style-name="T1"/></text:p>
      <text:p text:style-name="P350"><text:span text:style-name="T1">Rules for forming </text:span>expression<text:span text:style-name="T1"> same as those found in the C programming language. Arithmetic in </text:span>bash<text:span text:style-name="T1"> done using integers. </text:span><text:span text:style-name="T15">Unless use variables of type integer or actual integers, however, shell must convert string valued variables to integers for purpose of arithmetic evaluation. </text:span></text:p>
      <text:p text:style-name="P350"><text:span text:style-name="T15"/></text:p>
      <text:p text:style-name="P351"><text:span text:style-name="T1">Do not need to precede variable names within </text:span>expression<text:span text:style-name="T1"> with a </text:span>$.</text:p>
      <text:p text:style-name="P351"><text:span text:style-name="T1"/></text:p>
      <text:p text:style-name="P351">$ cat age_check</text:p>
      <text:p text:style-name="P351"><text:span text:style-name="T1">#!/bin/bash</text:span></text:p>
      <text:p text:style-name="P351"><text:span text:style-name="T1">read -p "How old are you? " ageecho "Wow, in $((100-age)) years, you'll be 100!"</text:span></text:p>
      <text:p text:style-name="P351">$ ./age_check</text:p>
      <text:p text:style-name="P351"><text:span text:style-name="T1">How old are you? </text:span>55</text:p>
      <text:p text:style-name="P351"><text:span text:style-name="T1">Wow, in 45 years, you'll be 100!</text:span></text:p>
      <text:p text:style-name="P351"><text:span text:style-name="T1"/></text:p>
      <text:p text:style-name="P351"><text:span text:style-name="T1">Do not need to enclose </text:span>expression<text:span text:style-name="T1"> within quotation marks because </text:span>bash<text:span text:style-name="T1"> does not perform pathname expansion until later.</text:span></text:p>
      <text:p text:style-name="P351"><text:span text:style-name="T1"/></text:p>
      <text:p text:style-name="P351">$ echo There are $((60*60*24*365)) seconds in a non-leap year.</text:p>
      <text:p text:style-name="P351"><text:span text:style-name="T1">There are 31536000 seconds in a non-leap year.</text:span></text:p>
      <text:p text:style-name="P351"><text:span text:style-name="T1"/></text:p>
      <text:p text:style-name="P352"><text:span text:style-name="T1">Next uses </text:span>wc<text:span text:style-name="T1">, </text:span>cut<text:span text:style-name="T1">, arithmetic expansion, and command substitution to estimate number of pages required to print contents of file </text:span>letter.txt.<text:span text:style-name="T1"> Output of </text:span>wc<text:span text:style-name="T1"> (word count) utility used with </text:span>-l<text:span text:style-name="T1"> option is number of lines in the file, in columns (character positions (1-4), followed by a SPACE and the name of the file (first command following). The </text:span>cut<text:span text:style-name="T1"> utility wit hthe </text:span>-c1-4<text:span text:style-name="T1"> option extracts first four columns. </text:span></text:p>
      <text:p text:style-name="P352"><text:span text:style-name="T1"/></text:p>
      <text:p text:style-name="P352">$ wc -l letter.txt</text:p>
      <text:p text:style-name="P352"><text:span text:style-name="T1">351 letter.txt</text:span></text:p>
      <text:p text:style-name="P352">$ wc -l letter.txt | cut -c1-4</text:p>
      <text:p text:style-name="P352"><text:span text:style-name="T1">351</text:span></text:p>
      <text:p text:style-name="P352"><text:span text:style-name="T1"/></text:p>
      <text:p text:style-name="P352"><text:span text:style-name="T1">Dollar sign and single parenthesis instruct shell to perform command substitution; dollar sign and double parentheses</text:span></text:p>
      <text:p text:style-name="P352"><text:span text:style-name="T1"/></text:p>
      <text:p text:style-name="P352"><text:soft-page-break/>$ echo $(( $(wc -l letter.txt | cut -c1-4)/66 + 1))</text:p>
      <text:p text:style-name="P352"><text:span text:style-name="T1">6</text:span></text:p>
      <text:p text:style-name="P352"><text:span text:style-name="T1"/></text:p>
      <text:p text:style-name="P352"><text:span text:style-name="T1">Because command subtitution, output of both commands replaces the commands between the </text:span><text:span text:style-name="T86">$( </text:span><text:span text:style-name="T16">and the matching </text:span><text:span text:style-name="T86">)</text:span><text:span text:style-name="T16"> on command line. Arithmetic expansion then divides number by 66, the number of lines on a page. A 1 is added because integer division discards remainders. </text:span></text:p>
      <text:p text:style-name="P352"><text:span text:style-name="T16"/></text:p>
      <text:p text:style-name="P353">Tip: Fewer Dollas Signs ($)</text:p>
      <text:p text:style-name="P319">When specify variables within <text:span text:style-name="T17">$(( </text:span>and <text:span text:style-name="T17">))</text:span>, the dollar signs that precede individual variables references are optional. Allows user to include whitespace around operators. </text:p>
      <text:p text:style-name="P319"/>
      <text:p text:style-name="P319">Can also get result without using <text:span text:style-name="T17">cut</text:span> by redirecting input to <text:span text:style-name="T17">wc</text:span> instead of having get its input from a file named on command line. When input redirected<text:span text:style-name="T17"> wc</text:span> does not display file name. </text:p>
      <text:p text:style-name="P319"/>
      <text:p text:style-name="P319">Common practice to assign result o arithmetic expansion with a variable. </text:p>
      <text:p text:style-name="P319"/>
      <text:p text:style-name="P353">$ numpages=$(( $(wc -l &lt; letter.txt)/66 + 1))</text:p>
      <text:p text:style-name="P353"/>
      <text:p text:style-name="P319">The <text:span text:style-name="T17">let</text:span> builtin evaluates arithmetic expressions just as <text:span text:style-name="T17">$(())</text:span> syntax. </text:p>
      <text:p text:style-name="P319"/>
      <text:p text:style-name="P353">$ let "numpages=$(wc -l &lt; letter.txt)/66 + 1"</text:p>
      <text:p text:style-name="P353"/>
      <text:p text:style-name="P320">Double quotes keeps SPACEs from separating expression into separate arguments. Value of last expression determines exit status of <text:span text:style-name="T17">let</text:span>. <text:span text:style-name="T87">If value of last expression is 0, exit status of </text:span><text:span text:style-name="T33">let</text:span><text:span text:style-name="T87"> is 1; otherwise exit status is 0. </text:span></text:p>
      <text:p text:style-name="P320"/>
      <text:p text:style-name="P321">Can supply <text:span text:style-name="T17">let</text:span> with multiple arguments on single command line:</text:p>
      <text:p text:style-name="P354"/>
      <text:p text:style-name="P354">$ let a=5+3 b=7+2</text:p>
      <text:p text:style-name="P354">$ echo $a $b</text:p>
      <text:p text:style-name="P321">8 9</text:p>
      <text:p text:style-name="P321"/>
      <text:p text:style-name="P322">When user refers to variables when doing arithmetic expansion with <text:span text:style-name="T17">let</text:span> or <text:span text:style-name="T17">$(())</text:span> then shell does not require a variable name to begin with <text:span text:style-name="T17">$</text:span>. Nevertheless, good practice to do so for consistency because in most places, user must precede a variable name with <text:span text:style-name="T17">$</text:span>. </text:p>
      <text:p text:style-name="P322"/>
      <text:p text:style-name="P355">Command Substitution</text:p>
      <text:p text:style-name="P355"/>
      <text:p text:style-name="P323">Command substitution replaces a command with tht output of that command. Preferred syntax for command substitution under <text:span text:style-name="T17">bash</text:span> is: </text:p>
      <text:p text:style-name="P323"/>
      <text:p text:style-name="P355">$(command)</text:p>
      <text:p text:style-name="P355"><text:span text:style-name="T1"/></text:p>
      <text:p text:style-name="P355"><text:span text:style-name="T1">Under bash, can also use following older syntax:</text:span></text:p>
      <text:p text:style-name="P355"><text:span text:style-name="T1"/></text:p>
      <text:p text:style-name="P355">`command`</text:p>
      <text:p text:style-name="P355"/>
      <text:p text:style-name="P324">Shell executes <text:span text:style-name="T17">command</text:span> within a subshell and replaces <text:span text:style-name="T17">command</text:span> along with surrounding punctuation with standard output of <text:span text:style-name="T17">command</text:span>. Standard error of <text:span text:style-name="T17">command</text:span> is not affected. </text:p>
      <text:p text:style-name="P324"><text:soft-page-break/></text:p>
      <text:p text:style-name="P324">In following example, shell executes <text:span text:style-name="T17">pwd</text:span> and substituted output of command for command and surrounding punctuation. Then shell passes output of command as argument to <text:span text:style-name="T17">echo</text:span>.</text:p>
      <text:p text:style-name="P324"/>
      <text:p text:style-name="P356">$ echo $(pwd)</text:p>
      <text:p text:style-name="P324">/home/max</text:p>
      <text:p text:style-name="P324"/>
      <text:p text:style-name="P357">$ cat where</text:p>
      <text:p text:style-name="P325">where=$(pwd)</text:p>
      <text:p text:style-name="P325">echo "You are using the $where directory."</text:p>
      <text:p text:style-name="P357">$ ./where</text:p>
      <text:p text:style-name="P325">You are using the /home/zach directory.</text:p>
      <text:p text:style-name="P325"/>
      <text:p text:style-name="P357">$ cat where2</text:p>
      <text:p text:style-name="P325">echo "You are using the $(pwd) directory."</text:p>
      <text:p text:style-name="P357">$ ./where2</text:p>
      <text:p text:style-name="P325">You are using the /home/zach directory.</text:p>
      <text:p text:style-name="P325"/>
      <text:p text:style-name="P326">Following uses <text:span text:style-name="T17">find</text:span> to locate files with name <text:span text:style-name="T17">README</text:span> in directory tree rooted at working directory. List of files is standard output of <text:span text:style-name="T17">find</text:span> and becomes list of arguments to <text:span text:style-name="T17">ls</text:span>.</text:p>
      <text:p text:style-name="P326"/>
      <text:p text:style-name="P358">$ ls -l $(find . -name README -print)</text:p>
      <text:p text:style-name="P326"/>
      <text:p text:style-name="P326">or</text:p>
      <text:p text:style-name="P326"/>
      <text:p text:style-name="P358">$ ls -l $(find . -name README -print)</text:p>
      <text:p text:style-name="P359"/>
      <text:p text:style-name="P327">Newer syntax avoid arcane rules for token handling, quotation mark handling, and escaped back ticks within old syntax. Also can be nested, unlike old syntax. </text:p>
      <text:p text:style-name="P327"/>
      <text:p text:style-name="P327">Can produce a long listing of all README files whose size exceeds the size of ./README:</text:p>
      <text:p text:style-name="P327"/>
      <text:p text:style-name="P360">$ ls -l $(find . -name README -size +$(echo $(cat ./README | wc -c)c ) -print )</text:p>
      <text:p text:style-name="P360"/>
      <text:p text:style-name="P327">Try giving command after giving a <text:span text:style-name="T17">set -x</text:span> command to see how <text:span text:style-name="T17">bash</text:span> expands it. If there is no README file, the command displays output of <text:span text:style-name="T17">ls -l</text:span>. </text:p>
      <text:p text:style-name="P327"/>
      <text:p text:style-name="P360">Tip: $(( <text:span text:style-name="T1"><text:s/></text:span>vs $(</text:p>
      <text:p text:style-name="P327">The symbols <text:span text:style-name="T17">$((</text:span> constitute a single token. Introduce an arithmetic expression, not a command substitution. Thus, if want to use a parenthesized subshell within <text:span text:style-name="T17">$()</text:span>, must put a SPACE between <text:span text:style-name="T17">$(</text:span> and following <text:span text:style-name="T17">(</text:span>. </text:p>
      <text:p text:style-name="P327"/>
      <text:p text:style-name="P361">Word Splitting</text:p>
      <text:p text:style-name="P361"/>
      <text:p text:style-name="P328">The results of parameter and variable expansion, command substitution, and arithmetic expansion are candidates for word splitting. Using each character of <text:span text:style-name="T17">IFS</text:span> as a possible delimiter, <text:span text:style-name="T17">bash</text:span> splits these candidates into words or tokens. </text:p>
      <text:p text:style-name="P328"/>
      <text:p text:style-name="P328">If <text:span text:style-name="T17">IFS</text:span> unset, <text:span text:style-name="T17">bash</text:span> uses default value (SPACE-TAB-NEWLINE). <text:span text:style-name="T17">IFS </text:span>null, <text:span text:style-name="T17">bash</text:span> doesn't split words. </text:p>
      <text:p text:style-name="P328"><text:soft-page-break/></text:p>
      <text:p text:style-name="P362">Pathname Expansion</text:p>
      <text:p text:style-name="P362"><text:span text:style-name="T1"/></text:p>
      <text:p text:style-name="P362"><text:span text:style-name="T1">Pathname expansion, also called filename generation or </text:span>globbing<text:span text:style-name="T1">, is process of interpreting ambiguous file references and substituting the appropriate list of filenames. </text:span></text:p>
      <text:p text:style-name="P362"><text:span text:style-name="T1"/></text:p>
      <text:p text:style-name="P362"><text:span text:style-name="T1">Unless </text:span>noglob<text:span text:style-name="T1"> is set, the shell performs this function when it encounters an ambiguous file reference – a token containing any of the unquoted characters </text:span>*, ?, [. or ]<text:span text:style-name="T1">. If </text:span>bash<text:span text:style-name="T1"> cannot locate any files that match specified pattern, the token with the ambiguous file reference remains unchanged. Shell does not delete token or replace it with a null string but rather passes it to the program as is (except see </text:span>noglob<text:span text:style-name="T1">). TC Shell generates an error message. </text:span></text:p>
      <text:p text:style-name="P362"><text:span text:style-name="T1"/></text:p>
      <text:p text:style-name="P328">$ ls</text:p>
      <text:p text:style-name="P328">tmp1 tmp2 tmp3</text:p>
      <text:p text:style-name="P328">$ echo tmp*</text:p>
      <text:p text:style-name="P328">tmp1 tmp2 tmp3</text:p>
      <text:p text:style-name="P328">$ rm tmp*</text:p>
      <text:p text:style-name="P328">$ echo tmp*</text:p>
      <text:p text:style-name="P328">tmp *</text:p>
      <text:p text:style-name="P328"/>
      <text:p text:style-name="P328">By default, the same command causes the TC Shell to display an error message:</text:p>
      <text:p text:style-name="P328">tcsh $ echo tmp*</text:p>
      <text:p text:style-name="P328">echo: No match</text:p>
      <text:p text:style-name="P328"/>
      <text:p text:style-name="P328">A period that either starts a pathname or follows a slash (/) in a pathname must be matched explicitly</text:p>
      <text:p text:style-name="P328">unless you have set <text:span text:style-name="T17">dotglob</text:span> (page 351). The option <text:span text:style-name="T17">nocaseglob</text:span> (page 352) causes ambiguous file</text:p>
      <text:p text:style-name="P328">references to match filenames without regard to case.</text:p>
      <text:p text:style-name="P328"/>
      <text:p text:style-name="P329">Doubly quotation marks around an argument causes shell to suppress pathname and all other kinds of expansion except parameter and variable expansion. Putting single quotes around an argument suppresses all types of expansion. </text:p>
      <text:p text:style-name="P329"/>
      <text:p text:style-name="P329">$ echo tmp* $max</text:p>
      <text:p text:style-name="P329">tmp1 tmp2 tmp3 sonar</text:p>
      <text:p text:style-name="P329">$ echo "tmp* $max"</text:p>
      <text:p text:style-name="P329">tmp* sonar</text:p>
      <text:p text:style-name="P329">$ echo 'tmp* $max'</text:p>
      <text:p text:style-name="P329">tmp* $max</text:p>
      <text:p text:style-name="P329"/>
      <text:p text:style-name="P330">Shell distinguishes between value of a variable and a reference to the variable and does not expand ambiguous file references if they occur in value of a variable. Consequently, user can assign to a variable a value that includes special characters.</text:p>
      <text:p text:style-name="P330"/>
      <text:p text:style-name="P363">$ ls letter*</text:p>
      <text:p text:style-name="P331">letter1 letter2 letter3</text:p>
      <text:p text:style-name="P363">$ var=letter*</text:p>
      <text:p text:style-name="P363">$ set | grep var</text:p>
      <text:p text:style-name="P331">var='letter*'</text:p>
      <text:p text:style-name="P363">$ echo '$var'</text:p>
      <text:p text:style-name="P363"><text:soft-page-break/>$var</text:p>
      <text:p text:style-name="P363">$ echo "$var"</text:p>
      <text:p text:style-name="P331">letter*</text:p>
      <text:p text:style-name="P363">$ echo $var</text:p>
      <text:p text:style-name="P331">letter1 letter2 letter3</text:p>
      <text:p text:style-name="P331"/>
      <text:p text:style-name="P364">Process <text:s/>Substitution</text:p>
      <text:p text:style-name="P364"/>
      <text:p text:style-name="P364">bash<text:span text:style-name="T1"> can replace filename arguments with processes.</text:span></text:p>
      <text:p text:style-name="P364"><text:span text:style-name="T1"/></text:p>
      <text:p text:style-name="P364"><text:span text:style-name="T1">Argument with syntax </text:span></text:p>
      <text:p text:style-name="P364"><text:span text:style-name="T1"/></text:p>
      <text:p text:style-name="P364">&lt;(command)</text:p>
      <text:p text:style-name="P364"/>
      <text:p text:style-name="P332">causes <text:span text:style-name="T17">command</text:span> to be executed and output to be written to a named pipe (FIFO). Shell replaces that argument with name of the pipe. If argument is then used as name of an input file during processing, the output of <text:span text:style-name="T17">command</text:span> is read. </text:p>
      <text:p text:style-name="P332"/>
      <text:p text:style-name="P332">Similarly an argument with the syntax</text:p>
      <text:p text:style-name="P332"/>
      <text:p text:style-name="P364">&gt;(command)<text:span text:style-name="T1"> – is replaced by name of pipe that </text:span>command<text:span text:style-name="T1"> reads as standard input. </text:span></text:p>
      <text:p text:style-name="P364"><text:span text:style-name="T1"/></text:p>
      <text:p text:style-name="P365"><text:span text:style-name="T1">Following uses </text:span>sort<text:span text:style-name="T1"> with </text:span>-m<text:span text:style-name="T1"> (merge, which works only if input files are already sorted) option to combine two word lists into a single list. Each word list is generated by a pipe that extracts words matching a pattern from a file and sorts the words in that list.</text:span></text:p>
      <text:p text:style-name="P365"><text:span text:style-name="T1"/></text:p>
      <text:p text:style-name="P365">$ sort -m -f &lt;(grep "[^A-Z]..$" memo1 | sort) &lt;(grep ".*aba.*" memo2 |sort)</text:p>
      <text:p text:style-name="P365"/>
      <text:p text:style-name="P365">Quote Removal<text:span text:style-name="T1"> </text:span></text:p>
      <text:p text:style-name="P365"><text:span text:style-name="T1"/></text:p>
      <text:p text:style-name="P365"><text:span text:style-name="T1">After </text:span>bash <text:span text:style-name="T1">finishes with preceding list, it performs quote removal. Process removes from command line single quotation marks, double quotation marks, and backslashes that are not result of expan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2T12:19:23.949546853</meta:creation-date>
    <dc:date>2016-12-29T14:01:04.722021390</dc:date>
    <meta:editing-duration>PT17H12M57S</meta:editing-duration>
    <meta:editing-cycles>159</meta:editing-cycles>
    <meta:generator>LibreOffice/5.0.6.2$Linux_X86_64 LibreOffice_project/00m0$Build-2</meta:generator>
    <meta:document-statistic meta:table-count="5" meta:image-count="0" meta:object-count="0" meta:page-count="51" meta:paragraph-count="1368" meta:word-count="14586" meta:character-count="86788" meta:non-whitespace-character-count="73236"/>
  </office:meta>
</office:document-meta>
</file>